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2in"/>
    </style:style>
    <style:style style:name="co3" style:family="table-column">
      <style:table-column-properties fo:break-before="auto" style:column-width="1.0693in"/>
    </style:style>
    <style:style style:name="co4" style:family="table-column">
      <style:table-column-properties fo:break-before="auto" style:column-width="1.1528in"/>
    </style:style>
    <style:style style:name="co5" style:family="table-column">
      <style:table-column-properties fo:break-before="auto" style:column-width="1.0236in"/>
    </style:style>
    <style:style style:name="co6" style:family="table-column">
      <style:table-column-properties fo:break-before="auto" style:column-width="1.0339in"/>
    </style:style>
    <style:style style:name="co7" style:family="table-column">
      <style:table-column-properties fo:break-before="auto" style:column-width="1.0126in"/>
    </style:style>
    <style:style style:name="co8" style:family="table-column">
      <style:table-column-properties fo:break-before="auto" style:column-width="1.2071in"/>
    </style:style>
    <style:style style:name="co9" style:family="table-column">
      <style:table-column-properties fo:break-before="auto" style:column-width="2.1362in"/>
    </style:style>
    <style:style style:name="co10" style:family="table-column">
      <style:table-column-properties fo:break-before="auto" style:column-width="1.411in"/>
    </style:style>
    <style:style style:name="co11" style:family="table-column">
      <style:table-column-properties fo:break-before="auto" style:column-width="2.2764in"/>
    </style:style>
    <style:style style:name="co12" style:family="table-column">
      <style:table-column-properties fo:break-before="auto" style:column-width="1.9638in"/>
    </style:style>
    <style:style style:name="co13" style:family="table-column">
      <style:table-column-properties fo:break-before="auto" style:column-width="1.0374in"/>
    </style:style>
    <style:style style:name="co14" style:family="table-column">
      <style:table-column-properties fo:break-before="auto" style:column-width="2.0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aseset</text:p>
          </table:table-cell>
          <table:table-cell office:value-type="string" calcext:value-type="string">
            <text:p>basejungle</text:p>
          </table:table-cell>
          <table:table-cell office:value-type="string" calcext:value-type="string">
            <text:p>basefossil</text:p>
          </table:table-cell>
          <table:table-cell office:value-type="string" calcext:value-type="string">
            <text:p>baserocket</text:p>
          </table:table-cell>
          <table:table-cell office:value-type="string" calcext:value-type="string">
            <text:p>basegym</text:p>
          </table:table-cell>
          <table:table-cell office:value-type="string" calcext:value-type="string">
            <text:p>prop153</text:p>
          </table:table-cell>
          <table:table-cell office:value-type="string" calcext:value-type="string">
            <text:p>baseneo</text:p>
          </table:table-cell>
          <table:table-cell office:value-type="string" calcext:value-type="string">
            <text:p>rocketon</text:p>
          </table:table-cell>
          <table:table-cell office:value-type="string" calcext:value-type="string">
            <text:p>neoon</text:p>
          </table:table-cell>
          <table:table-cell office:value-type="string" calcext:value-type="string">
            <text:p>0304mod</text:p>
          </table:table-cell>
          <table:table-cell office:value-type="string" calcext:value-type="string">
            <text:p>0405mod</text:p>
          </table:table-cell>
          <table:table-cell office:value-type="string" calcext:value-type="string">
            <text:p>0506mod</text:p>
          </table:table-cell>
          <table:table-cell office:value-type="string" calcext:value-type="string">
            <text:p>0607mod</text:p>
          </table:table-cell>
          <table:table-cell office:value-type="string" calcext:value-type="string">
            <text:p>0708mod</text:p>
          </table:table-cell>
          <table:table-cell office:value-type="string" calcext:value-type="string">
            <text:p>0810mod</text:p>
          </table:table-cell>
          <table:table-cell office:value-type="string" calcext:value-type="string">
            <text:p>1011mod</text:p>
          </table:table-cell>
          <table:table-cell office:value-type="string" calcext:value-type="string">
            <text:p>1112mod</text:p>
          </table:table-cell>
          <table:table-cell office:value-type="string" calcext:value-type="string">
            <text:p>1213mod</text:p>
          </table:table-cell>
          <table:table-cell office:value-type="string" calcext:value-type="string">
            <text:p>1314mod</text:p>
          </table:table-cell>
          <table:table-cell office:value-type="string" calcext:value-type="string">
            <text:p>1415standard</text:p>
          </table:table-cell>
          <table:table-cell office:value-type="string" calcext:value-type="string">
            <text:p>1516standard</text:p>
          </table:table-cell>
          <table:table-cell office:value-type="string" calcext:value-type="string">
            <text:p>1617standard</text:p>
          </table:table-cell>
          <table:table-cell office:value-type="string" calcext:value-type="string">
            <text:p>1718standard</text:p>
          </table:table-cell>
          <table:table-cell office:value-type="string" calcext:value-type="string">
            <text:p>1819standard</text:p>
          </table:table-cell>
          <table:table-cell office:value-type="string" calcext:value-type="string">
            <text:p>1920standard</text:p>
          </table:table-cell>
          <table:table-cell office:value-type="string" calcext:value-type="string">
            <text:p>2021standard</text:p>
          </table:table-cell>
          <table:table-cell office:value-type="string" calcext:value-type="string">
            <text:p>2122standard</text:p>
          </table:table-cell>
          <table:table-cell office:value-type="string" calcext:value-type="string">
            <text:p>1415exp</text:p>
          </table:table-cell>
          <table:table-cell office:value-type="string" calcext:value-type="string">
            <text:p>1516exp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</table:table-row>
        <table:table-row table:style-name="ro1">
          <table:table-cell table:number-columns-repeated="7" office:value-type="string" calcext:value-type="string">
            <text:p>base1</text:p>
          </table:table-cell>
          <table:table-cell office:value-type="string" calcext:value-type="string">
            <text:p>base5</text:p>
          </table:table-cell>
          <table:table-cell office:value-type="string" calcext:value-type="string">
            <text:p>neo1</text:p>
          </table:table-cell>
          <table:table-cell office:value-type="string" calcext:value-type="string">
            <text:p>ecard1</text:p>
          </table:table-cell>
          <table:table-cell office:value-type="string" calcext:value-type="string">
            <text:p>ex1</text:p>
          </table:table-cell>
          <table:table-cell office:value-type="string" calcext:value-type="string">
            <text:p>ex5</text:p>
          </table:table-cell>
          <table:table-cell office:value-type="string" calcext:value-type="string">
            <text:p>ex8</text:p>
          </table:table-cell>
          <table:table-cell office:value-type="string" calcext:value-type="string">
            <text:p>ex13</text:p>
          </table:table-cell>
          <table:table-cell office:value-type="string" calcext:value-type="string">
            <text:p>dp1</text:p>
          </table:table-cell>
          <table:table-cell office:value-type="string" calcext:value-type="string">
            <text:p>dp5</text:p>
          </table:table-cell>
          <table:table-cell office:value-type="string" calcext:value-type="string">
            <text:p>hgss1</text:p>
          </table:table-cell>
          <table:table-cell office:value-type="string" calcext:value-type="string">
            <text:p>bw1</text:p>
          </table:table-cell>
          <table:table-cell office:value-type="string" calcext:value-type="string">
            <text:p>bw4</text:p>
          </table:table-cell>
          <table:table-cell office:value-type="string" calcext:value-type="string">
            <text:p>bw7</text:p>
          </table:table-cell>
          <table:table-cell office:value-type="string" calcext:value-type="string">
            <text:p>xy0</text:p>
          </table:table-cell>
          <table:table-cell office:value-type="string" calcext:value-type="string">
            <text:p>xy5</text:p>
          </table:table-cell>
          <table:table-cell office:value-type="string" calcext:value-type="string">
            <text:p>xy8</text:p>
          </table:table-cell>
          <table:table-cell office:value-type="string" calcext:value-type="string">
            <text:p>sm1</text:p>
          </table:table-cell>
          <table:table-cell office:value-type="string" calcext:value-type="string">
            <text:p>sm5</text:p>
          </table:table-cell>
          <table:table-cell office:value-type="string" calcext:value-type="string">
            <text:p>sm9</text:p>
          </table:table-cell>
          <table:table-cell office:value-type="string" calcext:value-type="string">
            <text:p>swsh1</text:p>
          </table:table-cell>
          <table:table-cell table:number-columns-repeated="8" office:value-type="string" calcext:value-type="string">
            <text:p>bw1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base2</text:p>
          </table:table-cell>
          <table:table-cell office:value-type="string" calcext:value-type="string">
            <text:p>gym1</text:p>
          </table:table-cell>
          <table:table-cell office:value-type="string" calcext:value-type="string">
            <text:p>neo2</text:p>
          </table:table-cell>
          <table:table-cell office:value-type="string" calcext:value-type="string">
            <text:p>ecard2</text:p>
          </table:table-cell>
          <table:table-cell office:value-type="string" calcext:value-type="string">
            <text:p>ex2</text:p>
          </table:table-cell>
          <table:table-cell office:value-type="string" calcext:value-type="string">
            <text:p>ex6</text:p>
          </table:table-cell>
          <table:table-cell office:value-type="string" calcext:value-type="string">
            <text:p>ex9</text:p>
          </table:table-cell>
          <table:table-cell office:value-type="string" calcext:value-type="string">
            <text:p>ex14</text:p>
          </table:table-cell>
          <table:table-cell office:value-type="string" calcext:value-type="string">
            <text:p>dp2</text:p>
          </table:table-cell>
          <table:table-cell office:value-type="string" calcext:value-type="string">
            <text:p>dp6</text:p>
          </table:table-cell>
          <table:table-cell office:value-type="string" calcext:value-type="string">
            <text:p>hgss2</text:p>
          </table:table-cell>
          <table:table-cell office:value-type="string" calcext:value-type="string">
            <text:p>bw2</text:p>
          </table:table-cell>
          <table:table-cell office:value-type="string" calcext:value-type="string">
            <text:p>bw5</text:p>
          </table:table-cell>
          <table:table-cell office:value-type="string" calcext:value-type="string">
            <text:p>bw8</text:p>
          </table:table-cell>
          <table:table-cell office:value-type="string" calcext:value-type="string">
            <text:p>xy1</text:p>
          </table:table-cell>
          <table:table-cell office:value-type="string" calcext:value-type="string">
            <text:p>xy6</text:p>
          </table:table-cell>
          <table:table-cell office:value-type="string" calcext:value-type="string">
            <text:p>xy9</text:p>
          </table:table-cell>
          <table:table-cell office:value-type="string" calcext:value-type="string">
            <text:p>sm2</text:p>
          </table:table-cell>
          <table:table-cell office:value-type="string" calcext:value-type="string">
            <text:p>sm6</text:p>
          </table:table-cell>
          <table:table-cell office:value-type="string" calcext:value-type="string">
            <text:p>sm10</text:p>
          </table:table-cell>
          <table:table-cell office:value-type="string" calcext:value-type="string">
            <text:p>swsh2</text:p>
          </table:table-cell>
          <table:table-cell table:number-columns-repeated="8" office:value-type="string" calcext:value-type="string">
            <text:p>bw2</text:p>
          </table:table-cell>
        </table:table-row>
        <table:table-row table:style-name="ro1">
          <table:table-cell/>
          <table:table-cell office:value-type="string" calcext:value-type="string">
            <text:p>Basep 1-5</text:p>
          </table:table-cell>
          <table:table-cell table:number-columns-repeated="5" office:value-type="string" calcext:value-type="string">
            <text:p>base3</text:p>
          </table:table-cell>
          <table:table-cell office:value-type="string" calcext:value-type="string">
            <text:p>gym2</text:p>
          </table:table-cell>
          <table:table-cell office:value-type="string" calcext:value-type="string">
            <text:p>neo3</text:p>
          </table:table-cell>
          <table:table-cell office:value-type="string" calcext:value-type="string">
            <text:p>ecard3</text:p>
          </table:table-cell>
          <table:table-cell office:value-type="string" calcext:value-type="string">
            <text:p>ex3</text:p>
          </table:table-cell>
          <table:table-cell office:value-type="string" calcext:value-type="string">
            <text:p>ex7</text:p>
          </table:table-cell>
          <table:table-cell office:value-type="string" calcext:value-type="string">
            <text:p>ex10</text:p>
          </table:table-cell>
          <table:table-cell office:value-type="string" calcext:value-type="string">
            <text:p>ex15</text:p>
          </table:table-cell>
          <table:table-cell office:value-type="string" calcext:value-type="string">
            <text:p>dp3</text:p>
          </table:table-cell>
          <table:table-cell office:value-type="string" calcext:value-type="string">
            <text:p>dp7</text:p>
          </table:table-cell>
          <table:table-cell office:value-type="string" calcext:value-type="string">
            <text:p>hgss3</text:p>
          </table:table-cell>
          <table:table-cell office:value-type="string" calcext:value-type="string">
            <text:p>bw3</text:p>
          </table:table-cell>
          <table:table-cell office:value-type="string" calcext:value-type="string">
            <text:p>bw6</text:p>
          </table:table-cell>
          <table:table-cell office:value-type="string" calcext:value-type="string">
            <text:p>bw9</text:p>
          </table:table-cell>
          <table:table-cell office:value-type="string" calcext:value-type="string">
            <text:p>xy2</text:p>
          </table:table-cell>
          <table:table-cell office:value-type="string" calcext:value-type="string">
            <text:p>xy7</text:p>
          </table:table-cell>
          <table:table-cell office:value-type="string" calcext:value-type="string">
            <text:p>xy10</text:p>
          </table:table-cell>
          <table:table-cell office:value-type="string" calcext:value-type="string">
            <text:p>sm3</text:p>
          </table:table-cell>
          <table:table-cell office:value-type="string" calcext:value-type="string">
            <text:p>sm7</text:p>
          </table:table-cell>
          <table:table-cell office:value-type="string" calcext:value-type="string">
            <text:p>sm11</text:p>
          </table:table-cell>
          <table:table-cell office:value-type="string" calcext:value-type="string">
            <text:p>swsh3</text:p>
          </table:table-cell>
          <table:table-cell table:number-columns-repeated="8" office:value-type="string" calcext:value-type="string">
            <text:p>bw3</text:p>
          </table:table-cell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base4</text:p>
          </table:table-cell>
          <table:table-cell office:value-type="string" calcext:value-type="string">
            <text:p>neo1</text:p>
          </table:table-cell>
          <table:table-cell office:value-type="string" calcext:value-type="string">
            <text:p>neo4</text:p>
          </table:table-cell>
          <table:table-cell office:value-type="string" calcext:value-type="string">
            <text:p>ex1</text:p>
          </table:table-cell>
          <table:table-cell office:value-type="string" calcext:value-type="string">
            <text:p>ex4</text:p>
          </table:table-cell>
          <table:table-cell office:value-type="string" calcext:value-type="string">
            <text:p>ex8</text:p>
          </table:table-cell>
          <table:table-cell office:value-type="string" calcext:value-type="string">
            <text:p>ex11</text:p>
          </table:table-cell>
          <table:table-cell office:value-type="string" calcext:value-type="string">
            <text:p>ex16</text:p>
          </table:table-cell>
          <table:table-cell office:value-type="string" calcext:value-type="string">
            <text:p>dp4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hgss4</text:p>
          </table:table-cell>
          <table:table-cell office:value-type="string" calcext:value-type="string">
            <text:p>bw4</text:p>
          </table:table-cell>
          <table:table-cell office:value-type="string" calcext:value-type="string">
            <text:p>bw7</text:p>
          </table:table-cell>
          <table:table-cell office:value-type="string" calcext:value-type="string">
            <text:p>bw10</text:p>
          </table:table-cell>
          <table:table-cell office:value-type="string" calcext:value-type="string">
            <text:p>xy3</text:p>
          </table:table-cell>
          <table:table-cell office:value-type="string" calcext:value-type="string">
            <text:p>xy8</text:p>
          </table:table-cell>
          <table:table-cell office:value-type="string" calcext:value-type="string">
            <text:p>xy11</text:p>
          </table:table-cell>
          <table:table-cell office:value-type="string" calcext:value-type="string">
            <text:p>sm4</text:p>
          </table:table-cell>
          <table:table-cell office:value-type="string" calcext:value-type="string">
            <text:p>sm8</text:p>
          </table:table-cell>
          <table:table-cell office:value-type="string" calcext:value-type="string">
            <text:p>sm12</text:p>
          </table:table-cell>
          <table:table-cell office:value-type="string" calcext:value-type="string">
            <text:p>swsh4</text:p>
          </table:table-cell>
          <table:table-cell table:number-columns-repeated="8" office:value-type="string" calcext:value-type="string">
            <text:p>bw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p 1-15</text:p>
          </table:table-cell>
          <table:table-cell table:number-columns-repeated="4" office:value-type="string" calcext:value-type="string">
            <text:p>base5</text:p>
          </table:table-cell>
          <table:table-cell office:value-type="string" calcext:value-type="string">
            <text:p>neo2</text:p>
          </table:table-cell>
          <table:table-cell office:value-type="string" calcext:value-type="string">
            <text:p>si1</text:p>
          </table:table-cell>
          <table:table-cell office:value-type="string" calcext:value-type="string">
            <text:p>ex2</text:p>
          </table:table-cell>
          <table:table-cell office:value-type="string" calcext:value-type="string">
            <text:p>ex5</text:p>
          </table:table-cell>
          <table:table-cell office:value-type="string" calcext:value-type="string">
            <text:p>ex9</text:p>
          </table:table-cell>
          <table:table-cell office:value-type="string" calcext:value-type="string">
            <text:p>ex12</text:p>
          </table:table-cell>
          <table:table-cell office:value-type="string" calcext:value-type="string">
            <text:p>dp1</text:p>
          </table:table-cell>
          <table:table-cell office:value-type="string" calcext:value-type="string">
            <text:p>dp5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col1</text:p>
          </table:table-cell>
          <table:table-cell office:value-type="string" calcext:value-type="string">
            <text:p>bw5</text:p>
          </table:table-cell>
          <table:table-cell office:value-type="string" calcext:value-type="string">
            <text:p>bw8</text:p>
          </table:table-cell>
          <table:table-cell office:value-type="string" calcext:value-type="string">
            <text:p>bw11</text:p>
          </table:table-cell>
          <table:table-cell office:value-type="string" calcext:value-type="string">
            <text:p>xy4</text:p>
          </table:table-cell>
          <table:table-cell office:value-type="string" calcext:value-type="string">
            <text:p>xy9</text:p>
          </table:table-cell>
          <table:table-cell office:value-type="string" calcext:value-type="string">
            <text:p>xy12</text:p>
          </table:table-cell>
          <table:table-cell office:value-type="string" calcext:value-type="string">
            <text:p>sm5</text:p>
          </table:table-cell>
          <table:table-cell office:value-type="string" calcext:value-type="string">
            <text:p>sm9</text:p>
          </table:table-cell>
          <table:table-cell office:value-type="string" calcext:value-type="string">
            <text:p>det1</text:p>
          </table:table-cell>
          <table:table-cell office:value-type="string" calcext:value-type="string">
            <text:p>swsh5</text:p>
          </table:table-cell>
          <table:table-cell table:number-columns-repeated="8" office:value-type="string" calcext:value-type="string">
            <text:p>bw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sep 1-18</text:p>
          </table:table-cell>
          <table:table-cell table:number-columns-repeated="3" office:value-type="string" calcext:value-type="string">
            <text:p>gym1</text:p>
          </table:table-cell>
          <table:table-cell office:value-type="string" calcext:value-type="string">
            <text:p>neo3</text:p>
          </table:table-cell>
          <table:table-cell office:value-type="string" calcext:value-type="string">
            <text:p>base6</text:p>
          </table:table-cell>
          <table:table-cell office:value-type="string" calcext:value-type="string">
            <text:p>ex3</text:p>
          </table:table-cell>
          <table:table-cell office:value-type="string" calcext:value-type="string">
            <text:p>ex6</text:p>
          </table:table-cell>
          <table:table-cell office:value-type="string" calcext:value-type="string">
            <text:p>ex10</text:p>
          </table:table-cell>
          <table:table-cell office:value-type="string" calcext:value-type="string">
            <text:p>ex13</text:p>
          </table:table-cell>
          <table:table-cell office:value-type="string" calcext:value-type="string">
            <text:p>dp2</text:p>
          </table:table-cell>
          <table:table-cell office:value-type="string" calcext:value-type="string">
            <text:p>dp6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bw1</text:p>
          </table:table-cell>
          <table:table-cell office:value-type="string" calcext:value-type="string">
            <text:p>bw6</text:p>
          </table:table-cell>
          <table:table-cell office:value-type="string" calcext:value-type="string">
            <text:p>bw9</text:p>
          </table:table-cell>
          <table:table-cell office:value-type="string" calcext:value-type="string">
            <text:p>xy0</text:p>
          </table:table-cell>
          <table:table-cell office:value-type="string" calcext:value-type="string">
            <text:p>xy5</text:p>
          </table:table-cell>
          <table:table-cell office:value-type="string" calcext:value-type="string">
            <text:p>xy10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sm6</text:p>
          </table:table-cell>
          <table:table-cell office:value-type="string" calcext:value-type="string">
            <text:p>sm10</text:p>
          </table:table-cell>
          <table:table-cell office:value-type="string" calcext:value-type="string">
            <text:p>sm115</text:p>
          </table:table-cell>
          <table:table-cell office:value-type="string" calcext:value-type="string">
            <text:p>swsh6</text:p>
          </table:table-cell>
          <table:table-cell table:number-columns-repeated="8" office:value-type="string" calcext:value-type="string">
            <text:p>bw6</text:p>
          </table:table-cell>
        </table:table-row>
        <table:table-row table:style-name="ro1">
          <table:table-cell table:number-columns-repeated="4"/>
          <table:table-cell table:number-columns-repeated="3" office:value-type="string" calcext:value-type="string">
            <text:p>gym2</text:p>
          </table:table-cell>
          <table:table-cell office:value-type="string" calcext:value-type="string">
            <text:p>neo4</text:p>
          </table:table-cell>
          <table:table-cell office:value-type="string" calcext:value-type="string">
            <text:p>ecard1</text:p>
          </table:table-cell>
          <table:table-cell office:value-type="string" calcext:value-type="string">
            <text:p>ex4</text:p>
          </table:table-cell>
          <table:table-cell office:value-type="string" calcext:value-type="string">
            <text:p>ex7</text:p>
          </table:table-cell>
          <table:table-cell office:value-type="string" calcext:value-type="string">
            <text:p>ex11</text:p>
          </table:table-cell>
          <table:table-cell office:value-type="string" calcext:value-type="string">
            <text:p>ex14</text:p>
          </table:table-cell>
          <table:table-cell office:value-type="string" calcext:value-type="string">
            <text:p>dp3</text:p>
          </table:table-cell>
          <table:table-cell office:value-type="string" calcext:value-type="string">
            <text:p>dp7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bw2</text:p>
          </table:table-cell>
          <table:table-cell office:value-type="string" calcext:value-type="string">
            <text:p>bw7</text:p>
          </table:table-cell>
          <table:table-cell office:value-type="string" calcext:value-type="string">
            <text:p>bw10</text:p>
          </table:table-cell>
          <table:table-cell office:value-type="string" calcext:value-type="string">
            <text:p>xy1</text:p>
          </table:table-cell>
          <table:table-cell office:value-type="string" calcext:value-type="string">
            <text:p>xy6</text:p>
          </table:table-cell>
          <table:table-cell office:value-type="string" calcext:value-type="string">
            <text:p>xy11</text:p>
          </table:table-cell>
          <table:table-cell office:value-type="string" calcext:value-type="string">
            <text:p>sm1</text:p>
          </table:table-cell>
          <table:table-cell office:value-type="string" calcext:value-type="string">
            <text:p>sm7</text:p>
          </table:table-cell>
          <table:table-cell office:value-type="string" calcext:value-type="string">
            <text:p>sm11</text:p>
          </table:table-cell>
          <table:table-cell office:value-type="string" calcext:value-type="string">
            <text:p>swsh1</text:p>
          </table:table-cell>
          <table:table-cell office:value-type="string" calcext:value-type="string">
            <text:p>swsh7</text:p>
          </table:table-cell>
          <table:table-cell table:number-columns-repeated="8" office:value-type="string" calcext:value-type="string">
            <text:p>bw7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Basep 1-24, 29</text:p>
          </table:table-cell>
          <table:table-cell office:value-type="string" calcext:value-type="string">
            <text:p>Basep 1-46</text:p>
          </table:table-cell>
          <table:table-cell office:value-type="string" calcext:value-type="string">
            <text:p>si1</text:p>
          </table:table-cell>
          <table:table-cell office:value-type="string" calcext:value-type="string">
            <text:p>ecard2</text:p>
          </table:table-cell>
          <table:table-cell office:value-type="string" calcext:value-type="string">
            <text:p>ex5</text:p>
          </table:table-cell>
          <table:table-cell office:value-type="string" calcext:value-type="string">
            <text:p>ex8</text:p>
          </table:table-cell>
          <table:table-cell office:value-type="string" calcext:value-type="string">
            <text:p>ex12</text:p>
          </table:table-cell>
          <table:table-cell office:value-type="string" calcext:value-type="string">
            <text:p>ex15</text:p>
          </table:table-cell>
          <table:table-cell office:value-type="string" calcext:value-type="string">
            <text:p>dp4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ru1</text:p>
          </table:table-cell>
          <table:table-cell office:value-type="string" calcext:value-type="string">
            <text:p>bw3</text:p>
          </table:table-cell>
          <table:table-cell office:value-type="string" calcext:value-type="string">
            <text:p>bw8</text:p>
          </table:table-cell>
          <table:table-cell office:value-type="string" calcext:value-type="string">
            <text:p>bw11</text:p>
          </table:table-cell>
          <table:table-cell office:value-type="string" calcext:value-type="string">
            <text:p>xy2</text:p>
          </table:table-cell>
          <table:table-cell office:value-type="string" calcext:value-type="string">
            <text:p>xy7</text:p>
          </table:table-cell>
          <table:table-cell office:value-type="string" calcext:value-type="string">
            <text:p>xy12</text:p>
          </table:table-cell>
          <table:table-cell office:value-type="string" calcext:value-type="string">
            <text:p>sm2</text:p>
          </table:table-cell>
          <table:table-cell office:value-type="string" calcext:value-type="string">
            <text:p>sm8</text:p>
          </table:table-cell>
          <table:table-cell office:value-type="string" calcext:value-type="string">
            <text:p>sm12</text:p>
          </table:table-cell>
          <table:table-cell office:value-type="string" calcext:value-type="string">
            <text:p>swsh2</text:p>
          </table:table-cell>
          <table:table-cell office:value-type="string" calcext:value-type="string">
            <text:p>swsh35</text:p>
          </table:table-cell>
          <table:table-cell table:number-columns-repeated="8" office:value-type="string" calcext:value-type="string">
            <text:p>bw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eo1</text:p>
          </table:table-cell>
          <table:table-cell office:value-type="string" calcext:value-type="string">
            <text:p>base6</text:p>
          </table:table-cell>
          <table:table-cell office:value-type="string" calcext:value-type="string">
            <text:p>ecard3</text:p>
          </table:table-cell>
          <table:table-cell office:value-type="string" calcext:value-type="string">
            <text:p>Np 1-26</text:p>
          </table:table-cell>
          <table:table-cell office:value-type="string" calcext:value-type="string">
            <text:p>ex9</text:p>
          </table:table-cell>
          <table:table-cell office:value-type="string" calcext:value-type="string">
            <text:p>ex13</text:p>
          </table:table-cell>
          <table:table-cell office:value-type="string" calcext:value-type="string">
            <text:p>ex16</text:p>
          </table:table-cell>
          <table:table-cell office:value-type="string" calcext:value-type="string">
            <text:p>dp5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hgss1</text:p>
          </table:table-cell>
          <table:table-cell office:value-type="string" calcext:value-type="string">
            <text:p>bw4</text:p>
          </table:table-cell>
          <table:table-cell office:value-type="string" calcext:value-type="string">
            <text:p>bw9</text:p>
          </table:table-cell>
          <table:table-cell office:value-type="string" calcext:value-type="string">
            <text:p>dv1</text:p>
          </table:table-cell>
          <table:table-cell office:value-type="string" calcext:value-type="string">
            <text:p>xy3</text:p>
          </table:table-cell>
          <table:table-cell office:value-type="string" calcext:value-type="string">
            <text:p>xy8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m3</text:p>
          </table:table-cell>
          <table:table-cell office:value-type="string" calcext:value-type="string">
            <text:p>sm9</text:p>
          </table:table-cell>
          <table:table-cell office:value-type="string" calcext:value-type="string">
            <text:p>det1</text:p>
          </table:table-cell>
          <table:table-cell office:value-type="string" calcext:value-type="string">
            <text:p>swsh3</text:p>
          </table:table-cell>
          <table:table-cell office:value-type="string" calcext:value-type="string">
            <text:p>swsh45</text:p>
          </table:table-cell>
          <table:table-cell table:number-columns-repeated="8" office:value-type="string" calcext:value-type="string">
            <text:p>bw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eo2</text:p>
          </table:table-cell>
          <table:table-cell office:value-type="string" calcext:value-type="string">
            <text:p>Basep 1-48</text:p>
          </table:table-cell>
          <table:table-cell office:value-type="string" calcext:value-type="string">
            <text:p>Basep 21-53</text:p>
          </table:table-cell>
          <table:table-cell/>
          <table:table-cell table:number-columns-repeated="2" office:value-type="string" calcext:value-type="string">
            <text:p>pop1</text:p>
          </table:table-cell>
          <table:table-cell office:value-type="string" calcext:value-type="string">
            <text:p>pop2</text:p>
          </table:table-cell>
          <table:table-cell office:value-type="string" calcext:value-type="string">
            <text:p>pop4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hgss2</text:p>
          </table:table-cell>
          <table:table-cell office:value-type="string" calcext:value-type="string">
            <text:p>bw5</text:p>
          </table:table-cell>
          <table:table-cell office:value-type="string" calcext:value-type="string">
            <text:p>dv1</text:p>
          </table:table-cell>
          <table:table-cell office:value-type="string" calcext:value-type="string">
            <text:p>xy1</text:p>
          </table:table-cell>
          <table:table-cell office:value-type="string" calcext:value-type="string">
            <text:p>xy4</text:p>
          </table:table-cell>
          <table:table-cell office:value-type="string" calcext:value-type="string">
            <text:p>xy9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sm4</text:p>
          </table:table-cell>
          <table:table-cell office:value-type="string" calcext:value-type="string">
            <text:p>sm10</text:p>
          </table:table-cell>
          <table:table-cell office:value-type="string" calcext:value-type="string">
            <text:p>sm75</text:p>
          </table:table-cell>
          <table:table-cell office:value-type="string" calcext:value-type="string">
            <text:p>swsh4</text:p>
          </table:table-cell>
          <table:table-cell office:value-type="string" calcext:value-type="string">
            <text:p>swsh45sv</text:p>
          </table:table-cell>
          <table:table-cell table:number-columns-repeated="8" office:value-type="string" calcext:value-type="string">
            <text:p>bw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eo3</text:p>
          </table:table-cell>
          <table:table-cell table:number-columns-repeated="3"/>
          <table:table-cell office:value-type="string" calcext:value-type="string">
            <text:p>Np 1-27</text:p>
          </table:table-cell>
          <table:table-cell office:value-type="string" calcext:value-type="string">
            <text:p>pop2</text:p>
          </table:table-cell>
          <table:table-cell office:value-type="string" calcext:value-type="string">
            <text:p>pop3</text:p>
          </table:table-cell>
          <table:table-cell office:value-type="string" calcext:value-type="string">
            <text:p>pop5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hgss3</text:p>
          </table:table-cell>
          <table:table-cell office:value-type="string" calcext:value-type="string">
            <text:p>hsp</text:p>
          </table:table-cell>
          <table:table-cell office:value-type="string" calcext:value-type="string">
            <text:p>bwp</text:p>
          </table:table-cell>
          <table:table-cell office:value-type="string" calcext:value-type="string">
            <text:p>xy2</text:p>
          </table:table-cell>
          <table:table-cell office:value-type="string" calcext:value-type="string">
            <text:p>xy5</text:p>
          </table:table-cell>
          <table:table-cell office:value-type="string" calcext:value-type="string">
            <text:p>xy10</text:p>
          </table:table-cell>
          <table:table-cell office:value-type="string" calcext:value-type="string">
            <text:p>sm1</text:p>
          </table:table-cell>
          <table:table-cell office:value-type="string" calcext:value-type="string">
            <text:p>sm5</text:p>
          </table:table-cell>
          <table:table-cell office:value-type="string" calcext:value-type="string">
            <text:p>sm35</text:p>
          </table:table-cell>
          <table:table-cell office:value-type="string" calcext:value-type="string">
            <text:p>sm115</text:p>
          </table:table-cell>
          <table:table-cell office:value-type="string" calcext:value-type="string">
            <text:p>swsh5</text:p>
          </table:table-cell>
          <table:table-cell office:value-type="string" calcext:value-type="string">
            <text:p>swshp</text:p>
          </table:table-cell>
          <table:table-cell table:number-columns-repeated="8" office:value-type="string" calcext:value-type="string">
            <text:p>bw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eo4</text:p>
          </table:table-cell>
          <table:table-cell table:number-columns-repeated="4"/>
          <table:table-cell office:value-type="string" calcext:value-type="string">
            <text:p>pop3</text:p>
          </table:table-cell>
          <table:table-cell office:value-type="string" calcext:value-type="string">
            <text:p>pop4</text:p>
          </table:table-cell>
          <table:table-cell office:value-type="string" calcext:value-type="string">
            <text:p>pop6</text:p>
          </table:table-cell>
          <table:table-cell office:value-type="string" calcext:value-type="string">
            <text:p>ru1</text:p>
          </table:table-cell>
          <table:table-cell office:value-type="string" calcext:value-type="string">
            <text:p>hgss4</text:p>
          </table:table-cell>
          <table:table-cell office:value-type="string" calcext:value-type="string">
            <text:p>bwp</text:p>
          </table:table-cell>
          <table:table-cell office:value-type="string" calcext:value-type="string">
            <text:p>mcd11</text:p>
          </table:table-cell>
          <table:table-cell office:value-type="string" calcext:value-type="string">
            <text:p>Bwp 33+</text:p>
          </table:table-cell>
          <table:table-cell office:value-type="string" calcext:value-type="string">
            <text:p>xy6</text:p>
          </table:table-cell>
          <table:table-cell office:value-type="string" calcext:value-type="string">
            <text:p>xy11</text:p>
          </table:table-cell>
          <table:table-cell office:value-type="string" calcext:value-type="string">
            <text:p>sm2</text:p>
          </table:table-cell>
          <table:table-cell office:value-type="string" calcext:value-type="string">
            <text:p>sm6</text:p>
          </table:table-cell>
          <table:table-cell office:value-type="string" calcext:value-type="string">
            <text:p>sm75</text:p>
          </table:table-cell>
          <table:table-cell office:value-type="string" calcext:value-type="string">
            <text:p>swsh1</text:p>
          </table:table-cell>
          <table:table-cell office:value-type="string" calcext:value-type="string">
            <text:p>swsh6</text:p>
          </table:table-cell>
          <table:table-cell/>
          <table:table-cell table:number-columns-repeated="8" office:value-type="string" calcext:value-type="string">
            <text:p>dv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i1</text:p>
          </table:table-cell>
          <table:table-cell table:number-columns-repeated="4"/>
          <table:table-cell office:value-type="string" calcext:value-type="string">
            <text:p>Np 27-33,35-36</text:p>
          </table:table-cell>
          <table:table-cell office:value-type="string" calcext:value-type="string">
            <text:p>pop5</text:p>
          </table:table-cell>
          <table:table-cell office:value-type="string" calcext:value-type="string">
            <text:p>pop7</text:p>
          </table:table-cell>
          <table:table-cell office:value-type="string" calcext:value-type="string">
            <text:p>hgss1</text:p>
          </table:table-cell>
          <table:table-cell office:value-type="string" calcext:value-type="string">
            <text:p>col1</text:p>
          </table:table-cell>
          <table:table-cell office:value-type="string" calcext:value-type="string">
            <text:p>mcd11</text:p>
          </table:table-cell>
          <table:table-cell office:value-type="string" calcext:value-type="string">
            <text:p>mcd12</text:p>
          </table:table-cell>
          <table:table-cell office:value-type="string" calcext:value-type="string">
            <text:p>xyp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sm3</text:p>
          </table:table-cell>
          <table:table-cell office:value-type="string" calcext:value-type="string">
            <text:p>sm7</text:p>
          </table:table-cell>
          <table:table-cell office:value-type="string" calcext:value-type="string">
            <text:p>det1</text:p>
          </table:table-cell>
          <table:table-cell office:value-type="string" calcext:value-type="string">
            <text:p>swsh2</text:p>
          </table:table-cell>
          <table:table-cell office:value-type="string" calcext:value-type="string">
            <text:p>swsh35</text:p>
          </table:table-cell>
          <table:table-cell/>
          <table:table-cell table:number-columns-repeated="8" office:value-type="string" calcext:value-type="string">
            <text:p>xy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p 29-40</text:p>
          </table:table-cell>
          <table:table-cell office:value-type="string" calcext:value-type="string">
            <text:p>Np 37-40</text:p>
          </table:table-cell>
          <table:table-cell office:value-type="string" calcext:value-type="string">
            <text:p>hgss2</text:p>
          </table:table-cell>
          <table:table-cell office:value-type="string" calcext:value-type="string">
            <text:p>bw1</text:p>
          </table:table-cell>
          <table:table-cell office:value-type="string" calcext:value-type="string">
            <text:p>mcd12</text:p>
          </table:table-cell>
          <table:table-cell/>
          <table:table-cell office:value-type="string" calcext:value-type="string">
            <text:p>xy0</text:p>
          </table:table-cell>
          <table:table-cell office:value-type="string" calcext:value-type="string">
            <text:p>Bwp 51-76, 79-101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Xyp 36-211</text:p>
          </table:table-cell>
          <table:table-cell office:value-type="string" calcext:value-type="string">
            <text:p>sm35</text:p>
          </table:table-cell>
          <table:table-cell office:value-type="string" calcext:value-type="string">
            <text:p>Smp 1-190, 194-201, 208-209</text:p>
          </table:table-cell>
          <table:table-cell office:value-type="string" calcext:value-type="string">
            <text:p>swsh3</text:p>
          </table:table-cell>
          <table:table-cell office:value-type="string" calcext:value-type="string">
            <text:p>swsh45</text:p>
          </table:table-cell>
          <table:table-cell/>
          <table:table-cell table:number-columns-repeated="8" office:value-type="string" calcext:value-type="string">
            <text:p>xy1</text:p>
          </table:table-cell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dpp</text:p>
          </table:table-cell>
          <table:table-cell office:value-type="string" calcext:value-type="string">
            <text:p>pop6</text:p>
          </table:table-cell>
          <table:table-cell office:value-type="string" calcext:value-type="string">
            <text:p>Dpp 22+</text:p>
          </table:table-cell>
          <table:table-cell table:number-columns-repeated="2"/>
          <table:table-cell office:value-type="string" calcext:value-type="string">
            <text:p>mcd12</text:p>
          </table:table-cell>
          <table:table-cell office:value-type="string" calcext:value-type="string">
            <text:p>Xyp 1-55,91</text:p>
          </table:table-cell>
          <table:table-cell office:value-type="string" calcext:value-type="string">
            <text:p>Xyp 1-116, 121-123,127-156,176</text:p>
          </table:table-cell>
          <table:table-cell office:value-type="string" calcext:value-type="string">
            <text:p>Smp 1-44, 46-51, 78</text:p>
          </table:table-cell>
          <table:table-cell office:value-type="string" calcext:value-type="string">
            <text:p>Xyp 67+</text:p>
          </table:table-cell>
          <table:table-cell office:value-type="string" calcext:value-type="string">
            <text:p>mcd17</text:p>
          </table:table-cell>
          <table:table-cell office:value-type="string" calcext:value-type="string">
            <text:p>Smp 94-244</text:p>
          </table:table-cell>
          <table:table-cell office:value-type="string" calcext:value-type="string">
            <text:p>Smp 158+</text:p>
          </table:table-cell>
          <table:table-cell/>
          <table:table-cell table:number-columns-repeated="8" office:value-type="string" calcext:value-type="string">
            <text:p>xy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op7</text:p>
          </table:table-cell>
          <table:table-cell office:value-type="string" calcext:value-type="string">
            <text:p>hsp</text:p>
          </table:table-cell>
          <table:table-cell table:number-columns-repeated="2"/>
          <table:table-cell table:number-columns-repeated="3" office:value-type="string" calcext:value-type="string">
            <text:p>mcd14</text:p>
          </table:table-cell>
          <table:table-cell office:value-type="string" calcext:value-type="string">
            <text:p>mcd15</text:p>
          </table:table-cell>
          <table:table-cell office:value-type="string" calcext:value-type="string">
            <text:p>Smp 1-102, 105-124, 127-134, 148</text:p>
          </table:table-cell>
          <table:table-cell office:value-type="string" calcext:value-type="string">
            <text:p>mcd18</text:p>
          </table:table-cell>
          <table:table-cell office:value-type="string" calcext:value-type="string">
            <text:p>Swshp 1-32</text:p>
          </table:table-cell>
          <table:table-cell office:value-type="string" calcext:value-type="string">
            <text:p>Swshp 1+</text:p>
          </table:table-cell>
          <table:table-cell/>
          <table:table-cell table:number-columns-repeated="8" office:value-type="string" calcext:value-type="string">
            <text:p>xy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op8</text:p>
          </table:table-cell>
          <table:table-cell table:number-columns-repeated="5"/>
          <table:table-cell office:value-type="string" calcext:value-type="string">
            <text:p>mcd15</text:p>
          </table:table-cell>
          <table:table-cell table:number-columns-repeated="2" office:value-type="string" calcext:value-type="string">
            <text:p>mcd16</text:p>
          </table:table-cell>
          <table:table-cell/>
          <table:table-cell table:number-columns-repeated="2" office:value-type="string" calcext:value-type="string">
            <text:p>sma</text:p>
          </table:table-cell>
          <table:table-cell/>
          <table:table-cell table:number-columns-repeated="8" office:value-type="string" calcext:value-type="string">
            <text:p>xy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op9</text:p>
          </table:table-cell>
          <table:table-cell table:number-columns-repeated="7"/>
          <table:table-cell office:value-type="string" calcext:value-type="string">
            <text:p>mcd17</text:p>
          </table:table-cell>
          <table:table-cell table:number-columns-repeated="2"/>
          <table:table-cell office:value-type="string" calcext:value-type="string">
            <text:p>swsh45sv</text:p>
          </table:table-cell>
          <table:table-cell/>
          <table:table-cell table:number-columns-repeated="8" office:value-type="string" calcext:value-type="string">
            <text:p>xy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dpp</text:p>
          </table:table-cell>
          <table:table-cell table:number-columns-repeated="12"/>
          <table:table-cell table:number-columns-repeated="8" office:value-type="string" calcext:value-type="string">
            <text:p>xy6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dc1</text:p>
          </table:table-cell>
          <table:table-cell table:number-columns-repeated="7" office:value-type="string" calcext:value-type="string">
            <text:p>xy7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bwp</text:p>
          </table:table-cell>
          <table:table-cell table:number-columns-repeated="7" office:value-type="string" calcext:value-type="string">
            <text:p>xy8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xyp</text:p>
          </table:table-cell>
          <table:table-cell table:number-columns-repeated="7" office:value-type="string" calcext:value-type="string">
            <text:p>xy9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mcd11</text:p>
          </table:table-cell>
          <table:table-cell table:number-columns-repeated="7" office:value-type="string" calcext:value-type="string">
            <text:p>xy10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mcd12</text:p>
          </table:table-cell>
          <table:table-cell table:number-columns-repeated="7" office:value-type="string" calcext:value-type="string">
            <text:p>xy11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mcd14</text:p>
          </table:table-cell>
          <table:table-cell office:value-type="string" calcext:value-type="string">
            <text:p>g1</text:p>
          </table:table-cell>
          <table:table-cell table:number-columns-repeated="6" office:value-type="string" calcext:value-type="string">
            <text:p>xy12</text:p>
          </table:table-cell>
        </table:table-row>
        <table:table-row table:style-name="ro1">
          <table:table-cell table:number-columns-repeated="28"/>
          <table:table-cell office:value-type="string" calcext:value-type="string">
            <text:p>dc1</text:p>
          </table:table-cell>
          <table:table-cell table:number-columns-repeated="6" office:value-type="string" calcext:value-type="string">
            <text:p>g1</text:p>
          </table:table-cell>
        </table:table-row>
        <table:table-row table:style-name="ro1">
          <table:table-cell table:number-columns-repeated="28"/>
          <table:table-cell office:value-type="string" calcext:value-type="string">
            <text:p>bwp</text:p>
          </table:table-cell>
          <table:table-cell table:number-columns-repeated="6" office:value-type="string" calcext:value-type="string">
            <text:p>dc1</text:p>
          </table:table-cell>
        </table:table-row>
        <table:table-row table:style-name="ro1">
          <table:table-cell table:number-columns-repeated="28"/>
          <table:table-cell office:value-type="string" calcext:value-type="string">
            <text:p>xyp</text:p>
          </table:table-cell>
          <table:table-cell table:number-columns-repeated="6" office:value-type="string" calcext:value-type="string">
            <text:p>bwp</text:p>
          </table:table-cell>
        </table:table-row>
        <table:table-row table:style-name="ro1">
          <table:table-cell table:number-columns-repeated="28"/>
          <table:table-cell office:value-type="string" calcext:value-type="string">
            <text:p>mcd11</text:p>
          </table:table-cell>
          <table:table-cell table:number-columns-repeated="6" office:value-type="string" calcext:value-type="string">
            <text:p>xyp</text:p>
          </table:table-cell>
        </table:table-row>
        <table:table-row table:style-name="ro1">
          <table:table-cell table:number-columns-repeated="28"/>
          <table:table-cell office:value-type="string" calcext:value-type="string">
            <text:p>mcd12</text:p>
          </table:table-cell>
          <table:table-cell table:number-columns-repeated="6" office:value-type="string" calcext:value-type="string">
            <text:p>mcd11</text:p>
          </table:table-cell>
        </table:table-row>
        <table:table-row table:style-name="ro1">
          <table:table-cell table:number-columns-repeated="28"/>
          <table:table-cell office:value-type="string" calcext:value-type="string">
            <text:p>mcd14</text:p>
          </table:table-cell>
          <table:table-cell table:number-columns-repeated="6" office:value-type="string" calcext:value-type="string">
            <text:p>mcd12</text:p>
          </table:table-cell>
        </table:table-row>
        <table:table-row table:style-name="ro1">
          <table:table-cell table:number-columns-repeated="28"/>
          <table:table-cell office:value-type="string" calcext:value-type="string">
            <text:p>mcd15</text:p>
          </table:table-cell>
          <table:table-cell table:number-columns-repeated="6" office:value-type="string" calcext:value-type="string">
            <text:p>mcd14</text:p>
          </table:table-cell>
        </table:table-row>
        <table:table-row table:style-name="ro1">
          <table:table-cell table:number-columns-repeated="29"/>
          <table:table-cell table:number-columns-repeated="6" office:value-type="string" calcext:value-type="string">
            <text:p>mcd15</text:p>
          </table:table-cell>
        </table:table-row>
        <table:table-row table:style-name="ro1">
          <table:table-cell table:number-columns-repeated="29"/>
          <table:table-cell table:number-columns-repeated="6" office:value-type="string" calcext:value-type="string">
            <text:p>sm1</text:p>
          </table:table-cell>
        </table:table-row>
        <table:table-row table:style-name="ro1">
          <table:table-cell table:number-columns-repeated="29"/>
          <table:table-cell table:number-columns-repeated="6" office:value-type="string" calcext:value-type="string">
            <text:p>sm2</text:p>
          </table:table-cell>
        </table:table-row>
        <table:table-row table:style-name="ro1">
          <table:table-cell table:number-columns-repeated="29"/>
          <table:table-cell table:number-columns-repeated="6" office:value-type="string" calcext:value-type="string">
            <text:p>sm3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smp</text:p>
          </table:table-cell>
          <table:table-cell table:number-columns-repeated="5" office:value-type="string" calcext:value-type="string">
            <text:p>sm4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mcd16</text:p>
          </table:table-cell>
          <table:table-cell table:number-columns-repeated="5" office:value-type="string" calcext:value-type="string">
            <text:p>sm5</text:p>
          </table:table-cell>
        </table:table-row>
        <table:table-row table:style-name="ro1">
          <table:table-cell table:number-columns-repeated="30"/>
          <table:table-cell table:number-columns-repeated="5" office:value-type="string" calcext:value-type="string">
            <text:p>sm6</text:p>
          </table:table-cell>
        </table:table-row>
        <table:table-row table:style-name="ro1">
          <table:table-cell table:number-columns-repeated="30"/>
          <table:table-cell table:number-columns-repeated="5" office:value-type="string" calcext:value-type="string">
            <text:p>sm7</text:p>
          </table:table-cell>
        </table:table-row>
        <table:table-row table:style-name="ro1">
          <table:table-cell table:number-columns-repeated="30"/>
          <table:table-cell office:value-type="string" calcext:value-type="string">
            <text:p>sm35</text:p>
          </table:table-cell>
          <table:table-cell table:number-columns-repeated="4" office:value-type="string" calcext:value-type="string">
            <text:p>sm8</text:p>
          </table:table-cell>
        </table:table-row>
        <table:table-row table:style-name="ro1">
          <table:table-cell table:number-columns-repeated="30"/>
          <table:table-cell office:value-type="string" calcext:value-type="string">
            <text:p>smp</text:p>
          </table:table-cell>
          <table:table-cell table:number-columns-repeated="4" office:value-type="string" calcext:value-type="string">
            <text:p>sm9</text:p>
          </table:table-cell>
        </table:table-row>
        <table:table-row table:style-name="ro1">
          <table:table-cell table:number-columns-repeated="30"/>
          <table:table-cell office:value-type="string" calcext:value-type="string">
            <text:p>mcd16</text:p>
          </table:table-cell>
          <table:table-cell table:number-columns-repeated="4" office:value-type="string" calcext:value-type="string">
            <text:p>sm10</text:p>
          </table:table-cell>
        </table:table-row>
        <table:table-row table:style-name="ro1">
          <table:table-cell table:number-columns-repeated="30"/>
          <table:table-cell office:value-type="string" calcext:value-type="string">
            <text:p>mcd17</text:p>
          </table:table-cell>
          <table:table-cell office:value-type="string" calcext:value-type="string">
            <text:p>det1</text:p>
          </table:table-cell>
          <table:table-cell table:number-columns-repeated="3" office:value-type="string" calcext:value-type="string">
            <text:p>sm11</text:p>
          </table:table-cell>
        </table:table-row>
        <table:table-row table:style-name="ro1">
          <table:table-cell table:number-columns-repeated="31"/>
          <table:table-cell office:value-type="string" calcext:value-type="string">
            <text:p>sm35</text:p>
          </table:table-cell>
          <table:table-cell table:number-columns-repeated="3" office:value-type="string" calcext:value-type="string">
            <text:p>sm12</text:p>
          </table:table-cell>
        </table:table-row>
        <table:table-row table:style-name="ro1">
          <table:table-cell table:number-columns-repeated="31"/>
          <table:table-cell office:value-type="string" calcext:value-type="string">
            <text:p>sm75</text:p>
          </table:table-cell>
          <table:table-cell table:number-columns-repeated="3" office:value-type="string" calcext:value-type="string">
            <text:p>det1</text:p>
          </table:table-cell>
        </table:table-row>
        <table:table-row table:style-name="ro1">
          <table:table-cell table:number-columns-repeated="31"/>
          <table:table-cell office:value-type="string" calcext:value-type="string">
            <text:p>smp</text:p>
          </table:table-cell>
          <table:table-cell table:number-columns-repeated="3" office:value-type="string" calcext:value-type="string">
            <text:p>sm35</text:p>
          </table:table-cell>
        </table:table-row>
        <table:table-row table:style-name="ro1">
          <table:table-cell table:number-columns-repeated="31"/>
          <table:table-cell office:value-type="string" calcext:value-type="string">
            <text:p>mcd16</text:p>
          </table:table-cell>
          <table:table-cell table:number-columns-repeated="3" office:value-type="string" calcext:value-type="string">
            <text:p>sm75</text:p>
          </table:table-cell>
        </table:table-row>
        <table:table-row table:style-name="ro1">
          <table:table-cell table:number-columns-repeated="31"/>
          <table:table-cell office:value-type="string" calcext:value-type="string">
            <text:p>mcd17</text:p>
          </table:table-cell>
          <table:table-cell table:number-columns-repeated="3" office:value-type="string" calcext:value-type="string">
            <text:p>sm115</text:p>
          </table:table-cell>
        </table:table-row>
        <table:table-row table:style-name="ro1">
          <table:table-cell table:number-columns-repeated="31"/>
          <table:table-cell office:value-type="string" calcext:value-type="string">
            <text:p>mcd18</text:p>
          </table:table-cell>
          <table:table-cell table:number-columns-repeated="3" office:value-type="string" calcext:value-type="string">
            <text:p>smp</text:p>
          </table:table-cell>
        </table:table-row>
        <table:table-row table:style-name="ro1">
          <table:table-cell table:number-columns-repeated="32"/>
          <table:table-cell table:number-columns-repeated="3" office:value-type="string" calcext:value-type="string">
            <text:p>sma</text:p>
          </table:table-cell>
        </table:table-row>
        <table:table-row table:style-name="ro1">
          <table:table-cell table:number-columns-repeated="32"/>
          <table:table-cell table:number-columns-repeated="3" office:value-type="string" calcext:value-type="string">
            <text:p>swsh1</text:p>
          </table:table-cell>
        </table:table-row>
        <table:table-row table:style-name="ro1">
          <table:table-cell table:number-columns-repeated="32"/>
          <table:table-cell table:number-columns-repeated="3" office:value-type="string" calcext:value-type="string">
            <text:p>swsh2</text:p>
          </table:table-cell>
        </table:table-row>
        <table:table-row table:style-name="ro1">
          <table:table-cell table:number-columns-repeated="32"/>
          <table:table-cell table:number-columns-repeated="3" office:value-type="string" calcext:value-type="string">
            <text:p>swsh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mcd16</text:p>
          </table:table-cell>
          <table:table-cell table:number-columns-repeated="2" office:value-type="string" calcext:value-type="string">
            <text:p>swsh4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mcd17</text:p>
          </table:table-cell>
          <table:table-cell table:number-columns-repeated="2" office:value-type="string" calcext:value-type="string">
            <text:p>swsh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mcd18</text:p>
          </table:table-cell>
          <table:table-cell table:number-columns-repeated="2" office:value-type="string" calcext:value-type="string">
            <text:p>swsh6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swshp</text:p>
          </table:table-cell>
          <table:table-cell office:value-type="string" calcext:value-type="string">
            <text:p>swsh35</text:p>
          </table:table-cell>
          <table:table-cell office:value-type="string" calcext:value-type="string">
            <text:p>swsh7</text:p>
          </table:table-cell>
        </table:table-row>
        <table:table-row table:style-name="ro1">
          <table:table-cell table:number-columns-repeated="33"/>
          <table:table-cell office:value-type="string" calcext:value-type="string">
            <text:p>swsh45</text:p>
          </table:table-cell>
          <table:table-cell office:value-type="string" calcext:value-type="string">
            <text:p>swsh35</text:p>
          </table:table-cell>
        </table:table-row>
        <table:table-row table:style-name="ro1">
          <table:table-cell table:number-columns-repeated="33"/>
          <table:table-cell office:value-type="string" calcext:value-type="string">
            <text:p>swsh45sv</text:p>
          </table:table-cell>
          <table:table-cell office:value-type="string" calcext:value-type="string">
            <text:p>swsh45</text:p>
          </table:table-cell>
        </table:table-row>
        <table:table-row table:style-name="ro1">
          <table:table-cell table:number-columns-repeated="33"/>
          <table:table-cell office:value-type="string" calcext:value-type="string">
            <text:p>mcd16</text:p>
          </table:table-cell>
          <table:table-cell office:value-type="string" calcext:value-type="string">
            <text:p>swsh45sv</text:p>
          </table:table-cell>
        </table:table-row>
        <table:table-row table:style-name="ro1">
          <table:table-cell table:number-columns-repeated="33"/>
          <table:table-cell office:value-type="string" calcext:value-type="string">
            <text:p>mcd17</text:p>
          </table:table-cell>
          <table:table-cell office:value-type="string" calcext:value-type="string">
            <text:p>mcd16</text:p>
          </table:table-cell>
        </table:table-row>
        <table:table-row table:style-name="ro1">
          <table:table-cell table:number-columns-repeated="33"/>
          <table:table-cell office:value-type="string" calcext:value-type="string">
            <text:p>mcd18</text:p>
          </table:table-cell>
          <table:table-cell office:value-type="string" calcext:value-type="string">
            <text:p>mcd17</text:p>
          </table:table-cell>
        </table:table-row>
        <table:table-row table:style-name="ro1">
          <table:table-cell table:number-columns-repeated="33"/>
          <table:table-cell office:value-type="string" calcext:value-type="string">
            <text:p>swshp</text:p>
          </table:table-cell>
          <table:table-cell office:value-type="string" calcext:value-type="string">
            <text:p>mcd18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swshp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base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e_Set</text:p>
          </table:table-cell>
          <table:table-cell table:formula="of:=COM.MICROSOFT.CONCAT(&quot;['&quot;;[.A1];&quot;',&quot;;[.B1];&quot;,&quot;;[.C1];&quot;,'&quot;;[.D1];&quot;'],&quot;)" office:value-type="string" office:string-value="['basep',1,5,'Base_Set']," calcext:value-type="string">
            <text:p>['basep',1,5,'Base_Set'],</text:p>
          </table:table-cell>
        </table:table-row>
        <table:table-row table:style-name="ro1">
          <table:table-cell office:value-type="string" calcext:value-type="string">
            <text:p>base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e_Jungle</text:p>
          </table:table-cell>
          <table:table-cell table:formula="of:=COM.MICROSOFT.CONCAT(&quot;['&quot;;[.A2];&quot;',&quot;;[.B2];&quot;,&quot;;[.C2];&quot;,'&quot;;[.D2];&quot;'],&quot;)" office:value-type="string" office:string-value="['basep',1,5,'Base_Jungle']," calcext:value-type="string">
            <text:p>['basep',1,5,'Base_Jungle'],</text:p>
          </table:table-cell>
        </table:table-row>
        <table:table-row table:style-name="ro1">
          <table:table-cell office:value-type="string" calcext:value-type="string">
            <text:p>basep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se_Fossil</text:p>
          </table:table-cell>
          <table:table-cell table:formula="of:=COM.MICROSOFT.CONCAT(&quot;['&quot;;[.A3];&quot;',&quot;;[.B3];&quot;,&quot;;[.C3];&quot;,'&quot;;[.D3];&quot;'],&quot;)" office:value-type="string" office:string-value="['basep',1,15,'Base_Fossil']," calcext:value-type="string">
            <text:p>['basep',1,15,'Base_Fossil'],</text:p>
          </table:table-cell>
        </table:table-row>
        <table:table-row table:style-name="ro1">
          <table:table-cell office:value-type="string" calcext:value-type="string">
            <text:p>basep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ase_Rocket</text:p>
          </table:table-cell>
          <table:table-cell table:formula="of:=COM.MICROSOFT.CONCAT(&quot;['&quot;;[.A4];&quot;',&quot;;[.B4];&quot;,&quot;;[.C4];&quot;,'&quot;;[.D4];&quot;'],&quot;)" office:value-type="string" office:string-value="['basep',1,18,'Base_Rocket']," calcext:value-type="string">
            <text:p>['basep',1,18,'Base_Rocket'],</text:p>
          </table:table-cell>
        </table:table-row>
        <table:table-row table:style-name="ro1">
          <table:table-cell office:value-type="string" calcext:value-type="string">
            <text:p>basep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se_Gym</text:p>
          </table:table-cell>
          <table:table-cell table:formula="of:=COM.MICROSOFT.CONCAT(&quot;['&quot;;[.A5];&quot;',&quot;;[.B5];&quot;,&quot;;[.C5];&quot;,'&quot;;[.D5];&quot;'],&quot;)" office:value-type="string" office:string-value="['basep',1,24,'Base_Gym']," calcext:value-type="string">
            <text:p>['basep',1,24,'Base_Gym'],</text:p>
          </table:table-cell>
        </table:table-row>
        <table:table-row table:style-name="ro1">
          <table:table-cell office:value-type="string" calcext:value-type="string">
            <text:p>basep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Base_Gym</text:p>
          </table:table-cell>
          <table:table-cell table:formula="of:=COM.MICROSOFT.CONCAT(&quot;['&quot;;[.A6];&quot;',&quot;;[.B6];&quot;,&quot;;[.C6];&quot;,'&quot;;[.D6];&quot;'],&quot;)" office:value-type="string" office:string-value="['basep',29,29,'Base_Gym']," calcext:value-type="string">
            <text:p>['basep',29,29,'Base_Gym'],</text:p>
          </table:table-cell>
        </table:table-row>
        <table:table-row table:style-name="ro1">
          <table:table-cell office:value-type="string" calcext:value-type="string">
            <text:p>basep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op_153</text:p>
          </table:table-cell>
          <table:table-cell table:formula="of:=COM.MICROSOFT.CONCAT(&quot;['&quot;;[.A7];&quot;',&quot;;[.B7];&quot;,&quot;;[.C7];&quot;,'&quot;;[.D7];&quot;'],&quot;)" office:value-type="string" office:string-value="['basep',1,24,'Prop_153']," calcext:value-type="string">
            <text:p>['basep',1,24,'Prop_153'],</text:p>
          </table:table-cell>
        </table:table-row>
        <table:table-row table:style-name="ro1">
          <table:table-cell office:value-type="string" calcext:value-type="string">
            <text:p>basep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Prop_153</text:p>
          </table:table-cell>
          <table:table-cell table:formula="of:=COM.MICROSOFT.CONCAT(&quot;['&quot;;[.A8];&quot;',&quot;;[.B8];&quot;,&quot;;[.C8];&quot;,'&quot;;[.D8];&quot;'],&quot;)" office:value-type="string" office:string-value="['basep',29,29,'Prop_153']," calcext:value-type="string">
            <text:p>['basep',29,29,'Prop_153'],</text:p>
          </table:table-cell>
        </table:table-row>
        <table:table-row table:style-name="ro1">
          <table:table-cell office:value-type="string" calcext:value-type="string">
            <text:p>basep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ase_Neo</text:p>
          </table:table-cell>
          <table:table-cell table:formula="of:=COM.MICROSOFT.CONCAT(&quot;['&quot;;[.A9];&quot;',&quot;;[.B9];&quot;,&quot;;[.C9];&quot;,'&quot;;[.D9];&quot;'],&quot;)" office:value-type="string" office:string-value="['basep',1,46,'Base_Neo']," calcext:value-type="string">
            <text:p>['basep',1,46,'Base_Neo'],</text:p>
          </table:table-cell>
        </table:table-row>
        <table:table-row table:style-name="ro1">
          <table:table-cell office:value-type="string" calcext:value-type="string">
            <text:p>basep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ocket_On</text:p>
          </table:table-cell>
          <table:table-cell table:formula="of:=COM.MICROSOFT.CONCAT(&quot;['&quot;;[.A10];&quot;',&quot;;[.B10];&quot;,&quot;;[.C10];&quot;,'&quot;;[.D10];&quot;'],&quot;)" office:value-type="string" office:string-value="['basep',1,48,'Rocket_On']," calcext:value-type="string">
            <text:p>['basep',1,48,'Rocket_On'],</text:p>
          </table:table-cell>
        </table:table-row>
        <table:table-row table:style-name="ro1">
          <table:table-cell office:value-type="string" calcext:value-type="string">
            <text:p>basep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o_On</text:p>
          </table:table-cell>
          <table:table-cell table:formula="of:=COM.MICROSOFT.CONCAT(&quot;['&quot;;[.A11];&quot;',&quot;;[.B11];&quot;,&quot;;[.C11];&quot;,'&quot;;[.D11];&quot;'],&quot;)" office:value-type="string" office:string-value="['basep',21,53,'Neo_On']," calcext:value-type="string">
            <text:p>['basep',21,53,'Neo_On'],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04mod</text:p>
          </table:table-cell>
          <table:table-cell table:formula="of:=COM.MICROSOFT.CONCAT(&quot;['&quot;;[.A12];&quot;',&quot;;[.B12];&quot;,&quot;;[.C12];&quot;,'&quot;;[.D12];&quot;'],&quot;)" office:value-type="string" office:string-value="['np',1,26,'0304mod']," calcext:value-type="string">
            <text:p>['np',1,26,'0304mod'],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405mod</text:p>
          </table:table-cell>
          <table:table-cell table:formula="of:=COM.MICROSOFT.CONCAT(&quot;['&quot;;[.A13];&quot;',&quot;;[.B13];&quot;,&quot;;[.C13];&quot;,'&quot;;[.D13];&quot;'],&quot;)" office:value-type="string" office:string-value="['np',1,27,'0405mod']," calcext:value-type="string">
            <text:p>['np',1,27,'0405mod'],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506mod</text:p>
          </table:table-cell>
          <table:table-cell table:formula="of:=COM.MICROSOFT.CONCAT(&quot;['&quot;;[.A14];&quot;',&quot;;[.B14];&quot;,&quot;;[.C14];&quot;,'&quot;;[.D14];&quot;'],&quot;)" office:value-type="string" office:string-value="['np',27,33,'0506mod']," calcext:value-type="string">
            <text:p>['np',27,33,'0506mod'],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506mod</text:p>
          </table:table-cell>
          <table:table-cell table:formula="of:=COM.MICROSOFT.CONCAT(&quot;['&quot;;[.A15];&quot;',&quot;;[.B15];&quot;,&quot;;[.C15];&quot;,'&quot;;[.D15];&quot;'],&quot;)" office:value-type="string" office:string-value="['np',35,36,'0506mod']," calcext:value-type="string">
            <text:p>['np',35,36,'0506mod'],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607mod</text:p>
          </table:table-cell>
          <table:table-cell table:formula="of:=COM.MICROSOFT.CONCAT(&quot;['&quot;;[.A16];&quot;',&quot;;[.B16];&quot;,&quot;;[.C16];&quot;,'&quot;;[.D16];&quot;'],&quot;)" office:value-type="string" office:string-value="['np',29,40,'0607mod']," calcext:value-type="string">
            <text:p>['np',29,40,'0607mod'],</text:p>
          </table:table-cell>
        </table:table-row>
        <table:table-row table:style-name="ro1">
          <table:table-cell office:value-type="string" calcext:value-type="string">
            <text:p>dpp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607mod</text:p>
          </table:table-cell>
          <table:table-cell table:formula="of:=COM.MICROSOFT.CONCAT(&quot;['&quot;;[.A17];&quot;',&quot;;[.B17];&quot;,&quot;;[.C17];&quot;,'&quot;;[.D17];&quot;'],&quot;)" office:value-type="string" office:string-value="['dpp',1,56,'0607mod']," calcext:value-type="string">
            <text:p>['dpp',1,56,'0607mod'],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708mod</text:p>
          </table:table-cell>
          <table:table-cell table:formula="of:=COM.MICROSOFT.CONCAT(&quot;['&quot;;[.A18];&quot;',&quot;;[.B18];&quot;,&quot;;[.C18];&quot;,'&quot;;[.D18];&quot;'],&quot;)" office:value-type="string" office:string-value="['np',37,40,'0708mod']," calcext:value-type="string">
            <text:p>['np',37,40,'0708mod'],</text:p>
          </table:table-cell>
        </table:table-row>
        <table:table-row table:style-name="ro1">
          <table:table-cell office:value-type="string" calcext:value-type="string">
            <text:p>dpp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708mod</text:p>
          </table:table-cell>
          <table:table-cell table:formula="of:=COM.MICROSOFT.CONCAT(&quot;['&quot;;[.A19];&quot;',&quot;;[.B19];&quot;,&quot;;[.C19];&quot;,'&quot;;[.D19];&quot;'],&quot;)" office:value-type="string" office:string-value="['dpp',1,56,'0708mod']," calcext:value-type="string">
            <text:p>['dpp',1,56,'0708mod'],</text:p>
          </table:table-cell>
        </table:table-row>
        <table:table-row table:style-name="ro1">
          <table:table-cell office:value-type="string" calcext:value-type="string">
            <text:p>dpp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810mod</text:p>
          </table:table-cell>
          <table:table-cell table:formula="of:=COM.MICROSOFT.CONCAT(&quot;['&quot;;[.A20];&quot;',&quot;;[.B20];&quot;,&quot;;[.C20];&quot;,'&quot;;[.D20];&quot;'],&quot;)" office:value-type="string" office:string-value="['dpp',1,56,'0810mod']," calcext:value-type="string">
            <text:p>['dpp',1,56,'0810mod'],</text:p>
          </table:table-cell>
        </table:table-row>
        <table:table-row table:style-name="ro1">
          <table:table-cell office:value-type="string" calcext:value-type="string">
            <text:p>dpp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11mod</text:p>
          </table:table-cell>
          <table:table-cell table:formula="of:=COM.MICROSOFT.CONCAT(&quot;['&quot;;[.A21];&quot;',&quot;;[.B21];&quot;,&quot;;[.C21];&quot;,'&quot;;[.D21];&quot;'],&quot;)" office:value-type="string" office:string-value="['dpp',22,56,'1011mod']," calcext:value-type="string">
            <text:p>['dpp',22,56,'1011mod'],</text:p>
          </table:table-cell>
        </table:table-row>
        <table:table-row table:style-name="ro1">
          <table:table-cell office:value-type="string" calcext:value-type="string">
            <text:p>hsp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11mod</text:p>
          </table:table-cell>
          <table:table-cell table:formula="of:=COM.MICROSOFT.CONCAT(&quot;['&quot;;[.A22];&quot;',&quot;;[.B22];&quot;,&quot;;[.C22];&quot;,'&quot;;[.D22];&quot;'],&quot;)" office:value-type="string" office:string-value="['hsp',1,25,'1011mod']," calcext:value-type="string">
            <text:p>['hsp',1,25,'1011mod'],</text:p>
          </table:table-cell>
        </table:table-row>
        <table:table-row table:style-name="ro1">
          <table:table-cell office:value-type="string" calcext:value-type="string">
            <text:p>hsp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112mod</text:p>
          </table:table-cell>
          <table:table-cell table:formula="of:=COM.MICROSOFT.CONCAT(&quot;['&quot;;[.A23];&quot;',&quot;;[.B23];&quot;,&quot;;[.C23];&quot;,'&quot;;[.D23];&quot;'],&quot;)" office:value-type="string" office:string-value="['hsp',1,25,'1112mod']," calcext:value-type="string">
            <text:p>['hsp',1,25,'1112mod'],</text:p>
          </table:table-cell>
        </table:table-row>
        <table:table-row table:style-name="ro1">
          <table:table-cell office:value-type="string" calcext:value-type="string">
            <text:p>bwp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112mod</text:p>
          </table:table-cell>
          <table:table-cell table:formula="of:=COM.MICROSOFT.CONCAT(&quot;['&quot;;[.A24];&quot;',&quot;;[.B24];&quot;,&quot;;[.C24];&quot;,'&quot;;[.D24];&quot;'],&quot;)" office:value-type="string" office:string-value="['bwp',1,101,'1112mod']," calcext:value-type="string">
            <text:p>['bwp',1,101,'1112mod'],</text:p>
          </table:table-cell>
        </table:table-row>
        <table:table-row table:style-name="ro1">
          <table:table-cell office:value-type="string" calcext:value-type="string">
            <text:p>bwp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213mod</text:p>
          </table:table-cell>
          <table:table-cell table:formula="of:=COM.MICROSOFT.CONCAT(&quot;['&quot;;[.A25];&quot;',&quot;;[.B25];&quot;,&quot;;[.C25];&quot;,'&quot;;[.D25];&quot;'],&quot;)" office:value-type="string" office:string-value="['bwp',1,101,'1213mod']," calcext:value-type="string">
            <text:p>['bwp',1,101,'1213mod'],</text:p>
          </table:table-cell>
        </table:table-row>
        <table:table-row table:style-name="ro1">
          <table:table-cell office:value-type="string" calcext:value-type="string">
            <text:p>bwp</text:p>
          </table:table-cell>
          <table:table-cell office:value-type="float" office:value="33" calcext:value-type="float">
            <text:p>3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314mod</text:p>
          </table:table-cell>
          <table:table-cell table:formula="of:=COM.MICROSOFT.CONCAT(&quot;['&quot;;[.A26];&quot;',&quot;;[.B26];&quot;,&quot;;[.C26];&quot;,'&quot;;[.D26];&quot;'],&quot;)" office:value-type="string" office:string-value="['bwp',33,101,'1314mod']," calcext:value-type="string">
            <text:p>['bwp',33,101,'1314mod'],</text:p>
          </table:table-cell>
        </table:table-row>
        <table:table-row table:style-name="ro1">
          <table:table-cell office:value-type="string" calcext:value-type="string">
            <text:p>xyp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314mod</text:p>
          </table:table-cell>
          <table:table-cell table:formula="of:=COM.MICROSOFT.CONCAT(&quot;['&quot;;[.A27];&quot;',&quot;;[.B27];&quot;,&quot;;[.C27];&quot;,'&quot;;[.D27];&quot;'],&quot;)" office:value-type="string" office:string-value="['xyp',1,216,'1314mod']," calcext:value-type="string">
            <text:p>['xyp',1,216,'1314mod'],</text:p>
          </table:table-cell>
        </table:table-row>
        <table:table-row table:style-name="ro1">
          <table:table-cell office:value-type="string" calcext:value-type="string">
            <text:p>bwp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415standard</text:p>
          </table:table-cell>
          <table:table-cell table:formula="of:=COM.MICROSOFT.CONCAT(&quot;['&quot;;[.A28];&quot;',&quot;;[.B28];&quot;,&quot;;[.C28];&quot;,'&quot;;[.D28];&quot;'],&quot;)" office:value-type="string" office:string-value="['bwp',51,76,'1415standard']," calcext:value-type="string">
            <text:p>['bwp',51,76,'1415standard'],</text:p>
          </table:table-cell>
        </table:table-row>
        <table:table-row table:style-name="ro1">
          <table:table-cell office:value-type="string" calcext:value-type="string">
            <text:p>bwp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415standard</text:p>
          </table:table-cell>
          <table:table-cell table:formula="of:=COM.MICROSOFT.CONCAT(&quot;['&quot;;[.A29];&quot;',&quot;;[.B29];&quot;,&quot;;[.C29];&quot;,'&quot;;[.D29];&quot;'],&quot;)" office:value-type="string" office:string-value="['bwp',79,101,'1415standard']," calcext:value-type="string">
            <text:p>['bwp',79,101,'1415standard'],</text:p>
          </table:table-cell>
        </table:table-row>
        <table:table-row table:style-name="ro1">
          <table:table-cell office:value-type="string" calcext:value-type="string">
            <text:p>xyp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415standard</text:p>
          </table:table-cell>
          <table:table-cell table:formula="of:=COM.MICROSOFT.CONCAT(&quot;['&quot;;[.A30];&quot;',&quot;;[.B30];&quot;,&quot;;[.C30];&quot;,'&quot;;[.D30];&quot;'],&quot;)" office:value-type="string" office:string-value="['xyp',1,55,'1415standard']," calcext:value-type="string">
            <text:p>['xyp',1,55,'1415standard'],</text:p>
          </table:table-cell>
        </table:table-row>
        <table:table-row table:style-name="ro1">
          <table:table-cell office:value-type="string" calcext:value-type="string">
            <text:p>xyp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1415standard</text:p>
          </table:table-cell>
          <table:table-cell table:formula="of:=COM.MICROSOFT.CONCAT(&quot;['&quot;;[.A31];&quot;',&quot;;[.B31];&quot;,&quot;;[.C31];&quot;,'&quot;;[.D31];&quot;'],&quot;)" office:value-type="string" office:string-value="['xyp',91,91,'1415standard']," calcext:value-type="string">
            <text:p>['xyp',91,91,'1415standard'],</text:p>
          </table:table-cell>
        </table:table-row>
        <table:table-row table:style-name="ro1">
          <table:table-cell office:value-type="string" calcext:value-type="string">
            <text:p>xyp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516standard</text:p>
          </table:table-cell>
          <table:table-cell table:formula="of:=COM.MICROSOFT.CONCAT(&quot;['&quot;;[.A32];&quot;',&quot;;[.B32];&quot;,&quot;;[.C32];&quot;,'&quot;;[.D32];&quot;'],&quot;)" office:value-type="string" office:string-value="['xyp',1,116,'1516standard']," calcext:value-type="string">
            <text:p>['xyp',1,116,'1516standard'],</text:p>
          </table:table-cell>
        </table:table-row>
        <table:table-row table:style-name="ro1">
          <table:table-cell office:value-type="string" calcext:value-type="string">
            <text:p>xyp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516standard</text:p>
          </table:table-cell>
          <table:table-cell table:formula="of:=COM.MICROSOFT.CONCAT(&quot;['&quot;;[.A33];&quot;',&quot;;[.B33];&quot;,&quot;;[.C33];&quot;,'&quot;;[.D33];&quot;'],&quot;)" office:value-type="string" office:string-value="['xyp',121,123,'1516standard']," calcext:value-type="string">
            <text:p>['xyp',121,123,'1516standard'],</text:p>
          </table:table-cell>
        </table:table-row>
        <table:table-row table:style-name="ro1">
          <table:table-cell office:value-type="string" calcext:value-type="string">
            <text:p>xyp</text:p>
          </table:table-cell>
          <table:table-cell office:value-type="float" office:value="127" calcext:value-type="float">
            <text:p>12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516standard</text:p>
          </table:table-cell>
          <table:table-cell table:formula="of:=COM.MICROSOFT.CONCAT(&quot;['&quot;;[.A34];&quot;',&quot;;[.B34];&quot;,&quot;;[.C34];&quot;,'&quot;;[.D34];&quot;'],&quot;)" office:value-type="string" office:string-value="['xyp',127,156,'1516standard']," calcext:value-type="string">
            <text:p>['xyp',127,156,'1516standard'],</text:p>
          </table:table-cell>
        </table:table-row>
        <table:table-row table:style-name="ro1">
          <table:table-cell office:value-type="string" calcext:value-type="string">
            <text:p>xyp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1516standard</text:p>
          </table:table-cell>
          <table:table-cell table:formula="of:=COM.MICROSOFT.CONCAT(&quot;['&quot;;[.A35];&quot;',&quot;;[.B35];&quot;,&quot;;[.C35];&quot;,'&quot;;[.D35];&quot;'],&quot;)" office:value-type="string" office:string-value="['xyp',176,176,'1516standard']," calcext:value-type="string">
            <text:p>['xyp',176,176,'1516standard'],</text:p>
          </table:table-cell>
        </table:table-row>
        <table:table-row table:style-name="ro1">
          <table:table-cell office:value-type="string" calcext:value-type="string">
            <text:p>xyp</text:p>
          </table:table-cell>
          <table:table-cell office:value-type="float" office:value="36" calcext:value-type="float">
            <text:p>3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1617standard</text:p>
          </table:table-cell>
          <table:table-cell table:formula="of:=COM.MICROSOFT.CONCAT(&quot;['&quot;;[.A36];&quot;',&quot;;[.B36];&quot;,&quot;;[.C36];&quot;,'&quot;;[.D36];&quot;'],&quot;)" office:value-type="string" office:string-value="['xyp',36,211,'1617standard']," calcext:value-type="string">
            <text:p>['xyp',36,211,'1617standard'],</text:p>
          </table:table-cell>
        </table:table-row>
        <table:table-row table:style-name="ro1">
          <table:table-cell office:value-type="string" calcext:value-type="string">
            <text:p>smp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617standard</text:p>
          </table:table-cell>
          <table:table-cell table:formula="of:=COM.MICROSOFT.CONCAT(&quot;['&quot;;[.A37];&quot;',&quot;;[.B37];&quot;,&quot;;[.C37];&quot;,'&quot;;[.D37];&quot;'],&quot;)" office:value-type="string" office:string-value="['smp',1,44,'1617standard']," calcext:value-type="string">
            <text:p>['smp',1,44,'1617standard'],</text:p>
          </table:table-cell>
        </table:table-row>
        <table:table-row table:style-name="ro1">
          <table:table-cell office:value-type="string" calcext:value-type="string">
            <text:p>smp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617standard</text:p>
          </table:table-cell>
          <table:table-cell table:formula="of:=COM.MICROSOFT.CONCAT(&quot;['&quot;;[.A38];&quot;',&quot;;[.B38];&quot;,&quot;;[.C38];&quot;,'&quot;;[.D38];&quot;'],&quot;)" office:value-type="string" office:string-value="['smp',46,51,'1617standard']," calcext:value-type="string">
            <text:p>['smp',46,51,'1617standard'],</text:p>
          </table:table-cell>
        </table:table-row>
        <table:table-row table:style-name="ro1">
          <table:table-cell office:value-type="string" calcext:value-type="string">
            <text:p>smp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1617standard</text:p>
          </table:table-cell>
          <table:table-cell table:formula="of:=COM.MICROSOFT.CONCAT(&quot;['&quot;;[.A39];&quot;',&quot;;[.B39];&quot;,&quot;;[.C39];&quot;,'&quot;;[.D39];&quot;'],&quot;)" office:value-type="string" office:string-value="['smp',78,78,'1617standard']," calcext:value-type="string">
            <text:p>['smp',78,78,'1617standard'],</text:p>
          </table:table-cell>
        </table:table-row>
        <table:table-row table:style-name="ro1">
          <table:table-cell office:value-type="string" calcext:value-type="string">
            <text:p>xyp</text:p>
          </table:table-cell>
          <table:table-cell office:value-type="float" office:value="67" calcext:value-type="float">
            <text:p>6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718standard</text:p>
          </table:table-cell>
          <table:table-cell table:formula="of:=COM.MICROSOFT.CONCAT(&quot;['&quot;;[.A40];&quot;',&quot;;[.B40];&quot;,&quot;;[.C40];&quot;,'&quot;;[.D40];&quot;'],&quot;)" office:value-type="string" office:string-value="['xyp',67,216,'1718standard']," calcext:value-type="string">
            <text:p>['xyp',67,216,'1718standard'],</text:p>
          </table:table-cell>
        </table:table-row>
        <table:table-row table:style-name="ro1">
          <table:table-cell office:value-type="string" calcext:value-type="string">
            <text:p>smp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718standard</text:p>
          </table:table-cell>
          <table:table-cell table:formula="of:=COM.MICROSOFT.CONCAT(&quot;['&quot;;[.A41];&quot;',&quot;;[.B41];&quot;,&quot;;[.C41];&quot;,'&quot;;[.D41];&quot;'],&quot;)" office:value-type="string" office:string-value="['smp',1,102,'1718standard']," calcext:value-type="string">
            <text:p>['smp',1,102,'1718standard'],</text:p>
          </table:table-cell>
        </table:table-row>
        <table:table-row table:style-name="ro1">
          <table:table-cell office:value-type="string" calcext:value-type="string">
            <text:p>smp</text:p>
          </table:table-cell>
          <table:table-cell office:value-type="float" office:value="105" calcext:value-type="float">
            <text:p>10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718standard</text:p>
          </table:table-cell>
          <table:table-cell table:formula="of:=COM.MICROSOFT.CONCAT(&quot;['&quot;;[.A42];&quot;',&quot;;[.B42];&quot;,&quot;;[.C42];&quot;,'&quot;;[.D42];&quot;'],&quot;)" office:value-type="string" office:string-value="['smp',105,124,'1718standard']," calcext:value-type="string">
            <text:p>['smp',105,124,'1718standard'],</text:p>
          </table:table-cell>
        </table:table-row>
        <table:table-row table:style-name="ro1">
          <table:table-cell office:value-type="string" calcext:value-type="string">
            <text:p>smp</text:p>
          </table:table-cell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718standard</text:p>
          </table:table-cell>
          <table:table-cell table:formula="of:=COM.MICROSOFT.CONCAT(&quot;['&quot;;[.A43];&quot;',&quot;;[.B43];&quot;,&quot;;[.C43];&quot;,'&quot;;[.D43];&quot;'],&quot;)" office:value-type="string" office:string-value="['smp',127,134,'1718standard']," calcext:value-type="string">
            <text:p>['smp',127,134,'1718standard'],</text:p>
          </table:table-cell>
        </table:table-row>
        <table:table-row table:style-name="ro1">
          <table:table-cell office:value-type="string" calcext:value-type="string">
            <text:p>smp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string" calcext:value-type="string">
            <text:p>1718standard</text:p>
          </table:table-cell>
          <table:table-cell table:formula="of:=COM.MICROSOFT.CONCAT(&quot;['&quot;;[.A44];&quot;',&quot;;[.B44];&quot;,&quot;;[.C44];&quot;,'&quot;;[.D44];&quot;'],&quot;)" office:value-type="string" office:string-value="['smp',148,148,'1718standard']," calcext:value-type="string">
            <text:p>['smp',148,148,'1718standard'],</text:p>
          </table:table-cell>
        </table:table-row>
        <table:table-row table:style-name="ro1">
          <table:table-cell office:value-type="string" calcext:value-type="string">
            <text:p>smp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819standard</text:p>
          </table:table-cell>
          <table:table-cell table:formula="of:=COM.MICROSOFT.CONCAT(&quot;['&quot;;[.A45];&quot;',&quot;;[.B45];&quot;,&quot;;[.C45];&quot;,'&quot;;[.D45];&quot;'],&quot;)" office:value-type="string" office:string-value="['smp',1,190,'1819standard']," calcext:value-type="string">
            <text:p>['smp',1,190,'1819standard'],</text:p>
          </table:table-cell>
        </table:table-row>
        <table:table-row table:style-name="ro1">
          <table:table-cell office:value-type="string" calcext:value-type="string">
            <text:p>smp</text:p>
          </table:table-cell>
          <table:table-cell office:value-type="float" office:value="194" calcext:value-type="float">
            <text:p>194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819standard</text:p>
          </table:table-cell>
          <table:table-cell table:formula="of:=COM.MICROSOFT.CONCAT(&quot;['&quot;;[.A46];&quot;',&quot;;[.B46];&quot;,&quot;;[.C46];&quot;,'&quot;;[.D46];&quot;'],&quot;)" office:value-type="string" office:string-value="['smp',194,201,'1819standard']," calcext:value-type="string">
            <text:p>['smp',194,201,'1819standard'],</text:p>
          </table:table-cell>
        </table:table-row>
        <table:table-row table:style-name="ro1">
          <table:table-cell office:value-type="string" calcext:value-type="string">
            <text:p>smp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1819standard</text:p>
          </table:table-cell>
          <table:table-cell table:formula="of:=COM.MICROSOFT.CONCAT(&quot;['&quot;;[.A47];&quot;',&quot;;[.B47];&quot;,&quot;;[.C47];&quot;,'&quot;;[.D47];&quot;'],&quot;)" office:value-type="string" office:string-value="['smp',208,209,'1819standard']," calcext:value-type="string">
            <text:p>['smp',208,209,'1819standard'],</text:p>
          </table:table-cell>
        </table:table-row>
        <table:table-row table:style-name="ro1">
          <table:table-cell office:value-type="string" calcext:value-type="string">
            <text:p>smp</text:p>
          </table:table-cell>
          <table:table-cell office:value-type="float" office:value="94" calcext:value-type="float">
            <text:p>9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1920standard</text:p>
          </table:table-cell>
          <table:table-cell table:formula="of:=COM.MICROSOFT.CONCAT(&quot;['&quot;;[.A48];&quot;',&quot;;[.B48];&quot;,&quot;;[.C48];&quot;,'&quot;;[.D48];&quot;'],&quot;)" office:value-type="string" office:string-value="['smp',94,244,'1920standard']," calcext:value-type="string">
            <text:p>['smp',94,244,'1920standard'],</text:p>
          </table:table-cell>
        </table:table-row>
        <table:table-row table:style-name="ro1">
          <table:table-cell office:value-type="string" calcext:value-type="string">
            <text:p>swsh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0standard</text:p>
          </table:table-cell>
          <table:table-cell table:formula="of:=COM.MICROSOFT.CONCAT(&quot;['&quot;;[.A49];&quot;',&quot;;[.B49];&quot;,&quot;;[.C49];&quot;,'&quot;;[.D49];&quot;'],&quot;)" office:value-type="string" office:string-value="['swshp',1,32,'1920standard']," calcext:value-type="string">
            <text:p>['swshp',1,32,'1920standard'],</text:p>
          </table:table-cell>
        </table:table-row>
        <table:table-row table:style-name="ro1">
          <table:table-cell office:value-type="string" calcext:value-type="string">
            <text:p>smp</text:p>
          </table:table-cell>
          <table:table-cell office:value-type="float" office:value="158" calcext:value-type="float">
            <text:p>158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2021standard</text:p>
          </table:table-cell>
          <table:table-cell table:formula="of:=COM.MICROSOFT.CONCAT(&quot;['&quot;;[.A50];&quot;',&quot;;[.B50];&quot;,&quot;;[.C50];&quot;,'&quot;;[.D50];&quot;'],&quot;)" office:value-type="string" office:string-value="['smp',158,247,'2021standard']," calcext:value-type="string">
            <text:p>['smp',158,247,'2021standard'],</text:p>
          </table:table-cell>
        </table:table-row>
        <table:table-row table:style-name="ro1">
          <table:table-cell office:value-type="string" calcext:value-type="string">
            <text:p>swshp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021standard</text:p>
          </table:table-cell>
          <table:table-cell table:formula="of:=COM.MICROSOFT.CONCAT(&quot;['&quot;;[.A51];&quot;',&quot;;[.B51];&quot;,&quot;;[.C51];&quot;,'&quot;;[.D51];&quot;'],&quot;)" office:value-type="string" office:string-value="['swshp',1,130,'2021standard']," calcext:value-type="string">
            <text:p>['swshp',1,130,'2021standard'],</text:p>
          </table:table-cell>
        </table:table-row>
        <table:table-row table:style-name="ro1">
          <table:table-cell office:value-type="string" calcext:value-type="string">
            <text:p>swshp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122standard</text:p>
          </table:table-cell>
          <table:table-cell table:formula="of:=COM.MICROSOFT.CONCAT(&quot;['&quot;;[.A52];&quot;',&quot;;[.B52];&quot;,&quot;;[.C52];&quot;,'&quot;;[.D52];&quot;'],&quot;)" office:value-type="string" office:string-value="['swshp',1,130,'2122standard']," calcext:value-type="string">
            <text:p>['swshp',1,130,'2122standard'],</text:p>
          </table:table-cell>
        </table:table-row>
        <table:table-row table:style-name="ro1">
          <table:table-cell office:value-type="string" calcext:value-type="string">
            <text:p>bwp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415exp</text:p>
          </table:table-cell>
          <table:table-cell table:formula="of:=COM.MICROSOFT.CONCAT(&quot;['&quot;;[.A53];&quot;',&quot;;[.B53];&quot;,&quot;;[.C53];&quot;,'&quot;;[.D53];&quot;'],&quot;)" office:value-type="string" office:string-value="['bwp',1,101,'1415exp']," calcext:value-type="string">
            <text:p>['bwp',1,101,'1415exp'],</text:p>
          </table:table-cell>
        </table:table-row>
        <table:table-row table:style-name="ro1">
          <table:table-cell office:value-type="string" calcext:value-type="string">
            <text:p>xyp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415exp</text:p>
          </table:table-cell>
          <table:table-cell table:formula="of:=COM.MICROSOFT.CONCAT(&quot;['&quot;;[.A54];&quot;',&quot;;[.B54];&quot;,&quot;;[.C54];&quot;,'&quot;;[.D54];&quot;'],&quot;)" office:value-type="string" office:string-value="['xyp',1,216,'1415exp']," calcext:value-type="string">
            <text:p>['xyp',1,216,'1415exp'],</text:p>
          </table:table-cell>
        </table:table-row>
        <table:table-row table:style-name="ro1">
          <table:table-cell office:value-type="string" calcext:value-type="string">
            <text:p>bwp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516exp</text:p>
          </table:table-cell>
          <table:table-cell table:formula="of:=COM.MICROSOFT.CONCAT(&quot;['&quot;;[.A55];&quot;',&quot;;[.B55];&quot;,&quot;;[.C55];&quot;,'&quot;;[.D55];&quot;'],&quot;)" office:value-type="string" office:string-value="['bwp',1,101,'1516exp']," calcext:value-type="string">
            <text:p>['bwp',1,101,'1516exp'],</text:p>
          </table:table-cell>
        </table:table-row>
        <table:table-row table:style-name="ro1">
          <table:table-cell office:value-type="string" calcext:value-type="string">
            <text:p>xyp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516exp</text:p>
          </table:table-cell>
          <table:table-cell table:formula="of:=COM.MICROSOFT.CONCAT(&quot;['&quot;;[.A56];&quot;',&quot;;[.B56];&quot;,&quot;;[.C56];&quot;,'&quot;;[.D56];&quot;'],&quot;)" office:value-type="string" office:string-value="['xyp',1,216,'1516exp']," calcext:value-type="string">
            <text:p>['xyp',1,216,'1516exp'],</text:p>
          </table:table-cell>
        </table:table-row>
        <table:table-row table:style-name="ro1">
          <table:table-cell office:value-type="string" calcext:value-type="string">
            <text:p>bwp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617exp</text:p>
          </table:table-cell>
          <table:table-cell table:formula="of:=COM.MICROSOFT.CONCAT(&quot;['&quot;;[.A57];&quot;',&quot;;[.B57];&quot;,&quot;;[.C57];&quot;,'&quot;;[.D57];&quot;'],&quot;)" office:value-type="string" office:string-value="['bwp',1,101,'1617exp']," calcext:value-type="string">
            <text:p>['bwp',1,101,'1617exp'],</text:p>
          </table:table-cell>
        </table:table-row>
        <table:table-row table:style-name="ro1">
          <table:table-cell office:value-type="string" calcext:value-type="string">
            <text:p>xyp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617exp</text:p>
          </table:table-cell>
          <table:table-cell table:formula="of:=COM.MICROSOFT.CONCAT(&quot;['&quot;;[.A58];&quot;',&quot;;[.B58];&quot;,&quot;;[.C58];&quot;,'&quot;;[.D58];&quot;'],&quot;)" office:value-type="string" office:string-value="['xyp',1,216,'1617exp']," calcext:value-type="string">
            <text:p>['xyp',1,216,'1617exp'],</text:p>
          </table:table-cell>
        </table:table-row>
        <table:table-row table:style-name="ro1">
          <table:table-cell office:value-type="string" calcext:value-type="string">
            <text:p>bwp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718exp</text:p>
          </table:table-cell>
          <table:table-cell table:formula="of:=COM.MICROSOFT.CONCAT(&quot;['&quot;;[.A59];&quot;',&quot;;[.B59];&quot;,&quot;;[.C59];&quot;,'&quot;;[.D59];&quot;'],&quot;)" office:value-type="string" office:string-value="['bwp',1,101,'1718exp']," calcext:value-type="string">
            <text:p>['bwp',1,101,'1718exp'],</text:p>
          </table:table-cell>
        </table:table-row>
        <table:table-row table:style-name="ro1">
          <table:table-cell office:value-type="string" calcext:value-type="string">
            <text:p>xyp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718exp</text:p>
          </table:table-cell>
          <table:table-cell table:formula="of:=COM.MICROSOFT.CONCAT(&quot;['&quot;;[.A60];&quot;',&quot;;[.B60];&quot;,&quot;;[.C60];&quot;,'&quot;;[.D60];&quot;'],&quot;)" office:value-type="string" office:string-value="['xyp',1,216,'1718exp']," calcext:value-type="string">
            <text:p>['xyp',1,216,'1718exp'],</text:p>
          </table:table-cell>
        </table:table-row>
        <table:table-row table:style-name="ro1">
          <table:table-cell office:value-type="string" calcext:value-type="string">
            <text:p>smp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1718exp</text:p>
          </table:table-cell>
          <table:table-cell table:formula="of:=COM.MICROSOFT.CONCAT(&quot;['&quot;;[.A61];&quot;',&quot;;[.B61];&quot;,&quot;;[.C61];&quot;,'&quot;;[.D61];&quot;'],&quot;)" office:value-type="string" office:string-value="['smp',1,247,'1718exp']," calcext:value-type="string">
            <text:p>['smp',1,247,'1718exp'],</text:p>
          </table:table-cell>
        </table:table-row>
        <table:table-row table:style-name="ro1">
          <table:table-cell office:value-type="string" calcext:value-type="string">
            <text:p>bwp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819exp</text:p>
          </table:table-cell>
          <table:table-cell table:formula="of:=COM.MICROSOFT.CONCAT(&quot;['&quot;;[.A62];&quot;',&quot;;[.B62];&quot;,&quot;;[.C62];&quot;,'&quot;;[.D62];&quot;'],&quot;)" office:value-type="string" office:string-value="['bwp',1,101,'1819exp']," calcext:value-type="string">
            <text:p>['bwp',1,101,'1819exp'],</text:p>
          </table:table-cell>
        </table:table-row>
        <table:table-row table:style-name="ro1">
          <table:table-cell office:value-type="string" calcext:value-type="string">
            <text:p>xyp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819exp</text:p>
          </table:table-cell>
          <table:table-cell table:formula="of:=COM.MICROSOFT.CONCAT(&quot;['&quot;;[.A63];&quot;',&quot;;[.B63];&quot;,&quot;;[.C63];&quot;,'&quot;;[.D63];&quot;'],&quot;)" office:value-type="string" office:string-value="['xyp',1,216,'1819exp']," calcext:value-type="string">
            <text:p>['xyp',1,216,'1819exp'],</text:p>
          </table:table-cell>
        </table:table-row>
        <table:table-row table:style-name="ro1">
          <table:table-cell office:value-type="string" calcext:value-type="string">
            <text:p>smp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1819exp</text:p>
          </table:table-cell>
          <table:table-cell table:formula="of:=COM.MICROSOFT.CONCAT(&quot;['&quot;;[.A64];&quot;',&quot;;[.B64];&quot;,&quot;;[.C64];&quot;,'&quot;;[.D64];&quot;'],&quot;)" office:value-type="string" office:string-value="['smp',1,247,'1819exp']," calcext:value-type="string">
            <text:p>['smp',1,247,'1819exp'],</text:p>
          </table:table-cell>
        </table:table-row>
        <table:table-row table:style-name="ro1">
          <table:table-cell office:value-type="string" calcext:value-type="string">
            <text:p>bwp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819exp</text:p>
          </table:table-cell>
          <table:table-cell table:formula="of:=COM.MICROSOFT.CONCAT(&quot;['&quot;;[.A65];&quot;',&quot;;[.B65];&quot;,&quot;;[.C65];&quot;,'&quot;;[.D65];&quot;'],&quot;)" office:value-type="string" office:string-value="['bwp',1,101,'1819exp']," calcext:value-type="string">
            <text:p>['bwp',1,101,'1819exp'],</text:p>
          </table:table-cell>
        </table:table-row>
        <table:table-row table:style-name="ro1">
          <table:table-cell office:value-type="string" calcext:value-type="string">
            <text:p>xyp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920exp</text:p>
          </table:table-cell>
          <table:table-cell table:formula="of:=COM.MICROSOFT.CONCAT(&quot;['&quot;;[.A66];&quot;',&quot;;[.B66];&quot;,&quot;;[.C66];&quot;,'&quot;;[.D66];&quot;'],&quot;)" office:value-type="string" office:string-value="['xyp',1,216,'1920exp']," calcext:value-type="string">
            <text:p>['xyp',1,216,'1920exp'],</text:p>
          </table:table-cell>
        </table:table-row>
        <table:table-row table:style-name="ro1">
          <table:table-cell office:value-type="string" calcext:value-type="string">
            <text:p>smp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1920exp</text:p>
          </table:table-cell>
          <table:table-cell table:formula="of:=COM.MICROSOFT.CONCAT(&quot;['&quot;;[.A67];&quot;',&quot;;[.B67];&quot;,&quot;;[.C67];&quot;,'&quot;;[.D67];&quot;'],&quot;)" office:value-type="string" office:string-value="['smp',1,247,'1920exp']," calcext:value-type="string">
            <text:p>['smp',1,247,'1920exp'],</text:p>
          </table:table-cell>
        </table:table-row>
        <table:table-row table:style-name="ro1">
          <table:table-cell office:value-type="string" calcext:value-type="string">
            <text:p>swshp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920exp</text:p>
          </table:table-cell>
          <table:table-cell table:formula="of:=COM.MICROSOFT.CONCAT(&quot;['&quot;;[.A68];&quot;',&quot;;[.B68];&quot;,&quot;;[.C68];&quot;,'&quot;;[.D68];&quot;'],&quot;)" office:value-type="string" office:string-value="['swshp',1,130,'1920exp']," calcext:value-type="string">
            <text:p>['swshp',1,130,'1920exp'],</text:p>
          </table:table-cell>
        </table:table-row>
        <table:table-row table:style-name="ro1">
          <table:table-cell office:value-type="string" calcext:value-type="string">
            <text:p>xyp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exp</text:p>
          </table:table-cell>
          <table:table-cell table:formula="of:=COM.MICROSOFT.CONCAT(&quot;['&quot;;[.A69];&quot;',&quot;;[.B69];&quot;,&quot;;[.C69];&quot;,'&quot;;[.D69];&quot;'],&quot;)" office:value-type="string" office:string-value="['xyp',1,216,'2021exp']," calcext:value-type="string">
            <text:p>['xyp',1,216,'2021exp'],</text:p>
          </table:table-cell>
        </table:table-row>
        <table:table-row table:style-name="ro1">
          <table:table-cell office:value-type="string" calcext:value-type="string">
            <text:p>smp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2021exp</text:p>
          </table:table-cell>
          <table:table-cell table:formula="of:=COM.MICROSOFT.CONCAT(&quot;['&quot;;[.A70];&quot;',&quot;;[.B70];&quot;,&quot;;[.C70];&quot;,'&quot;;[.D70];&quot;'],&quot;)" office:value-type="string" office:string-value="['smp',1,247,'2021exp']," calcext:value-type="string">
            <text:p>['smp',1,247,'2021exp'],</text:p>
          </table:table-cell>
        </table:table-row>
        <table:table-row table:style-name="ro1">
          <table:table-cell office:value-type="string" calcext:value-type="string">
            <text:p>swshp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021exp</text:p>
          </table:table-cell>
          <table:table-cell table:formula="of:=COM.MICROSOFT.CONCAT(&quot;['&quot;;[.A71];&quot;',&quot;;[.B71];&quot;,&quot;;[.C71];&quot;,'&quot;;[.D71];&quot;'],&quot;)" office:value-type="string" office:string-value="['swshp',1,130,'2021exp']," calcext:value-type="string">
            <text:p>['swshp',1,130,'2021exp'],</text:p>
          </table:table-cell>
        </table:table-row>
        <table:table-row table:style-name="ro1">
          <table:table-cell office:value-type="string" calcext:value-type="string">
            <text:p>xyp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122exp</text:p>
          </table:table-cell>
          <table:table-cell table:formula="of:=COM.MICROSOFT.CONCAT(&quot;['&quot;;[.A72];&quot;',&quot;;[.B72];&quot;,&quot;;[.C72];&quot;,'&quot;;[.D72];&quot;'],&quot;)" office:value-type="string" office:string-value="['xyp',1,216,'2122exp']," calcext:value-type="string">
            <text:p>['xyp',1,216,'2122exp'],</text:p>
          </table:table-cell>
        </table:table-row>
        <table:table-row table:style-name="ro1">
          <table:table-cell office:value-type="string" calcext:value-type="string">
            <text:p>smp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2122exp</text:p>
          </table:table-cell>
          <table:table-cell table:formula="of:=COM.MICROSOFT.CONCAT(&quot;['&quot;;[.A73];&quot;',&quot;;[.B73];&quot;,&quot;;[.C73];&quot;,'&quot;;[.D73];&quot;'],&quot;)" office:value-type="string" office:string-value="['smp',1,247,'2122exp']," calcext:value-type="string">
            <text:p>['smp',1,247,'2122exp'],</text:p>
          </table:table-cell>
        </table:table-row>
        <table:table-row table:style-name="ro1">
          <table:table-cell office:value-type="string" calcext:value-type="string">
            <text:p>swshp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122exp</text:p>
          </table:table-cell>
          <table:table-cell table:formula="of:=COM.MICROSOFT.CONCAT(&quot;['&quot;;[.A74];&quot;',&quot;;[.B74];&quot;,&quot;;[.C74];&quot;,'&quot;;[.D74];&quot;'],&quot;)" office:value-type="string" office:string-value="['swshp',1,130,'2122exp']," calcext:value-type="string">
            <text:p>['swshp',1,130,'2122exp'],</text:p>
          </table:table-cell>
        </table:table-row>
      </table:table>
      <table:table table:name="Sheet2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base1</text:p>
          </table:table-cell>
          <table:table-cell office:value-type="string" calcext:value-type="string">
            <text:p>Base_Set</text:p>
          </table:table-cell>
          <table:table-cell office:value-type="string" calcext:value-type="string">
            <text:p>Base_Jungle</text:p>
          </table:table-cell>
          <table:table-cell office:value-type="string" calcext:value-type="string">
            <text:p>Base_Fossil</text:p>
          </table:table-cell>
          <table:table-cell office:value-type="string" calcext:value-type="string">
            <text:p>Base_Team_Rocket</text:p>
          </table:table-cell>
          <table:table-cell office:value-type="string" calcext:value-type="string">
            <text:p>Base_Gym</text:p>
          </table:table-cell>
          <table:table-cell office:value-type="string" calcext:value-type="string">
            <text:p>Prop_153</text:p>
          </table:table-cell>
          <table:table-cell office:value-type="string" calcext:value-type="string">
            <text:p>Base_Neo</text:p>
          </table:table-cell>
          <table:table-cell table:number-columns-repeated="5"/>
          <table:table-cell office:value-type="string" calcext:value-type="string">
            <text:p>Base_Set','Base_Jungle','Base_Fossil','Base_Team_Rocket','Base_Gym','Prop_153','Base_Neo</text:p>
          </table:table-cell>
          <table:table-cell office:value-type="string" calcext:value-type="string">
            <text:p>{base1:['Base_Set','Base_Jungle','Base_Fossil','Base_Team_Rocket','Base_Gym','Prop_153','Base_Neo']}</text:p>
          </table:table-cell>
        </table:table-row>
        <table:table-row table:style-name="ro1">
          <table:table-cell office:value-type="string" calcext:value-type="string">
            <text:p>base2</text:p>
          </table:table-cell>
          <table:table-cell office:value-type="string" calcext:value-type="string">
            <text:p>Base_Jungle</text:p>
          </table:table-cell>
          <table:table-cell office:value-type="string" calcext:value-type="string">
            <text:p>Base_Fossil</text:p>
          </table:table-cell>
          <table:table-cell office:value-type="string" calcext:value-type="string">
            <text:p>Base_Team_Rocket</text:p>
          </table:table-cell>
          <table:table-cell office:value-type="string" calcext:value-type="string">
            <text:p>Base_Gym</text:p>
          </table:table-cell>
          <table:table-cell office:value-type="string" calcext:value-type="string">
            <text:p>Prop_153</text:p>
          </table:table-cell>
          <table:table-cell office:value-type="string" calcext:value-type="string">
            <text:p>Base_Neo</text:p>
          </table:table-cell>
          <table:table-cell table:number-columns-repeated="6"/>
          <table:table-cell office:value-type="string" calcext:value-type="string">
            <text:p>Base_Jungle','Base_Fossil','Base_Team_Rocket','Base_Gym','Prop_153','Base_Neo</text:p>
          </table:table-cell>
          <table:table-cell office:value-type="string" calcext:value-type="string">
            <text:p>{base2:['Base_Jungle','Base_Fossil','Base_Team_Rocket','Base_Gym','Prop_153','Base_Neo']}</text:p>
          </table:table-cell>
        </table:table-row>
        <table:table-row table:style-name="ro1">
          <table:table-cell office:value-type="string" calcext:value-type="string">
            <text:p>base3</text:p>
          </table:table-cell>
          <table:table-cell office:value-type="string" calcext:value-type="string">
            <text:p>Base_Fossil</text:p>
          </table:table-cell>
          <table:table-cell office:value-type="string" calcext:value-type="string">
            <text:p>Base_Team_Rocket</text:p>
          </table:table-cell>
          <table:table-cell office:value-type="string" calcext:value-type="string">
            <text:p>Base_Gym</text:p>
          </table:table-cell>
          <table:table-cell office:value-type="string" calcext:value-type="string">
            <text:p>Prop_153</text:p>
          </table:table-cell>
          <table:table-cell office:value-type="string" calcext:value-type="string">
            <text:p>Base_Neo</text:p>
          </table:table-cell>
          <table:table-cell table:number-columns-repeated="7"/>
          <table:table-cell office:value-type="string" calcext:value-type="string">
            <text:p>Base_Fossil','Base_Team_Rocket','Base_Gym','Prop_153','Base_Neo</text:p>
          </table:table-cell>
          <table:table-cell office:value-type="string" calcext:value-type="string">
            <text:p>{base3:['Base_Fossil','Base_Team_Rocket','Base_Gym','Prop_153','Base_Neo']}</text:p>
          </table:table-cell>
        </table:table-row>
        <table:table-row table:style-name="ro1">
          <table:table-cell office:value-type="string" calcext:value-type="string">
            <text:p>base4</text:p>
          </table:table-cell>
          <table:table-cell office:value-type="string" calcext:value-type="string">
            <text:p>Base_Fossil</text:p>
          </table:table-cell>
          <table:table-cell office:value-type="string" calcext:value-type="string">
            <text:p>Base_Team_Rocket</text:p>
          </table:table-cell>
          <table:table-cell office:value-type="string" calcext:value-type="string">
            <text:p>Base_Gym</text:p>
          </table:table-cell>
          <table:table-cell office:value-type="string" calcext:value-type="string">
            <text:p>Prop_153</text:p>
          </table:table-cell>
          <table:table-cell office:value-type="string" calcext:value-type="string">
            <text:p>Base_Neo</text:p>
          </table:table-cell>
          <table:table-cell table:number-columns-repeated="7"/>
          <table:table-cell office:value-type="string" calcext:value-type="string">
            <text:p>Base_Fossil','Base_Team_Rocket','Base_Gym','Prop_153','Base_Neo</text:p>
          </table:table-cell>
          <table:table-cell office:value-type="string" calcext:value-type="string">
            <text:p>{base4:['Base_Fossil','Base_Team_Rocket','Base_Gym','Prop_153','Base_Neo']}</text:p>
          </table:table-cell>
        </table:table-row>
        <table:table-row table:style-name="ro1">
          <table:table-cell office:value-type="string" calcext:value-type="string">
            <text:p>base5</text:p>
          </table:table-cell>
          <table:table-cell office:value-type="string" calcext:value-type="string">
            <text:p>Base_Team_Rocket</text:p>
          </table:table-cell>
          <table:table-cell office:value-type="string" calcext:value-type="string">
            <text:p>Base_Gym</text:p>
          </table:table-cell>
          <table:table-cell office:value-type="string" calcext:value-type="string">
            <text:p>Prop_153</text:p>
          </table:table-cell>
          <table:table-cell office:value-type="string" calcext:value-type="string">
            <text:p>Base_Neo</text:p>
          </table:table-cell>
          <table:table-cell office:value-type="string" calcext:value-type="string">
            <text:p>Rocket_On</text:p>
          </table:table-cell>
          <table:table-cell table:number-columns-repeated="7"/>
          <table:table-cell office:value-type="string" calcext:value-type="string">
            <text:p>Base_Team_Rocket','Base_Gym','Prop_153','Base_Neo','Rocket_On</text:p>
          </table:table-cell>
          <table:table-cell office:value-type="string" calcext:value-type="string">
            <text:p>{base5:['Base_Team_Rocket','Base_Gym','Prop_153','Base_Neo','Rocket_On']}</text:p>
          </table:table-cell>
        </table:table-row>
        <table:table-row table:style-name="ro1">
          <table:table-cell office:value-type="string" calcext:value-type="string">
            <text:p>gym1</text:p>
          </table:table-cell>
          <table:table-cell office:value-type="string" calcext:value-type="string">
            <text:p>Base_Gym</text:p>
          </table:table-cell>
          <table:table-cell office:value-type="string" calcext:value-type="string">
            <text:p>Prop_153</text:p>
          </table:table-cell>
          <table:table-cell office:value-type="string" calcext:value-type="string">
            <text:p>Base_Neo</text:p>
          </table:table-cell>
          <table:table-cell office:value-type="string" calcext:value-type="string">
            <text:p>Rocket_On</text:p>
          </table:table-cell>
          <table:table-cell table:number-columns-repeated="8"/>
          <table:table-cell office:value-type="string" calcext:value-type="string">
            <text:p>Base_Gym','Prop_153','Base_Neo','Rocket_On</text:p>
          </table:table-cell>
          <table:table-cell office:value-type="string" calcext:value-type="string">
            <text:p>{gym1:['Base_Gym','Prop_153','Base_Neo','Rocket_On']}</text:p>
          </table:table-cell>
        </table:table-row>
        <table:table-row table:style-name="ro1">
          <table:table-cell office:value-type="string" calcext:value-type="string">
            <text:p>gym2</text:p>
          </table:table-cell>
          <table:table-cell office:value-type="string" calcext:value-type="string">
            <text:p>Base_Gym</text:p>
          </table:table-cell>
          <table:table-cell office:value-type="string" calcext:value-type="string">
            <text:p>Prop_153</text:p>
          </table:table-cell>
          <table:table-cell office:value-type="string" calcext:value-type="string">
            <text:p>Base_Neo</text:p>
          </table:table-cell>
          <table:table-cell office:value-type="string" calcext:value-type="string">
            <text:p>Rocket_On</text:p>
          </table:table-cell>
          <table:table-cell table:number-columns-repeated="8"/>
          <table:table-cell office:value-type="string" calcext:value-type="string">
            <text:p>Base_Gym','Prop_153','Base_Neo','Rocket_On</text:p>
          </table:table-cell>
          <table:table-cell office:value-type="string" calcext:value-type="string">
            <text:p>{gym2:['Base_Gym','Prop_153','Base_Neo','Rocket_On']}</text:p>
          </table:table-cell>
        </table:table-row>
        <table:table-row table:style-name="ro1">
          <table:table-cell office:value-type="string" calcext:value-type="string">
            <text:p>neo1</text:p>
          </table:table-cell>
          <table:table-cell office:value-type="string" calcext:value-type="string">
            <text:p>Base_Neo</text:p>
          </table:table-cell>
          <table:table-cell office:value-type="string" calcext:value-type="string">
            <text:p>Rocket_On</text:p>
          </table:table-cell>
          <table:table-cell office:value-type="string" calcext:value-type="string">
            <text:p>Neo_On</text:p>
          </table:table-cell>
          <table:table-cell table:number-columns-repeated="9"/>
          <table:table-cell office:value-type="string" calcext:value-type="string">
            <text:p>Base_Neo','Rocket_On','Neo_On</text:p>
          </table:table-cell>
          <table:table-cell office:value-type="string" calcext:value-type="string">
            <text:p>{neo1:['Base_Neo','Rocket_On','Neo_On']}</text:p>
          </table:table-cell>
        </table:table-row>
        <table:table-row table:style-name="ro1">
          <table:table-cell office:value-type="string" calcext:value-type="string">
            <text:p>neo2</text:p>
          </table:table-cell>
          <table:table-cell office:value-type="string" calcext:value-type="string">
            <text:p>Base_Neo</text:p>
          </table:table-cell>
          <table:table-cell office:value-type="string" calcext:value-type="string">
            <text:p>Rocket_On</text:p>
          </table:table-cell>
          <table:table-cell office:value-type="string" calcext:value-type="string">
            <text:p>Neo_On</text:p>
          </table:table-cell>
          <table:table-cell table:number-columns-repeated="9"/>
          <table:table-cell office:value-type="string" calcext:value-type="string">
            <text:p>Base_Neo','Rocket_On','Neo_On</text:p>
          </table:table-cell>
          <table:table-cell office:value-type="string" calcext:value-type="string">
            <text:p>{neo2:['Base_Neo','Rocket_On','Neo_On']}</text:p>
          </table:table-cell>
        </table:table-row>
        <table:table-row table:style-name="ro1">
          <table:table-cell office:value-type="string" calcext:value-type="string">
            <text:p>neo3</text:p>
          </table:table-cell>
          <table:table-cell office:value-type="string" calcext:value-type="string">
            <text:p>Base_Neo</text:p>
          </table:table-cell>
          <table:table-cell office:value-type="string" calcext:value-type="string">
            <text:p>Rocket_On</text:p>
          </table:table-cell>
          <table:table-cell office:value-type="string" calcext:value-type="string">
            <text:p>Neo_On</text:p>
          </table:table-cell>
          <table:table-cell table:number-columns-repeated="9"/>
          <table:table-cell office:value-type="string" calcext:value-type="string">
            <text:p>Base_Neo','Rocket_On','Neo_On</text:p>
          </table:table-cell>
          <table:table-cell office:value-type="string" calcext:value-type="string">
            <text:p>{neo3:['Base_Neo','Rocket_On','Neo_On']}</text:p>
          </table:table-cell>
        </table:table-row>
        <table:table-row table:style-name="ro1">
          <table:table-cell office:value-type="string" calcext:value-type="string">
            <text:p>neo4</text:p>
          </table:table-cell>
          <table:table-cell office:value-type="string" calcext:value-type="string">
            <text:p>Base_Neo</text:p>
          </table:table-cell>
          <table:table-cell office:value-type="string" calcext:value-type="string">
            <text:p>Rocket_On</text:p>
          </table:table-cell>
          <table:table-cell office:value-type="string" calcext:value-type="string">
            <text:p>Neo_On</text:p>
          </table:table-cell>
          <table:table-cell table:number-columns-repeated="9"/>
          <table:table-cell office:value-type="string" calcext:value-type="string">
            <text:p>Base_Neo','Rocket_On','Neo_On</text:p>
          </table:table-cell>
          <table:table-cell office:value-type="string" calcext:value-type="string">
            <text:p>{neo4:['Base_Neo','Rocket_On','Neo_On']}</text:p>
          </table:table-cell>
        </table:table-row>
        <table:table-row table:style-name="ro1">
          <table:table-cell office:value-type="string" calcext:value-type="string">
            <text:p>si1</text:p>
          </table:table-cell>
          <table:table-cell office:value-type="string" calcext:value-type="string">
            <text:p>Base_Neo</text:p>
          </table:table-cell>
          <table:table-cell office:value-type="string" calcext:value-type="string">
            <text:p>Rocket_On</text:p>
          </table:table-cell>
          <table:table-cell office:value-type="string" calcext:value-type="string">
            <text:p>Neo_On</text:p>
          </table:table-cell>
          <table:table-cell table:number-columns-repeated="9"/>
          <table:table-cell office:value-type="string" calcext:value-type="string">
            <text:p>Base_Neo','Rocket_On','Neo_On</text:p>
          </table:table-cell>
          <table:table-cell office:value-type="string" calcext:value-type="string">
            <text:p>{si1:['Base_Neo','Rocket_On','Neo_On']}</text:p>
          </table:table-cell>
        </table:table-row>
        <table:table-row table:style-name="ro1">
          <table:table-cell office:value-type="string" calcext:value-type="string">
            <text:p>base6</text:p>
          </table:table-cell>
          <table:table-cell office:value-type="string" calcext:value-type="string">
            <text:p>Rocket_On</text:p>
          </table:table-cell>
          <table:table-cell office:value-type="string" calcext:value-type="string">
            <text:p>Neo_On</text:p>
          </table:table-cell>
          <table:table-cell table:number-columns-repeated="10"/>
          <table:table-cell office:value-type="string" calcext:value-type="string">
            <text:p>Rocket_On','Neo_On</text:p>
          </table:table-cell>
          <table:table-cell office:value-type="string" calcext:value-type="string">
            <text:p>{base6:['Rocket_On','Neo_On']}</text:p>
          </table:table-cell>
        </table:table-row>
        <table:table-row table:style-name="ro1">
          <table:table-cell office:value-type="string" calcext:value-type="string">
            <text:p>ecard1</text:p>
          </table:table-cell>
          <table:table-cell office:value-type="string" calcext:value-type="string">
            <text:p>Neo_On</text:p>
          </table:table-cell>
          <table:table-cell office:value-type="string" calcext:value-type="string">
            <text:p>0304mod</text:p>
          </table:table-cell>
          <table:table-cell table:number-columns-repeated="10"/>
          <table:table-cell office:value-type="string" calcext:value-type="string">
            <text:p>Neo_On','0304mod</text:p>
          </table:table-cell>
          <table:table-cell office:value-type="string" calcext:value-type="string">
            <text:p>{ecard1:['Neo_On','0304mod']}</text:p>
          </table:table-cell>
        </table:table-row>
        <table:table-row table:style-name="ro1">
          <table:table-cell office:value-type="string" calcext:value-type="string">
            <text:p>ecard2</text:p>
          </table:table-cell>
          <table:table-cell office:value-type="string" calcext:value-type="string">
            <text:p>Neo_On</text:p>
          </table:table-cell>
          <table:table-cell office:value-type="string" calcext:value-type="string">
            <text:p>0304mod</text:p>
          </table:table-cell>
          <table:table-cell table:number-columns-repeated="10"/>
          <table:table-cell office:value-type="string" calcext:value-type="string">
            <text:p>Neo_On','0304mod</text:p>
          </table:table-cell>
          <table:table-cell office:value-type="string" calcext:value-type="string">
            <text:p>{ecard2:['Neo_On','0304mod']}</text:p>
          </table:table-cell>
        </table:table-row>
        <table:table-row table:style-name="ro1">
          <table:table-cell office:value-type="string" calcext:value-type="string">
            <text:p>ecard3</text:p>
          </table:table-cell>
          <table:table-cell office:value-type="string" calcext:value-type="string">
            <text:p>Neo_On</text:p>
          </table:table-cell>
          <table:table-cell office:value-type="string" calcext:value-type="string">
            <text:p>0304mod</text:p>
          </table:table-cell>
          <table:table-cell table:number-columns-repeated="10"/>
          <table:table-cell office:value-type="string" calcext:value-type="string">
            <text:p>Neo_On','0304mod</text:p>
          </table:table-cell>
          <table:table-cell office:value-type="string" calcext:value-type="string">
            <text:p>{ecard3:['Neo_On','0304mod']}</text:p>
          </table:table-cell>
        </table:table-row>
        <table:table-row table:style-name="ro1">
          <table:table-cell office:value-type="string" calcext:value-type="string">
            <text:p>ex1</text:p>
          </table:table-cell>
          <table:table-cell office:value-type="string" calcext:value-type="string">
            <text:p>0304mod</text:p>
          </table:table-cell>
          <table:table-cell office:value-type="string" calcext:value-type="string">
            <text:p>0405mod</text:p>
          </table:table-cell>
          <table:table-cell table:number-columns-repeated="10"/>
          <table:table-cell office:value-type="string" calcext:value-type="string">
            <text:p>0304mod','0405mod</text:p>
          </table:table-cell>
          <table:table-cell office:value-type="string" calcext:value-type="string">
            <text:p>{ex1:['0304mod','0405mod']}</text:p>
          </table:table-cell>
        </table:table-row>
        <table:table-row table:style-name="ro1">
          <table:table-cell office:value-type="string" calcext:value-type="string">
            <text:p>ex2</text:p>
          </table:table-cell>
          <table:table-cell office:value-type="string" calcext:value-type="string">
            <text:p>0304mod</text:p>
          </table:table-cell>
          <table:table-cell office:value-type="string" calcext:value-type="string">
            <text:p>0405mod</text:p>
          </table:table-cell>
          <table:table-cell table:number-columns-repeated="10"/>
          <table:table-cell office:value-type="string" calcext:value-type="string">
            <text:p>0304mod','0405mod</text:p>
          </table:table-cell>
          <table:table-cell office:value-type="string" calcext:value-type="string">
            <text:p>{ex2:['0304mod','0405mod']}</text:p>
          </table:table-cell>
        </table:table-row>
        <table:table-row table:style-name="ro1">
          <table:table-cell office:value-type="string" calcext:value-type="string">
            <text:p>ex3</text:p>
          </table:table-cell>
          <table:table-cell office:value-type="string" calcext:value-type="string">
            <text:p>0304mod</text:p>
          </table:table-cell>
          <table:table-cell office:value-type="string" calcext:value-type="string">
            <text:p>0405mod</text:p>
          </table:table-cell>
          <table:table-cell table:number-columns-repeated="10"/>
          <table:table-cell office:value-type="string" calcext:value-type="string">
            <text:p>0304mod','0405mod</text:p>
          </table:table-cell>
          <table:table-cell office:value-type="string" calcext:value-type="string">
            <text:p>{ex3:['0304mod','0405mod']}</text:p>
          </table:table-cell>
        </table:table-row>
        <table:table-row table:style-name="ro1">
          <table:table-cell office:value-type="string" calcext:value-type="string">
            <text:p>ex4</text:p>
          </table:table-cell>
          <table:table-cell office:value-type="string" calcext:value-type="string">
            <text:p>0304mod</text:p>
          </table:table-cell>
          <table:table-cell office:value-type="string" calcext:value-type="string">
            <text:p>0405mod</text:p>
          </table:table-cell>
          <table:table-cell table:number-columns-repeated="10"/>
          <table:table-cell office:value-type="string" calcext:value-type="string">
            <text:p>0304mod','0405mod</text:p>
          </table:table-cell>
          <table:table-cell office:value-type="string" calcext:value-type="string">
            <text:p>{ex4:['0304mod','0405mod']}</text:p>
          </table:table-cell>
        </table:table-row>
        <table:table-row table:style-name="ro1">
          <table:table-cell office:value-type="string" calcext:value-type="string">
            <text:p>ex5</text:p>
          </table:table-cell>
          <table:table-cell office:value-type="string" calcext:value-type="string">
            <text:p>0304mod</text:p>
          </table:table-cell>
          <table:table-cell office:value-type="string" calcext:value-type="string">
            <text:p>0405mod</text:p>
          </table:table-cell>
          <table:table-cell table:number-columns-repeated="10"/>
          <table:table-cell office:value-type="string" calcext:value-type="string">
            <text:p>0304mod','0405mod</text:p>
          </table:table-cell>
          <table:table-cell office:value-type="string" calcext:value-type="string">
            <text:p>{ex5:['0304mod','0405mod']}</text:p>
          </table:table-cell>
        </table:table-row>
        <table:table-row table:style-name="ro1">
          <table:table-cell office:value-type="string" calcext:value-type="string">
            <text:p>ex6</text:p>
          </table:table-cell>
          <table:table-cell office:value-type="string" calcext:value-type="string">
            <text:p>0405mod</text:p>
          </table:table-cell>
          <table:table-cell office:value-type="string" calcext:value-type="string">
            <text:p>0506mod</text:p>
          </table:table-cell>
          <table:table-cell table:number-columns-repeated="10"/>
          <table:table-cell office:value-type="string" calcext:value-type="string">
            <text:p>0405mod','0506mod</text:p>
          </table:table-cell>
          <table:table-cell office:value-type="string" calcext:value-type="string">
            <text:p>{ex6:['0405mod','0506mod']}</text:p>
          </table:table-cell>
        </table:table-row>
        <table:table-row table:style-name="ro1">
          <table:table-cell office:value-type="string" calcext:value-type="string">
            <text:p>ex7</text:p>
          </table:table-cell>
          <table:table-cell office:value-type="string" calcext:value-type="string">
            <text:p>0405mod</text:p>
          </table:table-cell>
          <table:table-cell office:value-type="string" calcext:value-type="string">
            <text:p>0506mod</text:p>
          </table:table-cell>
          <table:table-cell table:number-columns-repeated="10"/>
          <table:table-cell office:value-type="string" calcext:value-type="string">
            <text:p>0405mod','0506mod</text:p>
          </table:table-cell>
          <table:table-cell office:value-type="string" calcext:value-type="string">
            <text:p>{ex7:['0405mod','0506mod']}</text:p>
          </table:table-cell>
        </table:table-row>
        <table:table-row table:style-name="ro1">
          <table:table-cell office:value-type="string" calcext:value-type="string">
            <text:p>ex8</text:p>
          </table:table-cell>
          <table:table-cell office:value-type="string" calcext:value-type="string">
            <text:p>0405mod</text:p>
          </table:table-cell>
          <table:table-cell office:value-type="string" calcext:value-type="string">
            <text:p>0506mod</text:p>
          </table:table-cell>
          <table:table-cell office:value-type="string" calcext:value-type="string">
            <text:p>0607mod</text:p>
          </table:table-cell>
          <table:table-cell table:number-columns-repeated="9"/>
          <table:table-cell office:value-type="string" calcext:value-type="string">
            <text:p>0405mod','0506mod','0607mod</text:p>
          </table:table-cell>
          <table:table-cell office:value-type="string" calcext:value-type="string">
            <text:p>{ex8:['0405mod','0506mod','0607mod']}</text:p>
          </table:table-cell>
        </table:table-row>
        <table:table-row table:style-name="ro1">
          <table:table-cell office:value-type="string" calcext:value-type="string">
            <text:p>ex9</text:p>
          </table:table-cell>
          <table:table-cell office:value-type="string" calcext:value-type="string">
            <text:p>0405mod</text:p>
          </table:table-cell>
          <table:table-cell office:value-type="string" calcext:value-type="string">
            <text:p>0506mod</text:p>
          </table:table-cell>
          <table:table-cell office:value-type="string" calcext:value-type="string">
            <text:p>0607mod</text:p>
          </table:table-cell>
          <table:table-cell table:number-columns-repeated="9"/>
          <table:table-cell office:value-type="string" calcext:value-type="string">
            <text:p>0405mod','0506mod','0607mod</text:p>
          </table:table-cell>
          <table:table-cell office:value-type="string" calcext:value-type="string">
            <text:p>{ex9:['0405mod','0506mod','0607mod']}</text:p>
          </table:table-cell>
        </table:table-row>
        <table:table-row table:style-name="ro1">
          <table:table-cell office:value-type="string" calcext:value-type="string">
            <text:p>ex10</text:p>
          </table:table-cell>
          <table:table-cell office:value-type="string" calcext:value-type="string">
            <text:p>0506mod</text:p>
          </table:table-cell>
          <table:table-cell office:value-type="string" calcext:value-type="string">
            <text:p>0607mod</text:p>
          </table:table-cell>
          <table:table-cell table:number-columns-repeated="10"/>
          <table:table-cell office:value-type="string" calcext:value-type="string">
            <text:p>0506mod','0607mod</text:p>
          </table:table-cell>
          <table:table-cell office:value-type="string" calcext:value-type="string">
            <text:p>{ex10:['0506mod','0607mod']}</text:p>
          </table:table-cell>
        </table:table-row>
        <table:table-row table:style-name="ro1">
          <table:table-cell office:value-type="string" calcext:value-type="string">
            <text:p>ex11</text:p>
          </table:table-cell>
          <table:table-cell office:value-type="string" calcext:value-type="string">
            <text:p>0506mod</text:p>
          </table:table-cell>
          <table:table-cell office:value-type="string" calcext:value-type="string">
            <text:p>0607mod</text:p>
          </table:table-cell>
          <table:table-cell table:number-columns-repeated="10"/>
          <table:table-cell office:value-type="string" calcext:value-type="string">
            <text:p>0506mod','0607mod</text:p>
          </table:table-cell>
          <table:table-cell office:value-type="string" calcext:value-type="string">
            <text:p>{ex11:['0506mod','0607mod']}</text:p>
          </table:table-cell>
        </table:table-row>
        <table:table-row table:style-name="ro1">
          <table:table-cell office:value-type="string" calcext:value-type="string">
            <text:p>ex12</text:p>
          </table:table-cell>
          <table:table-cell office:value-type="string" calcext:value-type="string">
            <text:p>0507mod</text:p>
          </table:table-cell>
          <table:table-cell office:value-type="string" calcext:value-type="string">
            <text:p>0608mod</text:p>
          </table:table-cell>
          <table:table-cell table:number-columns-repeated="10"/>
          <table:table-cell office:value-type="string" calcext:value-type="string">
            <text:p>0507mod','0608mod</text:p>
          </table:table-cell>
          <table:table-cell office:value-type="string" calcext:value-type="string">
            <text:p>{ex12:['0507mod','0608mod']}</text:p>
          </table:table-cell>
        </table:table-row>
        <table:table-row table:style-name="ro1">
          <table:table-cell office:value-type="string" calcext:value-type="string">
            <text:p>ex13</text:p>
          </table:table-cell>
          <table:table-cell office:value-type="string" calcext:value-type="string">
            <text:p>0506mod</text:p>
          </table:table-cell>
          <table:table-cell office:value-type="string" calcext:value-type="string">
            <text:p>0607mod</text:p>
          </table:table-cell>
          <table:table-cell office:value-type="string" calcext:value-type="string">
            <text:p>0708mod</text:p>
          </table:table-cell>
          <table:table-cell table:number-columns-repeated="9"/>
          <table:table-cell office:value-type="string" calcext:value-type="string">
            <text:p>0506mod','0607mod','0708mod</text:p>
          </table:table-cell>
          <table:table-cell office:value-type="string" calcext:value-type="string">
            <text:p>{ex13:['0506mod','0607mod','0708mod']}</text:p>
          </table:table-cell>
        </table:table-row>
        <table:table-row table:style-name="ro1">
          <table:table-cell office:value-type="string" calcext:value-type="string">
            <text:p>ex14</text:p>
          </table:table-cell>
          <table:table-cell office:value-type="string" calcext:value-type="string">
            <text:p>0607mod</text:p>
          </table:table-cell>
          <table:table-cell office:value-type="string" calcext:value-type="string">
            <text:p>0708mod</text:p>
          </table:table-cell>
          <table:table-cell table:number-columns-repeated="10"/>
          <table:table-cell office:value-type="string" calcext:value-type="string">
            <text:p>0607mod','0708mod</text:p>
          </table:table-cell>
          <table:table-cell office:value-type="string" calcext:value-type="string">
            <text:p>{ex14:['0607mod','0708mod']}</text:p>
          </table:table-cell>
        </table:table-row>
        <table:table-row table:style-name="ro1">
          <table:table-cell office:value-type="string" calcext:value-type="string">
            <text:p>ex15</text:p>
          </table:table-cell>
          <table:table-cell office:value-type="string" calcext:value-type="string">
            <text:p>0607mod</text:p>
          </table:table-cell>
          <table:table-cell office:value-type="string" calcext:value-type="string">
            <text:p>0708mod</text:p>
          </table:table-cell>
          <table:table-cell table:number-columns-repeated="10"/>
          <table:table-cell office:value-type="string" calcext:value-type="string">
            <text:p>0607mod','0708mod</text:p>
          </table:table-cell>
          <table:table-cell office:value-type="string" calcext:value-type="string">
            <text:p>{ex15:['0607mod','0708mod']}</text:p>
          </table:table-cell>
        </table:table-row>
        <table:table-row table:style-name="ro1">
          <table:table-cell office:value-type="string" calcext:value-type="string">
            <text:p>ex16</text:p>
          </table:table-cell>
          <table:table-cell office:value-type="string" calcext:value-type="string">
            <text:p>0607mod</text:p>
          </table:table-cell>
          <table:table-cell office:value-type="string" calcext:value-type="string">
            <text:p>0708mod</text:p>
          </table:table-cell>
          <table:table-cell table:number-columns-repeated="10"/>
          <table:table-cell office:value-type="string" calcext:value-type="string">
            <text:p>0607mod','0708mod</text:p>
          </table:table-cell>
          <table:table-cell office:value-type="string" calcext:value-type="string">
            <text:p>{ex16:['0607mod','0708mod']}</text:p>
          </table:table-cell>
        </table:table-row>
        <table:table-row table:style-name="ro1">
          <table:table-cell office:value-type="string" calcext:value-type="string">
            <text:p>pop1</text:p>
          </table:table-cell>
          <table:table-cell office:value-type="string" calcext:value-type="string">
            <text:p>0405mod</text:p>
          </table:table-cell>
          <table:table-cell office:value-type="string" calcext:value-type="string">
            <text:p>0506mod</text:p>
          </table:table-cell>
          <table:table-cell table:number-columns-repeated="10"/>
          <table:table-cell office:value-type="string" calcext:value-type="string">
            <text:p>0405mod','0506mod</text:p>
          </table:table-cell>
          <table:table-cell office:value-type="string" calcext:value-type="string">
            <text:p>{pop1:['0405mod','0506mod']}</text:p>
          </table:table-cell>
        </table:table-row>
        <table:table-row table:style-name="ro1">
          <table:table-cell office:value-type="string" calcext:value-type="string">
            <text:p>pop2</text:p>
          </table:table-cell>
          <table:table-cell office:value-type="string" calcext:value-type="string">
            <text:p>0506mod</text:p>
          </table:table-cell>
          <table:table-cell office:value-type="string" calcext:value-type="string">
            <text:p>0607mod</text:p>
          </table:table-cell>
          <table:table-cell table:number-columns-repeated="10"/>
          <table:table-cell office:value-type="string" calcext:value-type="string">
            <text:p>0506mod','0607mod</text:p>
          </table:table-cell>
          <table:table-cell office:value-type="string" calcext:value-type="string">
            <text:p>{pop2:['0506mod','0607mod']}</text:p>
          </table:table-cell>
        </table:table-row>
        <table:table-row table:style-name="ro1">
          <table:table-cell office:value-type="string" calcext:value-type="string">
            <text:p>pop3</text:p>
          </table:table-cell>
          <table:table-cell office:value-type="string" calcext:value-type="string">
            <text:p>0506mod</text:p>
          </table:table-cell>
          <table:table-cell office:value-type="string" calcext:value-type="string">
            <text:p>0607mod</text:p>
          </table:table-cell>
          <table:table-cell table:number-columns-repeated="10"/>
          <table:table-cell office:value-type="string" calcext:value-type="string">
            <text:p>0506mod','0607mod</text:p>
          </table:table-cell>
          <table:table-cell office:value-type="string" calcext:value-type="string">
            <text:p>{pop3:['0506mod','0607mod']}</text:p>
          </table:table-cell>
        </table:table-row>
        <table:table-row table:style-name="ro1">
          <table:table-cell office:value-type="string" calcext:value-type="string">
            <text:p>pop4</text:p>
          </table:table-cell>
          <table:table-cell office:value-type="string" calcext:value-type="string">
            <text:p>0607mod</text:p>
          </table:table-cell>
          <table:table-cell office:value-type="string" calcext:value-type="string">
            <text:p>0708mod</text:p>
          </table:table-cell>
          <table:table-cell table:number-columns-repeated="10"/>
          <table:table-cell office:value-type="string" calcext:value-type="string">
            <text:p>0607mod','0708mod</text:p>
          </table:table-cell>
          <table:table-cell office:value-type="string" calcext:value-type="string">
            <text:p>{pop4:['0607mod','0708mod']}</text:p>
          </table:table-cell>
        </table:table-row>
        <table:table-row table:style-name="ro1">
          <table:table-cell office:value-type="string" calcext:value-type="string">
            <text:p>pop5</text:p>
          </table:table-cell>
          <table:table-cell office:value-type="string" calcext:value-type="string">
            <text:p>0607mod</text:p>
          </table:table-cell>
          <table:table-cell office:value-type="string" calcext:value-type="string">
            <text:p>0708mod</text:p>
          </table:table-cell>
          <table:table-cell table:number-columns-repeated="10"/>
          <table:table-cell office:value-type="string" calcext:value-type="string">
            <text:p>0607mod','0708mod</text:p>
          </table:table-cell>
          <table:table-cell office:value-type="string" calcext:value-type="string">
            <text:p>{pop5:['0607mod','0708mod']}</text:p>
          </table:table-cell>
        </table:table-row>
        <table:table-row table:style-name="ro1">
          <table:table-cell office:value-type="string" calcext:value-type="string">
            <text:p>pop6</text:p>
          </table:table-cell>
          <table:table-cell office:value-type="string" calcext:value-type="string">
            <text:p>0708mod</text:p>
          </table:table-cell>
          <table:table-cell office:value-type="string" calcext:value-type="string">
            <text:p>0810mod</text:p>
          </table:table-cell>
          <table:table-cell table:number-columns-repeated="10"/>
          <table:table-cell office:value-type="string" calcext:value-type="string">
            <text:p>0708mod','0810mod</text:p>
          </table:table-cell>
          <table:table-cell office:value-type="string" calcext:value-type="string">
            <text:p>{pop6:['0708mod','0810mod']}</text:p>
          </table:table-cell>
        </table:table-row>
        <table:table-row table:style-name="ro1">
          <table:table-cell office:value-type="string" calcext:value-type="string">
            <text:p>pop7</text:p>
          </table:table-cell>
          <table:table-cell office:value-type="string" calcext:value-type="string">
            <text:p>0708mod</text:p>
          </table:table-cell>
          <table:table-cell office:value-type="string" calcext:value-type="string">
            <text:p>0810mod</text:p>
          </table:table-cell>
          <table:table-cell table:number-columns-repeated="10"/>
          <table:table-cell office:value-type="string" calcext:value-type="string">
            <text:p>0708mod','0810mod</text:p>
          </table:table-cell>
          <table:table-cell office:value-type="string" calcext:value-type="string">
            <text:p>{pop7:['0708mod','0810mod']}</text:p>
          </table:table-cell>
        </table:table-row>
        <table:table-row table:style-name="ro1">
          <table:table-cell office:value-type="string" calcext:value-type="string">
            <text:p>pop8</text:p>
          </table:table-cell>
          <table:table-cell office:value-type="string" calcext:value-type="string">
            <text:p>0810mod</text:p>
          </table:table-cell>
          <table:table-cell table:number-columns-repeated="11"/>
          <table:table-cell office:value-type="string" calcext:value-type="string">
            <text:p>0810mod</text:p>
          </table:table-cell>
          <table:table-cell office:value-type="string" calcext:value-type="string">
            <text:p>{pop8:['0810mod']}</text:p>
          </table:table-cell>
        </table:table-row>
        <table:table-row table:style-name="ro1">
          <table:table-cell office:value-type="string" calcext:value-type="string">
            <text:p>pop9</text:p>
          </table:table-cell>
          <table:table-cell office:value-type="string" calcext:value-type="string">
            <text:p>0810mod</text:p>
          </table:table-cell>
          <table:table-cell table:number-columns-repeated="11"/>
          <table:table-cell office:value-type="string" calcext:value-type="string">
            <text:p>0810mod</text:p>
          </table:table-cell>
          <table:table-cell office:value-type="string" calcext:value-type="string">
            <text:p>{pop9:['0810mod']}</text:p>
          </table:table-cell>
        </table:table-row>
        <table:table-row table:style-name="ro1">
          <table:table-cell office:value-type="string" calcext:value-type="string">
            <text:p>dp1</text:p>
          </table:table-cell>
          <table:table-cell office:value-type="string" calcext:value-type="string">
            <text:p>0708mod</text:p>
          </table:table-cell>
          <table:table-cell office:value-type="string" calcext:value-type="string">
            <text:p>0810mod</text:p>
          </table:table-cell>
          <table:table-cell table:number-columns-repeated="10"/>
          <table:table-cell office:value-type="string" calcext:value-type="string">
            <text:p>0708mod','0810mod</text:p>
          </table:table-cell>
          <table:table-cell office:value-type="string" calcext:value-type="string">
            <text:p>{dp1:['0708mod','0810mod']}</text:p>
          </table:table-cell>
        </table:table-row>
        <table:table-row table:style-name="ro1">
          <table:table-cell office:value-type="string" calcext:value-type="string">
            <text:p>dp2</text:p>
          </table:table-cell>
          <table:table-cell office:value-type="string" calcext:value-type="string">
            <text:p>0708mod</text:p>
          </table:table-cell>
          <table:table-cell office:value-type="string" calcext:value-type="string">
            <text:p>0810mod</text:p>
          </table:table-cell>
          <table:table-cell table:number-columns-repeated="10"/>
          <table:table-cell office:value-type="string" calcext:value-type="string">
            <text:p>0708mod','0810mod</text:p>
          </table:table-cell>
          <table:table-cell office:value-type="string" calcext:value-type="string">
            <text:p>{dp2:['0708mod','0810mod']}</text:p>
          </table:table-cell>
        </table:table-row>
        <table:table-row table:style-name="ro1">
          <table:table-cell office:value-type="string" calcext:value-type="string">
            <text:p>dp3</text:p>
          </table:table-cell>
          <table:table-cell office:value-type="string" calcext:value-type="string">
            <text:p>0708mod</text:p>
          </table:table-cell>
          <table:table-cell office:value-type="string" calcext:value-type="string">
            <text:p>0810mod</text:p>
          </table:table-cell>
          <table:table-cell table:number-columns-repeated="10"/>
          <table:table-cell office:value-type="string" calcext:value-type="string">
            <text:p>0708mod','0810mod</text:p>
          </table:table-cell>
          <table:table-cell office:value-type="string" calcext:value-type="string">
            <text:p>{dp3:['0708mod','0810mod']}</text:p>
          </table:table-cell>
        </table:table-row>
        <table:table-row table:style-name="ro1">
          <table:table-cell office:value-type="string" calcext:value-type="string">
            <text:p>dp4</text:p>
          </table:table-cell>
          <table:table-cell office:value-type="string" calcext:value-type="string">
            <text:p>0708mod</text:p>
          </table:table-cell>
          <table:table-cell office:value-type="string" calcext:value-type="string">
            <text:p>0810mod</text:p>
          </table:table-cell>
          <table:table-cell table:number-columns-repeated="10"/>
          <table:table-cell office:value-type="string" calcext:value-type="string">
            <text:p>0708mod','0810mod</text:p>
          </table:table-cell>
          <table:table-cell office:value-type="string" calcext:value-type="string">
            <text:p>{dp4:['0708mod','0810mod']}</text:p>
          </table:table-cell>
        </table:table-row>
        <table:table-row table:style-name="ro1">
          <table:table-cell office:value-type="string" calcext:value-type="string">
            <text:p>dp5</text:p>
          </table:table-cell>
          <table:table-cell office:value-type="string" calcext:value-type="string">
            <text:p>0708mod</text:p>
          </table:table-cell>
          <table:table-cell office:value-type="string" calcext:value-type="string">
            <text:p>0810mod</text:p>
          </table:table-cell>
          <table:table-cell office:value-type="string" calcext:value-type="string">
            <text:p>1011mod</text:p>
          </table:table-cell>
          <table:table-cell table:number-columns-repeated="9"/>
          <table:table-cell office:value-type="string" calcext:value-type="string">
            <text:p>0708mod','0810mod','1011mod</text:p>
          </table:table-cell>
          <table:table-cell office:value-type="string" calcext:value-type="string">
            <text:p>{dp5:['0708mod','0810mod','1011mod']}</text:p>
          </table:table-cell>
        </table:table-row>
        <table:table-row table:style-name="ro1">
          <table:table-cell office:value-type="string" calcext:value-type="string">
            <text:p>dp6</text:p>
          </table:table-cell>
          <table:table-cell office:value-type="string" calcext:value-type="string">
            <text:p>0810mod</text:p>
          </table:table-cell>
          <table:table-cell office:value-type="string" calcext:value-type="string">
            <text:p>1011mod</text:p>
          </table:table-cell>
          <table:table-cell table:number-columns-repeated="10"/>
          <table:table-cell office:value-type="string" calcext:value-type="string">
            <text:p>0810mod','1011mod</text:p>
          </table:table-cell>
          <table:table-cell office:value-type="string" calcext:value-type="string">
            <text:p>{dp6:['0810mod','1011mod']}</text:p>
          </table:table-cell>
        </table:table-row>
        <table:table-row table:style-name="ro1">
          <table:table-cell office:value-type="string" calcext:value-type="string">
            <text:p>dp7</text:p>
          </table:table-cell>
          <table:table-cell office:value-type="string" calcext:value-type="string">
            <text:p>0810mod</text:p>
          </table:table-cell>
          <table:table-cell office:value-type="string" calcext:value-type="string">
            <text:p>1011mod</text:p>
          </table:table-cell>
          <table:table-cell table:number-columns-repeated="10"/>
          <table:table-cell office:value-type="string" calcext:value-type="string">
            <text:p>0810mod','1011mod</text:p>
          </table:table-cell>
          <table:table-cell office:value-type="string" calcext:value-type="string">
            <text:p>{dp7:['0810mod','1011mod']}</text:p>
          </table:table-cell>
        </table:table-row>
        <table:table-row table:style-name="ro1">
          <table:table-cell office:value-type="string" calcext:value-type="string">
            <text:p>pl1</text:p>
          </table:table-cell>
          <table:table-cell office:value-type="string" calcext:value-type="string">
            <text:p>0810mod</text:p>
          </table:table-cell>
          <table:table-cell office:value-type="string" calcext:value-type="string">
            <text:p>1011mod</text:p>
          </table:table-cell>
          <table:table-cell table:number-columns-repeated="10"/>
          <table:table-cell office:value-type="string" calcext:value-type="string">
            <text:p>0810mod','1011mod</text:p>
          </table:table-cell>
          <table:table-cell office:value-type="string" calcext:value-type="string">
            <text:p>{pl1:['0810mod','1011mod']}</text:p>
          </table:table-cell>
        </table:table-row>
        <table:table-row table:style-name="ro1">
          <table:table-cell office:value-type="string" calcext:value-type="string">
            <text:p>pl2</text:p>
          </table:table-cell>
          <table:table-cell office:value-type="string" calcext:value-type="string">
            <text:p>0810mod</text:p>
          </table:table-cell>
          <table:table-cell office:value-type="string" calcext:value-type="string">
            <text:p>1011mod</text:p>
          </table:table-cell>
          <table:table-cell table:number-columns-repeated="10"/>
          <table:table-cell office:value-type="string" calcext:value-type="string">
            <text:p>0810mod','1011mod</text:p>
          </table:table-cell>
          <table:table-cell office:value-type="string" calcext:value-type="string">
            <text:p>{pl2:['0810mod','1011mod']}</text:p>
          </table:table-cell>
        </table:table-row>
        <table:table-row table:style-name="ro1">
          <table:table-cell office:value-type="string" calcext:value-type="string">
            <text:p>pl3</text:p>
          </table:table-cell>
          <table:table-cell office:value-type="string" calcext:value-type="string">
            <text:p>0810mod</text:p>
          </table:table-cell>
          <table:table-cell office:value-type="string" calcext:value-type="string">
            <text:p>1011mod</text:p>
          </table:table-cell>
          <table:table-cell table:number-columns-repeated="10"/>
          <table:table-cell office:value-type="string" calcext:value-type="string">
            <text:p>0810mod','1011mod</text:p>
          </table:table-cell>
          <table:table-cell office:value-type="string" calcext:value-type="string">
            <text:p>{pl3:['0810mod','1011mod']}</text:p>
          </table:table-cell>
        </table:table-row>
        <table:table-row table:style-name="ro1">
          <table:table-cell office:value-type="string" calcext:value-type="string">
            <text:p>pl4</text:p>
          </table:table-cell>
          <table:table-cell office:value-type="string" calcext:value-type="string">
            <text:p>0810mod</text:p>
          </table:table-cell>
          <table:table-cell office:value-type="string" calcext:value-type="string">
            <text:p>1011mod</text:p>
          </table:table-cell>
          <table:table-cell table:number-columns-repeated="10"/>
          <table:table-cell office:value-type="string" calcext:value-type="string">
            <text:p>0810mod','1011mod</text:p>
          </table:table-cell>
          <table:table-cell office:value-type="string" calcext:value-type="string">
            <text:p>{pl4:['0810mod','1011mod']}</text:p>
          </table:table-cell>
        </table:table-row>
        <table:table-row table:style-name="ro1">
          <table:table-cell office:value-type="string" calcext:value-type="string">
            <text:p>ru1</text:p>
          </table:table-cell>
          <table:table-cell office:value-type="string" calcext:value-type="string">
            <text:p>0810mod</text:p>
          </table:table-cell>
          <table:table-cell office:value-type="string" calcext:value-type="string">
            <text:p>1011mod</text:p>
          </table:table-cell>
          <table:table-cell table:number-columns-repeated="10"/>
          <table:table-cell office:value-type="string" calcext:value-type="string">
            <text:p>0810mod','1011mod</text:p>
          </table:table-cell>
          <table:table-cell office:value-type="string" calcext:value-type="string">
            <text:p>{ru1:['0810mod','1011mod']}</text:p>
          </table:table-cell>
        </table:table-row>
        <table:table-row table:style-name="ro1">
          <table:table-cell office:value-type="string" calcext:value-type="string">
            <text:p>hgss1</text:p>
          </table:table-cell>
          <table:table-cell office:value-type="string" calcext:value-type="string">
            <text:p>0810mod</text:p>
          </table:table-cell>
          <table:table-cell office:value-type="string" calcext:value-type="string">
            <text:p>1011mod</text:p>
          </table:table-cell>
          <table:table-cell office:value-type="string" calcext:value-type="string">
            <text:p>1112mod</text:p>
          </table:table-cell>
          <table:table-cell table:number-columns-repeated="9"/>
          <table:table-cell office:value-type="string" calcext:value-type="string">
            <text:p>0810mod','1011mod','1112mod</text:p>
          </table:table-cell>
          <table:table-cell office:value-type="string" calcext:value-type="string">
            <text:p>{hgss1:['0810mod','1011mod','1112mod']}</text:p>
          </table:table-cell>
        </table:table-row>
        <table:table-row table:style-name="ro1">
          <table:table-cell office:value-type="string" calcext:value-type="string">
            <text:p>hgss2</text:p>
          </table:table-cell>
          <table:table-cell office:value-type="string" calcext:value-type="string">
            <text:p>0810mod</text:p>
          </table:table-cell>
          <table:table-cell office:value-type="string" calcext:value-type="string">
            <text:p>1011mod</text:p>
          </table:table-cell>
          <table:table-cell office:value-type="string" calcext:value-type="string">
            <text:p>1112mod</text:p>
          </table:table-cell>
          <table:table-cell table:number-columns-repeated="9"/>
          <table:table-cell office:value-type="string" calcext:value-type="string">
            <text:p>0810mod','1011mod','1112mod</text:p>
          </table:table-cell>
          <table:table-cell office:value-type="string" calcext:value-type="string">
            <text:p>{hgss2:['0810mod','1011mod','1112mod']}</text:p>
          </table:table-cell>
        </table:table-row>
        <table:table-row table:style-name="ro1">
          <table:table-cell office:value-type="string" calcext:value-type="string">
            <text:p>hgss3</text:p>
          </table:table-cell>
          <table:table-cell office:value-type="string" calcext:value-type="string">
            <text:p>1011mod</text:p>
          </table:table-cell>
          <table:table-cell office:value-type="string" calcext:value-type="string">
            <text:p>1112mod</text:p>
          </table:table-cell>
          <table:table-cell table:number-columns-repeated="10"/>
          <table:table-cell office:value-type="string" calcext:value-type="string">
            <text:p>1011mod','1112mod</text:p>
          </table:table-cell>
          <table:table-cell office:value-type="string" calcext:value-type="string">
            <text:p>{hgss3:['1011mod','1112mod']}</text:p>
          </table:table-cell>
        </table:table-row>
        <table:table-row table:style-name="ro1">
          <table:table-cell office:value-type="string" calcext:value-type="string">
            <text:p>hgss4</text:p>
          </table:table-cell>
          <table:table-cell office:value-type="string" calcext:value-type="string">
            <text:p>1011mod</text:p>
          </table:table-cell>
          <table:table-cell office:value-type="string" calcext:value-type="string">
            <text:p>1112mod</text:p>
          </table:table-cell>
          <table:table-cell table:number-columns-repeated="10"/>
          <table:table-cell office:value-type="string" calcext:value-type="string">
            <text:p>1011mod','1112mod</text:p>
          </table:table-cell>
          <table:table-cell office:value-type="string" calcext:value-type="string">
            <text:p>{hgss4:['1011mod','1112mod']}</text:p>
          </table:table-cell>
        </table:table-row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1011mod</text:p>
          </table:table-cell>
          <table:table-cell office:value-type="string" calcext:value-type="string">
            <text:p>1112mod</text:p>
          </table:table-cell>
          <table:table-cell table:number-columns-repeated="10"/>
          <table:table-cell office:value-type="string" calcext:value-type="string">
            <text:p>1011mod','1112mod</text:p>
          </table:table-cell>
          <table:table-cell office:value-type="string" calcext:value-type="string">
            <text:p>{col1:['1011mod','1112mod']}</text:p>
          </table:table-cell>
        </table:table-row>
        <table:table-row table:style-name="ro1">
          <table:table-cell office:value-type="string" calcext:value-type="string">
            <text:p>bw1</text:p>
          </table:table-cell>
          <table:table-cell office:value-type="string" calcext:value-type="string">
            <text:p>1011mod</text:p>
          </table:table-cell>
          <table:table-cell office:value-type="string" calcext:value-type="string">
            <text:p>1112mod</text:p>
          </table:table-cell>
          <table:table-cell office:value-type="string" calcext:value-type="string">
            <text:p>1213mod</text:p>
          </table:table-cell>
          <table:table-cell office:value-type="string" calcext:value-type="string">
            <text:p>1415exp</text:p>
          </table:table-cell>
          <table:table-cell office:value-type="string" calcext:value-type="string">
            <text:p>1516exp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/>
          <table:table-cell office:value-type="string" calcext:value-type="string">
            <text:p>1011mod','1112mod','1213mod','1415exp','1516exp','1617exp','1718exp','1819exp','1920exp','2021exp','2122exp</text:p>
          </table:table-cell>
          <table:table-cell office:value-type="string" calcext:value-type="string">
            <text:p>{bw1:['1011mod','1112mod','1213mod','1415exp','1516exp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bw2</text:p>
          </table:table-cell>
          <table:table-cell office:value-type="string" calcext:value-type="string">
            <text:p>1112mod</text:p>
          </table:table-cell>
          <table:table-cell office:value-type="string" calcext:value-type="string">
            <text:p>1213mod</text:p>
          </table:table-cell>
          <table:table-cell office:value-type="string" calcext:value-type="string">
            <text:p>1415exp</text:p>
          </table:table-cell>
          <table:table-cell office:value-type="string" calcext:value-type="string">
            <text:p>1516exp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2"/>
          <table:table-cell office:value-type="string" calcext:value-type="string">
            <text:p>1112mod','1213mod','1415exp','1516exp','1617exp','1718exp','1819exp','1920exp','2021exp','2122exp</text:p>
          </table:table-cell>
          <table:table-cell office:value-type="string" calcext:value-type="string">
            <text:p>{bw2:['1112mod','1213mod','1415exp','1516exp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bw3</text:p>
          </table:table-cell>
          <table:table-cell office:value-type="string" calcext:value-type="string">
            <text:p>1112mod</text:p>
          </table:table-cell>
          <table:table-cell office:value-type="string" calcext:value-type="string">
            <text:p>1213mod</text:p>
          </table:table-cell>
          <table:table-cell office:value-type="string" calcext:value-type="string">
            <text:p>1415exp</text:p>
          </table:table-cell>
          <table:table-cell office:value-type="string" calcext:value-type="string">
            <text:p>1516exp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2"/>
          <table:table-cell office:value-type="string" calcext:value-type="string">
            <text:p>1112mod','1213mod','1415exp','1516exp','1617exp','1718exp','1819exp','1920exp','2021exp','2122exp</text:p>
          </table:table-cell>
          <table:table-cell office:value-type="string" calcext:value-type="string">
            <text:p>{bw3:['1112mod','1213mod','1415exp','1516exp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bw4</text:p>
          </table:table-cell>
          <table:table-cell office:value-type="string" calcext:value-type="string">
            <text:p>1112mod</text:p>
          </table:table-cell>
          <table:table-cell office:value-type="string" calcext:value-type="string">
            <text:p>1213mod</text:p>
          </table:table-cell>
          <table:table-cell office:value-type="string" calcext:value-type="string">
            <text:p>1314mod</text:p>
          </table:table-cell>
          <table:table-cell office:value-type="string" calcext:value-type="string">
            <text:p>1415exp</text:p>
          </table:table-cell>
          <table:table-cell office:value-type="string" calcext:value-type="string">
            <text:p>1516exp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/>
          <table:table-cell office:value-type="string" calcext:value-type="string">
            <text:p>1112mod','1213mod','1314mod','1415exp','1516exp','1617exp','1718exp','1819exp','1920exp','2021exp','2122exp</text:p>
          </table:table-cell>
          <table:table-cell office:value-type="string" calcext:value-type="string">
            <text:p>{bw4:['1112mod','1213mod','1314mod','1415exp','1516exp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bw5</text:p>
          </table:table-cell>
          <table:table-cell office:value-type="string" calcext:value-type="string">
            <text:p>1112mod</text:p>
          </table:table-cell>
          <table:table-cell office:value-type="string" calcext:value-type="string">
            <text:p>1213mod</text:p>
          </table:table-cell>
          <table:table-cell office:value-type="string" calcext:value-type="string">
            <text:p>1314mod</text:p>
          </table:table-cell>
          <table:table-cell office:value-type="string" calcext:value-type="string">
            <text:p>1415exp</text:p>
          </table:table-cell>
          <table:table-cell office:value-type="string" calcext:value-type="string">
            <text:p>1516exp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/>
          <table:table-cell office:value-type="string" calcext:value-type="string">
            <text:p>1112mod','1213mod','1314mod','1415exp','1516exp','1617exp','1718exp','1819exp','1920exp','2021exp','2122exp</text:p>
          </table:table-cell>
          <table:table-cell office:value-type="string" calcext:value-type="string">
            <text:p>{bw5:['1112mod','1213mod','1314mod','1415exp','1516exp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bw6</text:p>
          </table:table-cell>
          <table:table-cell office:value-type="string" calcext:value-type="string">
            <text:p>1213mod</text:p>
          </table:table-cell>
          <table:table-cell office:value-type="string" calcext:value-type="string">
            <text:p>1314mod</text:p>
          </table:table-cell>
          <table:table-cell office:value-type="string" calcext:value-type="string">
            <text:p>1415exp</text:p>
          </table:table-cell>
          <table:table-cell office:value-type="string" calcext:value-type="string">
            <text:p>1516exp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2"/>
          <table:table-cell office:value-type="string" calcext:value-type="string">
            <text:p>1213mod','1314mod','1415exp','1516exp','1617exp','1718exp','1819exp','1920exp','2021exp','2122exp</text:p>
          </table:table-cell>
          <table:table-cell office:value-type="string" calcext:value-type="string">
            <text:p>{bw6:['1213mod','1314mod','1415exp','1516exp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bw7</text:p>
          </table:table-cell>
          <table:table-cell office:value-type="string" calcext:value-type="string">
            <text:p>1213mod</text:p>
          </table:table-cell>
          <table:table-cell office:value-type="string" calcext:value-type="string">
            <text:p>1314mod</text:p>
          </table:table-cell>
          <table:table-cell office:value-type="string" calcext:value-type="string">
            <text:p>1415standard</text:p>
          </table:table-cell>
          <table:table-cell office:value-type="string" calcext:value-type="string">
            <text:p>1415exp</text:p>
          </table:table-cell>
          <table:table-cell office:value-type="string" calcext:value-type="string">
            <text:p>1516exp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/>
          <table:table-cell office:value-type="string" calcext:value-type="string">
            <text:p>1213mod','1314mod','1415standard','1415exp','1516exp','1617exp','1718exp','1819exp','1920exp','2021exp','2122exp</text:p>
          </table:table-cell>
          <table:table-cell office:value-type="string" calcext:value-type="string">
            <text:p>{bw7:['1213mod','1314mod','1415standard','1415exp','1516exp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bw8</text:p>
          </table:table-cell>
          <table:table-cell office:value-type="string" calcext:value-type="string">
            <text:p>1213mod</text:p>
          </table:table-cell>
          <table:table-cell office:value-type="string" calcext:value-type="string">
            <text:p>1314mod</text:p>
          </table:table-cell>
          <table:table-cell office:value-type="string" calcext:value-type="string">
            <text:p>1415standard</text:p>
          </table:table-cell>
          <table:table-cell office:value-type="string" calcext:value-type="string">
            <text:p>1415exp</text:p>
          </table:table-cell>
          <table:table-cell office:value-type="string" calcext:value-type="string">
            <text:p>1516exp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/>
          <table:table-cell office:value-type="string" calcext:value-type="string">
            <text:p>1213mod','1314mod','1415standard','1415exp','1516exp','1617exp','1718exp','1819exp','1920exp','2021exp','2122exp</text:p>
          </table:table-cell>
          <table:table-cell office:value-type="string" calcext:value-type="string">
            <text:p>{bw8:['1213mod','1314mod','1415standard','1415exp','1516exp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bw9</text:p>
          </table:table-cell>
          <table:table-cell office:value-type="string" calcext:value-type="string">
            <text:p>1213mod</text:p>
          </table:table-cell>
          <table:table-cell office:value-type="string" calcext:value-type="string">
            <text:p>1314mod</text:p>
          </table:table-cell>
          <table:table-cell office:value-type="string" calcext:value-type="string">
            <text:p>1415standard</text:p>
          </table:table-cell>
          <table:table-cell office:value-type="string" calcext:value-type="string">
            <text:p>1415exp</text:p>
          </table:table-cell>
          <table:table-cell office:value-type="string" calcext:value-type="string">
            <text:p>1516exp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/>
          <table:table-cell office:value-type="string" calcext:value-type="string">
            <text:p>1213mod','1314mod','1415standard','1415exp','1516exp','1617exp','1718exp','1819exp','1920exp','2021exp','2122exp</text:p>
          </table:table-cell>
          <table:table-cell office:value-type="string" calcext:value-type="string">
            <text:p>{bw9:['1213mod','1314mod','1415standard','1415exp','1516exp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bw10</text:p>
          </table:table-cell>
          <table:table-cell office:value-type="string" calcext:value-type="string">
            <text:p>1314mod</text:p>
          </table:table-cell>
          <table:table-cell office:value-type="string" calcext:value-type="string">
            <text:p>1415standard</text:p>
          </table:table-cell>
          <table:table-cell office:value-type="string" calcext:value-type="string">
            <text:p>1415exp</text:p>
          </table:table-cell>
          <table:table-cell office:value-type="string" calcext:value-type="string">
            <text:p>1516exp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2"/>
          <table:table-cell office:value-type="string" calcext:value-type="string">
            <text:p>1314mod','1415standard','1415exp','1516exp','1617exp','1718exp','1819exp','1920exp','2021exp','2122exp</text:p>
          </table:table-cell>
          <table:table-cell office:value-type="string" calcext:value-type="string">
            <text:p>{bw10:['1314mod','1415standard','1415exp','1516exp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bw11</text:p>
          </table:table-cell>
          <table:table-cell office:value-type="string" calcext:value-type="string">
            <text:p>1314mod</text:p>
          </table:table-cell>
          <table:table-cell office:value-type="string" calcext:value-type="string">
            <text:p>1415standard</text:p>
          </table:table-cell>
          <table:table-cell office:value-type="string" calcext:value-type="string">
            <text:p>1415exp</text:p>
          </table:table-cell>
          <table:table-cell office:value-type="string" calcext:value-type="string">
            <text:p>1516exp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2"/>
          <table:table-cell office:value-type="string" calcext:value-type="string">
            <text:p>1314mod','1415standard','1415exp','1516exp','1617exp','1718exp','1819exp','1920exp','2021exp','2122exp</text:p>
          </table:table-cell>
          <table:table-cell office:value-type="string" calcext:value-type="string">
            <text:p>{bw11:['1314mod','1415standard','1415exp','1516exp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mcd11</text:p>
          </table:table-cell>
          <table:table-cell office:value-type="string" calcext:value-type="string">
            <text:p>1112mod</text:p>
          </table:table-cell>
          <table:table-cell office:value-type="string" calcext:value-type="string">
            <text:p>1213mod</text:p>
          </table:table-cell>
          <table:table-cell office:value-type="string" calcext:value-type="string">
            <text:p>1415exp</text:p>
          </table:table-cell>
          <table:table-cell office:value-type="string" calcext:value-type="string">
            <text:p>1516exp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2"/>
          <table:table-cell office:value-type="string" calcext:value-type="string">
            <text:p>1112mod','1213mod','1415exp','1516exp','1617exp','1718exp','1819exp','1920exp','2021exp','2122exp</text:p>
          </table:table-cell>
          <table:table-cell office:value-type="string" calcext:value-type="string">
            <text:p>{mcd11:['1112mod','1213mod','1415exp','1516exp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mcd12</text:p>
          </table:table-cell>
          <table:table-cell office:value-type="string" calcext:value-type="string">
            <text:p>1112mod</text:p>
          </table:table-cell>
          <table:table-cell office:value-type="string" calcext:value-type="string">
            <text:p>1213mod</text:p>
          </table:table-cell>
          <table:table-cell office:value-type="string" calcext:value-type="string">
            <text:p>1314mod</text:p>
          </table:table-cell>
          <table:table-cell office:value-type="string" calcext:value-type="string">
            <text:p>1415exp</text:p>
          </table:table-cell>
          <table:table-cell office:value-type="string" calcext:value-type="string">
            <text:p>1516exp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/>
          <table:table-cell office:value-type="string" calcext:value-type="string">
            <text:p>1112mod','1213mod','1314mod','1415exp','1516exp','1617exp','1718exp','1819exp','1920exp','2021exp','2122exp</text:p>
          </table:table-cell>
          <table:table-cell office:value-type="string" calcext:value-type="string">
            <text:p>{mcd12:['1112mod','1213mod','1314mod','1415exp','1516exp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mcd14</text:p>
          </table:table-cell>
          <table:table-cell office:value-type="string" calcext:value-type="string">
            <text:p>1314mod</text:p>
          </table:table-cell>
          <table:table-cell office:value-type="string" calcext:value-type="string">
            <text:p>1415standard</text:p>
          </table:table-cell>
          <table:table-cell office:value-type="string" calcext:value-type="string">
            <text:p>1516standard</text:p>
          </table:table-cell>
          <table:table-cell office:value-type="string" calcext:value-type="string">
            <text:p>1415exp</text:p>
          </table:table-cell>
          <table:table-cell office:value-type="string" calcext:value-type="string">
            <text:p>1516exp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/>
          <table:table-cell office:value-type="string" calcext:value-type="string">
            <text:p>1314mod','1415standard','1516standard','1415exp','1516exp','1617exp','1718exp','1819exp','1920exp','2021exp','2122exp</text:p>
          </table:table-cell>
          <table:table-cell office:value-type="string" calcext:value-type="string">
            <text:p>{mcd14:['1314mod','1415standard','1516standard','1415exp','1516exp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mcd15</text:p>
          </table:table-cell>
          <table:table-cell office:value-type="string" calcext:value-type="string">
            <text:p>1516standard</text:p>
          </table:table-cell>
          <table:table-cell office:value-type="string" calcext:value-type="string">
            <text:p>1617standard</text:p>
          </table:table-cell>
          <table:table-cell office:value-type="string" calcext:value-type="string">
            <text:p>1516exp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3"/>
          <table:table-cell office:value-type="string" calcext:value-type="string">
            <text:p>1516standard','1617standard','1516exp','1617exp','1718exp','1819exp','1920exp','2021exp','2122exp</text:p>
          </table:table-cell>
          <table:table-cell office:value-type="string" calcext:value-type="string">
            <text:p>{mcd15:['1516standard','1617standard','1516exp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mcd16</text:p>
          </table:table-cell>
          <table:table-cell office:value-type="string" calcext:value-type="string">
            <text:p>1617standard</text:p>
          </table:table-cell>
          <table:table-cell office:value-type="string" calcext:value-type="string">
            <text:p>1718standard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4"/>
          <table:table-cell office:value-type="string" calcext:value-type="string">
            <text:p>1617standard','1718standard','1617exp','1718exp','1819exp','1920exp','2021exp','2122exp</text:p>
          </table:table-cell>
          <table:table-cell office:value-type="string" calcext:value-type="string">
            <text:p>{mcd16:['1617standard','1718standard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mcd17</text:p>
          </table:table-cell>
          <table:table-cell office:value-type="string" calcext:value-type="string">
            <text:p>1718standard</text:p>
          </table:table-cell>
          <table:table-cell office:value-type="string" calcext:value-type="string">
            <text:p>1819standard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5"/>
          <table:table-cell office:value-type="string" calcext:value-type="string">
            <text:p>1718standard','1819standard','1718exp','1819exp','1920exp','2021exp','2122exp</text:p>
          </table:table-cell>
          <table:table-cell office:value-type="string" calcext:value-type="string">
            <text:p>{mcd17:['1718standard','1819standard','1718exp','1819exp','1920exp','2021exp','2122exp']}</text:p>
          </table:table-cell>
        </table:table-row>
        <table:table-row table:style-name="ro1">
          <table:table-cell office:value-type="string" calcext:value-type="string">
            <text:p>mcd18</text:p>
          </table:table-cell>
          <table:table-cell office:value-type="string" calcext:value-type="string">
            <text:p>1819standard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7"/>
          <table:table-cell office:value-type="string" calcext:value-type="string">
            <text:p>1819standard','1819exp','1920exp','2021exp','2122exp</text:p>
          </table:table-cell>
          <table:table-cell office:value-type="string" calcext:value-type="string">
            <text:p>{mcd18:['1819standard','1819exp','1920exp','2021exp','2122exp']}</text:p>
          </table:table-cell>
        </table:table-row>
        <table:table-row table:style-name="ro1">
          <table:table-cell office:value-type="string" calcext:value-type="string">
            <text:p>dv1</text:p>
          </table:table-cell>
          <table:table-cell office:value-type="string" calcext:value-type="string">
            <text:p>1213mod</text:p>
          </table:table-cell>
          <table:table-cell office:value-type="string" calcext:value-type="string">
            <text:p>1314mod</text:p>
          </table:table-cell>
          <table:table-cell office:value-type="string" calcext:value-type="string">
            <text:p>1415exp</text:p>
          </table:table-cell>
          <table:table-cell office:value-type="string" calcext:value-type="string">
            <text:p>1516exp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2"/>
          <table:table-cell office:value-type="string" calcext:value-type="string">
            <text:p>1213mod','1314mod','1415exp','1516exp','1617exp','1718exp','1819exp','1920exp','2021exp','2122exp</text:p>
          </table:table-cell>
          <table:table-cell office:value-type="string" calcext:value-type="string">
            <text:p>{dv1:['1213mod','1314mod','1415exp','1516exp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xy0</text:p>
          </table:table-cell>
          <table:table-cell office:value-type="string" calcext:value-type="string">
            <text:p>1314mod</text:p>
          </table:table-cell>
          <table:table-cell office:value-type="string" calcext:value-type="string">
            <text:p>1415standard</text:p>
          </table:table-cell>
          <table:table-cell office:value-type="string" calcext:value-type="string">
            <text:p>1516standard</text:p>
          </table:table-cell>
          <table:table-cell office:value-type="string" calcext:value-type="string">
            <text:p>1415exp</text:p>
          </table:table-cell>
          <table:table-cell office:value-type="string" calcext:value-type="string">
            <text:p>1516exp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/>
          <table:table-cell office:value-type="string" calcext:value-type="string">
            <text:p>1314mod','1415standard','1516standard','1415exp','1516exp','1617exp','1718exp','1819exp','1920exp','2021exp','2122exp</text:p>
          </table:table-cell>
          <table:table-cell office:value-type="string" calcext:value-type="string">
            <text:p>{xy0:['1314mod','1415standard','1516standard','1415exp','1516exp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xy1</text:p>
          </table:table-cell>
          <table:table-cell office:value-type="string" calcext:value-type="string">
            <text:p>1314mod</text:p>
          </table:table-cell>
          <table:table-cell office:value-type="string" calcext:value-type="string">
            <text:p>1415standard</text:p>
          </table:table-cell>
          <table:table-cell office:value-type="string" calcext:value-type="string">
            <text:p>1516standard</text:p>
          </table:table-cell>
          <table:table-cell office:value-type="string" calcext:value-type="string">
            <text:p>1415exp</text:p>
          </table:table-cell>
          <table:table-cell office:value-type="string" calcext:value-type="string">
            <text:p>1516exp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/>
          <table:table-cell office:value-type="string" calcext:value-type="string">
            <text:p>1314mod','1415standard','1516standard','1415exp','1516exp','1617exp','1718exp','1819exp','1920exp','2021exp','2122exp</text:p>
          </table:table-cell>
          <table:table-cell office:value-type="string" calcext:value-type="string">
            <text:p>{xy1:['1314mod','1415standard','1516standard','1415exp','1516exp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xy2</text:p>
          </table:table-cell>
          <table:table-cell office:value-type="string" calcext:value-type="string">
            <text:p>1314mod</text:p>
          </table:table-cell>
          <table:table-cell office:value-type="string" calcext:value-type="string">
            <text:p>1415standard</text:p>
          </table:table-cell>
          <table:table-cell office:value-type="string" calcext:value-type="string">
            <text:p>1516standard</text:p>
          </table:table-cell>
          <table:table-cell office:value-type="string" calcext:value-type="string">
            <text:p>1415exp</text:p>
          </table:table-cell>
          <table:table-cell office:value-type="string" calcext:value-type="string">
            <text:p>1516exp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/>
          <table:table-cell office:value-type="string" calcext:value-type="string">
            <text:p>1314mod','1415standard','1516standard','1415exp','1516exp','1617exp','1718exp','1819exp','1920exp','2021exp','2122exp</text:p>
          </table:table-cell>
          <table:table-cell office:value-type="string" calcext:value-type="string">
            <text:p>{xy2:['1314mod','1415standard','1516standard','1415exp','1516exp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xy3</text:p>
          </table:table-cell>
          <table:table-cell office:value-type="string" calcext:value-type="string">
            <text:p>1415standard</text:p>
          </table:table-cell>
          <table:table-cell office:value-type="string" calcext:value-type="string">
            <text:p>1516standard</text:p>
          </table:table-cell>
          <table:table-cell office:value-type="string" calcext:value-type="string">
            <text:p>1415exp</text:p>
          </table:table-cell>
          <table:table-cell office:value-type="string" calcext:value-type="string">
            <text:p>1516exp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2"/>
          <table:table-cell office:value-type="string" calcext:value-type="string">
            <text:p>1415standard','1516standard','1415exp','1516exp','1617exp','1718exp','1819exp','1920exp','2021exp','2122exp</text:p>
          </table:table-cell>
          <table:table-cell office:value-type="string" calcext:value-type="string">
            <text:p>{xy3:['1415standard','1516standard','1415exp','1516exp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xy4</text:p>
          </table:table-cell>
          <table:table-cell office:value-type="string" calcext:value-type="string">
            <text:p>1415standard</text:p>
          </table:table-cell>
          <table:table-cell office:value-type="string" calcext:value-type="string">
            <text:p>1516standard</text:p>
          </table:table-cell>
          <table:table-cell office:value-type="string" calcext:value-type="string">
            <text:p>1415exp</text:p>
          </table:table-cell>
          <table:table-cell office:value-type="string" calcext:value-type="string">
            <text:p>1516exp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2"/>
          <table:table-cell office:value-type="string" calcext:value-type="string">
            <text:p>1415standard','1516standard','1415exp','1516exp','1617exp','1718exp','1819exp','1920exp','2021exp','2122exp</text:p>
          </table:table-cell>
          <table:table-cell office:value-type="string" calcext:value-type="string">
            <text:p>{xy4:['1415standard','1516standard','1415exp','1516exp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xy5</text:p>
          </table:table-cell>
          <table:table-cell office:value-type="string" calcext:value-type="string">
            <text:p>1415standard</text:p>
          </table:table-cell>
          <table:table-cell office:value-type="string" calcext:value-type="string">
            <text:p>1516standard</text:p>
          </table:table-cell>
          <table:table-cell office:value-type="string" calcext:value-type="string">
            <text:p>1617standard</text:p>
          </table:table-cell>
          <table:table-cell office:value-type="string" calcext:value-type="string">
            <text:p>1415exp</text:p>
          </table:table-cell>
          <table:table-cell office:value-type="string" calcext:value-type="string">
            <text:p>1516exp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/>
          <table:table-cell office:value-type="string" calcext:value-type="string">
            <text:p>1415standard','1516standard','1617standard','1415exp','1516exp','1617exp','1718exp','1819exp','1920exp','2021exp','2122exp</text:p>
          </table:table-cell>
          <table:table-cell office:value-type="string" calcext:value-type="string">
            <text:p>{xy5:['1415standard','1516standard','1617standard','1415exp','1516exp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xy6</text:p>
          </table:table-cell>
          <table:table-cell office:value-type="string" calcext:value-type="string">
            <text:p>1415standard</text:p>
          </table:table-cell>
          <table:table-cell office:value-type="string" calcext:value-type="string">
            <text:p>1516standard</text:p>
          </table:table-cell>
          <table:table-cell office:value-type="string" calcext:value-type="string">
            <text:p>1617standard</text:p>
          </table:table-cell>
          <table:table-cell office:value-type="string" calcext:value-type="string">
            <text:p>1415exp</text:p>
          </table:table-cell>
          <table:table-cell office:value-type="string" calcext:value-type="string">
            <text:p>1516exp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/>
          <table:table-cell office:value-type="string" calcext:value-type="string">
            <text:p>1415standard','1516standard','1617standard','1415exp','1516exp','1617exp','1718exp','1819exp','1920exp','2021exp','2122exp</text:p>
          </table:table-cell>
          <table:table-cell office:value-type="string" calcext:value-type="string">
            <text:p>{xy6:['1415standard','1516standard','1617standard','1415exp','1516exp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xy7</text:p>
          </table:table-cell>
          <table:table-cell office:value-type="string" calcext:value-type="string">
            <text:p>1516standard</text:p>
          </table:table-cell>
          <table:table-cell office:value-type="string" calcext:value-type="string">
            <text:p>1617standard</text:p>
          </table:table-cell>
          <table:table-cell office:value-type="string" calcext:value-type="string">
            <text:p>1516exp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3"/>
          <table:table-cell office:value-type="string" calcext:value-type="string">
            <text:p>1516standard','1617standard','1516exp','1617exp','1718exp','1819exp','1920exp','2021exp','2122exp</text:p>
          </table:table-cell>
          <table:table-cell office:value-type="string" calcext:value-type="string">
            <text:p>{xy7:['1516standard','1617standard','1516exp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xy8</text:p>
          </table:table-cell>
          <table:table-cell office:value-type="string" calcext:value-type="string">
            <text:p>1516standard</text:p>
          </table:table-cell>
          <table:table-cell office:value-type="string" calcext:value-type="string">
            <text:p>1617standard</text:p>
          </table:table-cell>
          <table:table-cell office:value-type="string" calcext:value-type="string">
            <text:p>1718standard</text:p>
          </table:table-cell>
          <table:table-cell office:value-type="string" calcext:value-type="string">
            <text:p>1516exp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2"/>
          <table:table-cell office:value-type="string" calcext:value-type="string">
            <text:p>1516standard','1617standard','1718standard','1516exp','1617exp','1718exp','1819exp','1920exp','2021exp','2122exp</text:p>
          </table:table-cell>
          <table:table-cell office:value-type="string" calcext:value-type="string">
            <text:p>{xy8:['1516standard','1617standard','1718standard','1516exp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xy9</text:p>
          </table:table-cell>
          <table:table-cell office:value-type="string" calcext:value-type="string">
            <text:p>1516standard</text:p>
          </table:table-cell>
          <table:table-cell office:value-type="string" calcext:value-type="string">
            <text:p>1617standard</text:p>
          </table:table-cell>
          <table:table-cell office:value-type="string" calcext:value-type="string">
            <text:p>1718standard</text:p>
          </table:table-cell>
          <table:table-cell office:value-type="string" calcext:value-type="string">
            <text:p>1516exp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2"/>
          <table:table-cell office:value-type="string" calcext:value-type="string">
            <text:p>1516standard','1617standard','1718standard','1516exp','1617exp','1718exp','1819exp','1920exp','2021exp','2122exp</text:p>
          </table:table-cell>
          <table:table-cell office:value-type="string" calcext:value-type="string">
            <text:p>{xy9:['1516standard','1617standard','1718standard','1516exp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xy10</text:p>
          </table:table-cell>
          <table:table-cell office:value-type="string" calcext:value-type="string">
            <text:p>1516standard</text:p>
          </table:table-cell>
          <table:table-cell office:value-type="string" calcext:value-type="string">
            <text:p>1617standard</text:p>
          </table:table-cell>
          <table:table-cell office:value-type="string" calcext:value-type="string">
            <text:p>1718standard</text:p>
          </table:table-cell>
          <table:table-cell office:value-type="string" calcext:value-type="string">
            <text:p>1516exp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2"/>
          <table:table-cell office:value-type="string" calcext:value-type="string">
            <text:p>1516standard','1617standard','1718standard','1516exp','1617exp','1718exp','1819exp','1920exp','2021exp','2122exp</text:p>
          </table:table-cell>
          <table:table-cell office:value-type="string" calcext:value-type="string">
            <text:p>{xy10:['1516standard','1617standard','1718standard','1516exp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xy11</text:p>
          </table:table-cell>
          <table:table-cell office:value-type="string" calcext:value-type="string">
            <text:p>1516standard</text:p>
          </table:table-cell>
          <table:table-cell office:value-type="string" calcext:value-type="string">
            <text:p>1617standard</text:p>
          </table:table-cell>
          <table:table-cell office:value-type="string" calcext:value-type="string">
            <text:p>1718standard</text:p>
          </table:table-cell>
          <table:table-cell office:value-type="string" calcext:value-type="string">
            <text:p>1516exp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2"/>
          <table:table-cell office:value-type="string" calcext:value-type="string">
            <text:p>1516standard','1617standard','1718standard','1516exp','1617exp','1718exp','1819exp','1920exp','2021exp','2122exp</text:p>
          </table:table-cell>
          <table:table-cell office:value-type="string" calcext:value-type="string">
            <text:p>{xy11:['1516standard','1617standard','1718standard','1516exp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xy12</text:p>
          </table:table-cell>
          <table:table-cell office:value-type="string" calcext:value-type="string">
            <text:p>1617standard</text:p>
          </table:table-cell>
          <table:table-cell office:value-type="string" calcext:value-type="string">
            <text:p>1718standard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4"/>
          <table:table-cell office:value-type="string" calcext:value-type="string">
            <text:p>1617standard','1718standard','1617exp','1718exp','1819exp','1920exp','2021exp','2122exp</text:p>
          </table:table-cell>
          <table:table-cell office:value-type="string" calcext:value-type="string">
            <text:p>{xy12:['1617standard','1718standard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dc1</text:p>
          </table:table-cell>
          <table:table-cell office:value-type="string" calcext:value-type="string">
            <text:p>1415standard</text:p>
          </table:table-cell>
          <table:table-cell office:value-type="string" calcext:value-type="string">
            <text:p>1516standard</text:p>
          </table:table-cell>
          <table:table-cell office:value-type="string" calcext:value-type="string">
            <text:p>1617standard</text:p>
          </table:table-cell>
          <table:table-cell office:value-type="string" calcext:value-type="string">
            <text:p>1415exp</text:p>
          </table:table-cell>
          <table:table-cell office:value-type="string" calcext:value-type="string">
            <text:p>1516exp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/>
          <table:table-cell office:value-type="string" calcext:value-type="string">
            <text:p>1415standard','1516standard','1617standard','1415exp','1516exp','1617exp','1718exp','1819exp','1920exp','2021exp','2122exp</text:p>
          </table:table-cell>
          <table:table-cell office:value-type="string" calcext:value-type="string">
            <text:p>{dc1:['1415standard','1516standard','1617standard','1415exp','1516exp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1516standard</text:p>
          </table:table-cell>
          <table:table-cell office:value-type="string" calcext:value-type="string">
            <text:p>1617standard</text:p>
          </table:table-cell>
          <table:table-cell office:value-type="string" calcext:value-type="string">
            <text:p>1718standard</text:p>
          </table:table-cell>
          <table:table-cell office:value-type="string" calcext:value-type="string">
            <text:p>1516exp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2"/>
          <table:table-cell office:value-type="string" calcext:value-type="string">
            <text:p>1516standard','1617standard','1718standard','1516exp','1617exp','1718exp','1819exp','1920exp','2021exp','2122exp</text:p>
          </table:table-cell>
          <table:table-cell office:value-type="string" calcext:value-type="string">
            <text:p>{g1:['1516standard','1617standard','1718standard','1516exp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sm1</text:p>
          </table:table-cell>
          <table:table-cell office:value-type="string" calcext:value-type="string">
            <text:p>1617standard</text:p>
          </table:table-cell>
          <table:table-cell office:value-type="string" calcext:value-type="string">
            <text:p>1718standard</text:p>
          </table:table-cell>
          <table:table-cell office:value-type="string" calcext:value-type="string">
            <text:p>1819standard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3"/>
          <table:table-cell office:value-type="string" calcext:value-type="string">
            <text:p>1617standard','1718standard','1819standard','1617exp','1718exp','1819exp','1920exp','2021exp','2122exp</text:p>
          </table:table-cell>
          <table:table-cell office:value-type="string" calcext:value-type="string">
            <text:p>{sm1:['1617standard','1718standard','1819standard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sm2</text:p>
          </table:table-cell>
          <table:table-cell office:value-type="string" calcext:value-type="string">
            <text:p>1617standard</text:p>
          </table:table-cell>
          <table:table-cell office:value-type="string" calcext:value-type="string">
            <text:p>1718standard</text:p>
          </table:table-cell>
          <table:table-cell office:value-type="string" calcext:value-type="string">
            <text:p>1819standard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3"/>
          <table:table-cell office:value-type="string" calcext:value-type="string">
            <text:p>1617standard','1718standard','1819standard','1617exp','1718exp','1819exp','1920exp','2021exp','2122exp</text:p>
          </table:table-cell>
          <table:table-cell office:value-type="string" calcext:value-type="string">
            <text:p>{sm2:['1617standard','1718standard','1819standard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sm3</text:p>
          </table:table-cell>
          <table:table-cell office:value-type="string" calcext:value-type="string">
            <text:p>1617standard</text:p>
          </table:table-cell>
          <table:table-cell office:value-type="string" calcext:value-type="string">
            <text:p>1718standard</text:p>
          </table:table-cell>
          <table:table-cell office:value-type="string" calcext:value-type="string">
            <text:p>1819standard</text:p>
          </table:table-cell>
          <table:table-cell office:value-type="string" calcext:value-type="string">
            <text:p>1617exp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3"/>
          <table:table-cell office:value-type="string" calcext:value-type="string">
            <text:p>1617standard','1718standard','1819standard','1617exp','1718exp','1819exp','1920exp','2021exp','2122exp</text:p>
          </table:table-cell>
          <table:table-cell office:value-type="string" calcext:value-type="string">
            <text:p>{sm3:['1617standard','1718standard','1819standard','1617exp','1718exp','1819exp','1920exp','2021exp','2122exp']}</text:p>
          </table:table-cell>
        </table:table-row>
        <table:table-row table:style-name="ro1">
          <table:table-cell office:value-type="string" calcext:value-type="string">
            <text:p>sm4</text:p>
          </table:table-cell>
          <table:table-cell office:value-type="string" calcext:value-type="string">
            <text:p>1718standard</text:p>
          </table:table-cell>
          <table:table-cell office:value-type="string" calcext:value-type="string">
            <text:p>1819standard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5"/>
          <table:table-cell office:value-type="string" calcext:value-type="string">
            <text:p>1718standard','1819standard','1718exp','1819exp','1920exp','2021exp','2122exp</text:p>
          </table:table-cell>
          <table:table-cell office:value-type="string" calcext:value-type="string">
            <text:p>{sm4:['1718standard','1819standard','1718exp','1819exp','1920exp','2021exp','2122exp']}</text:p>
          </table:table-cell>
        </table:table-row>
        <table:table-row table:style-name="ro1">
          <table:table-cell office:value-type="string" calcext:value-type="string">
            <text:p>sm5</text:p>
          </table:table-cell>
          <table:table-cell office:value-type="string" calcext:value-type="string">
            <text:p>1718standard</text:p>
          </table:table-cell>
          <table:table-cell office:value-type="string" calcext:value-type="string">
            <text:p>1819standard</text:p>
          </table:table-cell>
          <table:table-cell office:value-type="string" calcext:value-type="string">
            <text:p>1920standard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4"/>
          <table:table-cell office:value-type="string" calcext:value-type="string">
            <text:p>1718standard','1819standard','1920standard','1718exp','1819exp','1920exp','2021exp','2122exp</text:p>
          </table:table-cell>
          <table:table-cell office:value-type="string" calcext:value-type="string">
            <text:p>{sm5:['1718standard','1819standard','1920standard','1718exp','1819exp','1920exp','2021exp','2122exp']}</text:p>
          </table:table-cell>
        </table:table-row>
        <table:table-row table:style-name="ro1">
          <table:table-cell office:value-type="string" calcext:value-type="string">
            <text:p>sm6</text:p>
          </table:table-cell>
          <table:table-cell office:value-type="string" calcext:value-type="string">
            <text:p>1718standard</text:p>
          </table:table-cell>
          <table:table-cell office:value-type="string" calcext:value-type="string">
            <text:p>1819standard</text:p>
          </table:table-cell>
          <table:table-cell office:value-type="string" calcext:value-type="string">
            <text:p>1920standard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4"/>
          <table:table-cell office:value-type="string" calcext:value-type="string">
            <text:p>1718standard','1819standard','1920standard','1718exp','1819exp','1920exp','2021exp','2122exp</text:p>
          </table:table-cell>
          <table:table-cell office:value-type="string" calcext:value-type="string">
            <text:p>{sm6:['1718standard','1819standard','1920standard','1718exp','1819exp','1920exp','2021exp','2122exp']}</text:p>
          </table:table-cell>
        </table:table-row>
        <table:table-row table:style-name="ro1">
          <table:table-cell office:value-type="string" calcext:value-type="string">
            <text:p>sm7</text:p>
          </table:table-cell>
          <table:table-cell office:value-type="string" calcext:value-type="string">
            <text:p>1718standard</text:p>
          </table:table-cell>
          <table:table-cell office:value-type="string" calcext:value-type="string">
            <text:p>1819standard</text:p>
          </table:table-cell>
          <table:table-cell office:value-type="string" calcext:value-type="string">
            <text:p>1920standard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4"/>
          <table:table-cell office:value-type="string" calcext:value-type="string">
            <text:p>1718standard','1819standard','1920standard','1718exp','1819exp','1920exp','2021exp','2122exp</text:p>
          </table:table-cell>
          <table:table-cell office:value-type="string" calcext:value-type="string">
            <text:p>{sm7:['1718standard','1819standard','1920standard','1718exp','1819exp','1920exp','2021exp','2122exp']}</text:p>
          </table:table-cell>
        </table:table-row>
        <table:table-row table:style-name="ro1">
          <table:table-cell office:value-type="string" calcext:value-type="string">
            <text:p>sm8</text:p>
          </table:table-cell>
          <table:table-cell office:value-type="string" calcext:value-type="string">
            <text:p>1819standard</text:p>
          </table:table-cell>
          <table:table-cell office:value-type="string" calcext:value-type="string">
            <text:p>1920standard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6"/>
          <table:table-cell office:value-type="string" calcext:value-type="string">
            <text:p>1819standard','1920standard','1819exp','1920exp','2021exp','2122exp</text:p>
          </table:table-cell>
          <table:table-cell office:value-type="string" calcext:value-type="string">
            <text:p>{sm8:['1819standard','1920standard','1819exp','1920exp','2021exp','2122exp']}</text:p>
          </table:table-cell>
        </table:table-row>
        <table:table-row table:style-name="ro1">
          <table:table-cell office:value-type="string" calcext:value-type="string">
            <text:p>sm9</text:p>
          </table:table-cell>
          <table:table-cell office:value-type="string" calcext:value-type="string">
            <text:p>1819standard</text:p>
          </table:table-cell>
          <table:table-cell office:value-type="string" calcext:value-type="string">
            <text:p>1920standard</text:p>
          </table:table-cell>
          <table:table-cell office:value-type="string" calcext:value-type="string">
            <text:p>2021standard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5"/>
          <table:table-cell office:value-type="string" calcext:value-type="string">
            <text:p>1819standard','1920standard','2021standard','1819exp','1920exp','2021exp','2122exp</text:p>
          </table:table-cell>
          <table:table-cell office:value-type="string" calcext:value-type="string">
            <text:p>{sm9:['1819standard','1920standard','2021standard','1819exp','1920exp','2021exp','2122exp']}</text:p>
          </table:table-cell>
        </table:table-row>
        <table:table-row table:style-name="ro1">
          <table:table-cell office:value-type="string" calcext:value-type="string">
            <text:p>sm10</text:p>
          </table:table-cell>
          <table:table-cell office:value-type="string" calcext:value-type="string">
            <text:p>1819standard</text:p>
          </table:table-cell>
          <table:table-cell office:value-type="string" calcext:value-type="string">
            <text:p>1920standard</text:p>
          </table:table-cell>
          <table:table-cell office:value-type="string" calcext:value-type="string">
            <text:p>2021standard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5"/>
          <table:table-cell office:value-type="string" calcext:value-type="string">
            <text:p>1819standard','1920standard','2021standard','1819exp','1920exp','2021exp','2122exp</text:p>
          </table:table-cell>
          <table:table-cell office:value-type="string" calcext:value-type="string">
            <text:p>{sm10:['1819standard','1920standard','2021standard','1819exp','1920exp','2021exp','2122exp']}</text:p>
          </table:table-cell>
        </table:table-row>
        <table:table-row table:style-name="ro1">
          <table:table-cell office:value-type="string" calcext:value-type="string">
            <text:p>sm11</text:p>
          </table:table-cell>
          <table:table-cell office:value-type="string" calcext:value-type="string">
            <text:p>1920standard</text:p>
          </table:table-cell>
          <table:table-cell office:value-type="string" calcext:value-type="string">
            <text:p>2021standard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7"/>
          <table:table-cell office:value-type="string" calcext:value-type="string">
            <text:p>1920standard','2021standard','1920exp','2021exp','2122exp</text:p>
          </table:table-cell>
          <table:table-cell office:value-type="string" calcext:value-type="string">
            <text:p>{sm11:['1920standard','2021standard','1920exp','2021exp','2122exp']}</text:p>
          </table:table-cell>
        </table:table-row>
        <table:table-row table:style-name="ro1">
          <table:table-cell office:value-type="string" calcext:value-type="string">
            <text:p>sm12</text:p>
          </table:table-cell>
          <table:table-cell office:value-type="string" calcext:value-type="string">
            <text:p>1920standard</text:p>
          </table:table-cell>
          <table:table-cell office:value-type="string" calcext:value-type="string">
            <text:p>2021standard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7"/>
          <table:table-cell office:value-type="string" calcext:value-type="string">
            <text:p>1920standard','2021standard','1920exp','2021exp','2122exp</text:p>
          </table:table-cell>
          <table:table-cell office:value-type="string" calcext:value-type="string">
            <text:p>{sm12:['1920standard','2021standard','1920exp','2021exp','2122exp']}</text:p>
          </table:table-cell>
        </table:table-row>
        <table:table-row table:style-name="ro1">
          <table:table-cell office:value-type="string" calcext:value-type="string">
            <text:p>sm35</text:p>
          </table:table-cell>
          <table:table-cell office:value-type="string" calcext:value-type="string">
            <text:p>1718standard</text:p>
          </table:table-cell>
          <table:table-cell office:value-type="string" calcext:value-type="string">
            <text:p>1819standard</text:p>
          </table:table-cell>
          <table:table-cell office:value-type="string" calcext:value-type="string">
            <text:p>1718exp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5"/>
          <table:table-cell office:value-type="string" calcext:value-type="string">
            <text:p>1718standard','1819standard','1718exp','1819exp','1920exp','2021exp','2122exp</text:p>
          </table:table-cell>
          <table:table-cell office:value-type="string" calcext:value-type="string">
            <text:p>{sm35:['1718standard','1819standard','1718exp','1819exp','1920exp','2021exp','2122exp']}</text:p>
          </table:table-cell>
        </table:table-row>
        <table:table-row table:style-name="ro1">
          <table:table-cell office:value-type="string" calcext:value-type="string">
            <text:p>sm75</text:p>
          </table:table-cell>
          <table:table-cell office:value-type="string" calcext:value-type="string">
            <text:p>1819standard</text:p>
          </table:table-cell>
          <table:table-cell office:value-type="string" calcext:value-type="string">
            <text:p>1920standard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6"/>
          <table:table-cell office:value-type="string" calcext:value-type="string">
            <text:p>1819standard','1920standard','1819exp','1920exp','2021exp','2122exp</text:p>
          </table:table-cell>
          <table:table-cell office:value-type="string" calcext:value-type="string">
            <text:p>{sm75:['1819standard','1920standard','1819exp','1920exp','2021exp','2122exp']}</text:p>
          </table:table-cell>
        </table:table-row>
        <table:table-row table:style-name="ro1">
          <table:table-cell office:value-type="string" calcext:value-type="string">
            <text:p>sm115</text:p>
          </table:table-cell>
          <table:table-cell office:value-type="string" calcext:value-type="string">
            <text:p>1920standard</text:p>
          </table:table-cell>
          <table:table-cell office:value-type="string" calcext:value-type="string">
            <text:p>2021standard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7"/>
          <table:table-cell office:value-type="string" calcext:value-type="string">
            <text:p>1920standard','2021standard','1920exp','2021exp','2122exp</text:p>
          </table:table-cell>
          <table:table-cell office:value-type="string" calcext:value-type="string">
            <text:p>{sm115:['1920standard','2021standard','1920exp','2021exp','2122exp']}</text:p>
          </table:table-cell>
        </table:table-row>
        <table:table-row table:style-name="ro1">
          <table:table-cell office:value-type="string" calcext:value-type="string">
            <text:p>det1</text:p>
          </table:table-cell>
          <table:table-cell office:value-type="string" calcext:value-type="string">
            <text:p>1819standard</text:p>
          </table:table-cell>
          <table:table-cell office:value-type="string" calcext:value-type="string">
            <text:p>1920standard</text:p>
          </table:table-cell>
          <table:table-cell office:value-type="string" calcext:value-type="string">
            <text:p>2021standard</text:p>
          </table:table-cell>
          <table:table-cell office:value-type="string" calcext:value-type="string">
            <text:p>1819exp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5"/>
          <table:table-cell office:value-type="string" calcext:value-type="string">
            <text:p>1819standard','1920standard','2021standard','1819exp','1920exp','2021exp','2122exp</text:p>
          </table:table-cell>
          <table:table-cell office:value-type="string" calcext:value-type="string">
            <text:p>{det1:['1819standard','1920standard','2021standard','1819exp','1920exp','2021exp','2122exp']}</text:p>
          </table:table-cell>
        </table:table-row>
        <table:table-row table:style-name="ro1">
          <table:table-cell office:value-type="string" calcext:value-type="string">
            <text:p>swsh1</text:p>
          </table:table-cell>
          <table:table-cell office:value-type="string" calcext:value-type="string">
            <text:p>1920standard</text:p>
          </table:table-cell>
          <table:table-cell office:value-type="string" calcext:value-type="string">
            <text:p>2021standard</text:p>
          </table:table-cell>
          <table:table-cell office:value-type="string" calcext:value-type="string">
            <text:p>2122standard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6"/>
          <table:table-cell office:value-type="string" calcext:value-type="string">
            <text:p>1920standard','2021standard','2122standard','1920exp','2021exp','2122exp</text:p>
          </table:table-cell>
          <table:table-cell office:value-type="string" calcext:value-type="string">
            <text:p>{swsh1:['1920standard','2021standard','2122standard','1920exp','2021exp','2122exp']}</text:p>
          </table:table-cell>
        </table:table-row>
        <table:table-row table:style-name="ro1">
          <table:table-cell office:value-type="string" calcext:value-type="string">
            <text:p>swsh2</text:p>
          </table:table-cell>
          <table:table-cell office:value-type="string" calcext:value-type="string">
            <text:p>1920standard</text:p>
          </table:table-cell>
          <table:table-cell office:value-type="string" calcext:value-type="string">
            <text:p>2021standard</text:p>
          </table:table-cell>
          <table:table-cell office:value-type="string" calcext:value-type="string">
            <text:p>2122standard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6"/>
          <table:table-cell office:value-type="string" calcext:value-type="string">
            <text:p>1920standard','2021standard','2122standard','1920exp','2021exp','2122exp</text:p>
          </table:table-cell>
          <table:table-cell office:value-type="string" calcext:value-type="string">
            <text:p>{swsh2:['1920standard','2021standard','2122standard','1920exp','2021exp','2122exp']}</text:p>
          </table:table-cell>
        </table:table-row>
        <table:table-row table:style-name="ro1">
          <table:table-cell office:value-type="string" calcext:value-type="string">
            <text:p>swsh3</text:p>
          </table:table-cell>
          <table:table-cell office:value-type="string" calcext:value-type="string">
            <text:p>1920standard</text:p>
          </table:table-cell>
          <table:table-cell office:value-type="string" calcext:value-type="string">
            <text:p>2021standard</text:p>
          </table:table-cell>
          <table:table-cell office:value-type="string" calcext:value-type="string">
            <text:p>2122standard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6"/>
          <table:table-cell office:value-type="string" calcext:value-type="string">
            <text:p>1920standard','2021standard','2122standard','1920exp','2021exp','2122exp</text:p>
          </table:table-cell>
          <table:table-cell office:value-type="string" calcext:value-type="string">
            <text:p>{swsh3:['1920standard','2021standard','2122standard','1920exp','2021exp','2122exp']}</text:p>
          </table:table-cell>
        </table:table-row>
        <table:table-row table:style-name="ro1">
          <table:table-cell office:value-type="string" calcext:value-type="string">
            <text:p>swsh4</text:p>
          </table:table-cell>
          <table:table-cell office:value-type="string" calcext:value-type="string">
            <text:p>2021standard</text:p>
          </table:table-cell>
          <table:table-cell office:value-type="string" calcext:value-type="string">
            <text:p>2122standard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8"/>
          <table:table-cell office:value-type="string" calcext:value-type="string">
            <text:p>2021standard','2122standard','2021exp','2122exp</text:p>
          </table:table-cell>
          <table:table-cell office:value-type="string" calcext:value-type="string">
            <text:p>{swsh4:['2021standard','2122standard','2021exp','2122exp']}</text:p>
          </table:table-cell>
        </table:table-row>
        <table:table-row table:style-name="ro1">
          <table:table-cell office:value-type="string" calcext:value-type="string">
            <text:p>swsh5</text:p>
          </table:table-cell>
          <table:table-cell office:value-type="string" calcext:value-type="string">
            <text:p>2021standard</text:p>
          </table:table-cell>
          <table:table-cell office:value-type="string" calcext:value-type="string">
            <text:p>2122standard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8"/>
          <table:table-cell office:value-type="string" calcext:value-type="string">
            <text:p>2021standard','2122standard','2021exp','2122exp</text:p>
          </table:table-cell>
          <table:table-cell office:value-type="string" calcext:value-type="string">
            <text:p>{swsh5:['2021standard','2122standard','2021exp','2122exp']}</text:p>
          </table:table-cell>
        </table:table-row>
        <table:table-row table:style-name="ro1">
          <table:table-cell office:value-type="string" calcext:value-type="string">
            <text:p>swsh6</text:p>
          </table:table-cell>
          <table:table-cell office:value-type="string" calcext:value-type="string">
            <text:p>2021standard</text:p>
          </table:table-cell>
          <table:table-cell office:value-type="string" calcext:value-type="string">
            <text:p>2122standard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8"/>
          <table:table-cell office:value-type="string" calcext:value-type="string">
            <text:p>2021standard','2122standard','2021exp','2122exp</text:p>
          </table:table-cell>
          <table:table-cell office:value-type="string" calcext:value-type="string">
            <text:p>{swsh6:['2021standard','2122standard','2021exp','2122exp']}</text:p>
          </table:table-cell>
        </table:table-row>
        <table:table-row table:style-name="ro1">
          <table:table-cell office:value-type="string" calcext:value-type="string">
            <text:p>swsh7</text:p>
          </table:table-cell>
          <table:table-cell office:value-type="string" calcext:value-type="string">
            <text:p>2122standard</text:p>
          </table:table-cell>
          <table:table-cell office:value-type="string" calcext:value-type="string">
            <text:p>2122exp</text:p>
          </table:table-cell>
          <table:table-cell table:number-columns-repeated="10"/>
          <table:table-cell office:value-type="string" calcext:value-type="string">
            <text:p>2122standard','2122exp</text:p>
          </table:table-cell>
          <table:table-cell office:value-type="string" calcext:value-type="string">
            <text:p>{swsh7:['2122standard','2122exp']}</text:p>
          </table:table-cell>
        </table:table-row>
        <table:table-row table:style-name="ro1">
          <table:table-cell office:value-type="string" calcext:value-type="string">
            <text:p>sma</text:p>
          </table:table-cell>
          <table:table-cell office:value-type="string" calcext:value-type="string">
            <text:p>1920standard</text:p>
          </table:table-cell>
          <table:table-cell office:value-type="string" calcext:value-type="string">
            <text:p>2021standard</text:p>
          </table:table-cell>
          <table:table-cell office:value-type="string" calcext:value-type="string">
            <text:p>1920exp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7"/>
          <table:table-cell office:value-type="string" calcext:value-type="string">
            <text:p>1920standard','2021standard','1920exp','2021exp','2122exp</text:p>
          </table:table-cell>
          <table:table-cell office:value-type="string" calcext:value-type="string">
            <text:p>{sma:['1920standard','2021standard','1920exp','2021exp','2122exp']}</text:p>
          </table:table-cell>
        </table:table-row>
        <table:table-row table:style-name="ro1">
          <table:table-cell office:value-type="string" calcext:value-type="string">
            <text:p>swsh35</text:p>
          </table:table-cell>
          <table:table-cell office:value-type="string" calcext:value-type="string">
            <text:p>2021standard</text:p>
          </table:table-cell>
          <table:table-cell office:value-type="string" calcext:value-type="string">
            <text:p>2122standard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8"/>
          <table:table-cell office:value-type="string" calcext:value-type="string">
            <text:p>2021standard','2122standard','2021exp','2122exp</text:p>
          </table:table-cell>
          <table:table-cell office:value-type="string" calcext:value-type="string">
            <text:p>{swsh35:['2021standard','2122standard','2021exp','2122exp']}</text:p>
          </table:table-cell>
        </table:table-row>
        <table:table-row table:style-name="ro1">
          <table:table-cell office:value-type="string" calcext:value-type="string">
            <text:p>swsh45</text:p>
          </table:table-cell>
          <table:table-cell office:value-type="string" calcext:value-type="string">
            <text:p>2021standard</text:p>
          </table:table-cell>
          <table:table-cell office:value-type="string" calcext:value-type="string">
            <text:p>2122standard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8"/>
          <table:table-cell office:value-type="string" calcext:value-type="string">
            <text:p>2021standard','2122standard','2021exp','2122exp</text:p>
          </table:table-cell>
          <table:table-cell office:value-type="string" calcext:value-type="string">
            <text:p>{swsh45:['2021standard','2122standard','2021exp','2122exp']}</text:p>
          </table:table-cell>
        </table:table-row>
        <table:table-row table:style-name="ro1">
          <table:table-cell office:value-type="string" calcext:value-type="string">
            <text:p>swsh45sv</text:p>
          </table:table-cell>
          <table:table-cell office:value-type="string" calcext:value-type="string">
            <text:p>2021standard</text:p>
          </table:table-cell>
          <table:table-cell office:value-type="string" calcext:value-type="string">
            <text:p>2122standard</text:p>
          </table:table-cell>
          <table:table-cell office:value-type="string" calcext:value-type="string">
            <text:p>2021exp</text:p>
          </table:table-cell>
          <table:table-cell office:value-type="string" calcext:value-type="string">
            <text:p>2122exp</text:p>
          </table:table-cell>
          <table:table-cell table:number-columns-repeated="8"/>
          <table:table-cell office:value-type="string" calcext:value-type="string">
            <text:p>2021standard','2122standard','2021exp','2122exp</text:p>
          </table:table-cell>
          <table:table-cell office:value-type="string" calcext:value-type="string">
            <text:p>{swsh45sv:['2021standard','2122standard','2021exp','2122exp']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1T16:13:23.481633967</meta:creation-date>
    <dc:date>2021-12-21T21:20:43.193364687</dc:date>
    <meta:editing-duration>PT3H22M45S</meta:editing-duration>
    <meta:editing-cycles>6</meta:editing-cycles>
    <meta:generator>LibreOffice/7.1.7.2$Linux_X86_64 LibreOffice_project/10$Build-2</meta:generator>
    <meta:document-statistic meta:table-count="3" meta:cell-count="2122" meta:object-count="0"/>
  </office:meta>
</office:document-meta>
</file>